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atin Modern Math" svg:font-family="'Latin Modern Math'"/>
    <style:font-face style:name="Latin Modern Math1" svg:font-family="'Latin Modern Math'" style:font-pitch="variable"/>
    <style:font-face style:name="Latin Modern Roman" svg:font-family="'Latin Modern Roman'"/>
    <style:font-face style:name="Latin Modern Roman1" svg:font-family="'Latin Modern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nson" svg:font-family="Munso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ld Standard TT" svg:font-family="'Old Standard TT'" style:font-pitch="variable"/>
  </office:font-face-decls>
  <office:automatic-styles>
    <style:style style:name="P1" style:family="paragraph" style:parent-style-name="Standard">
      <style:paragraph-properties fo:line-height="100%" fo:text-align="center" style:justify-single-word="false"/>
      <style:text-properties officeooo:paragraph-rsid="0064ea41"/>
    </style:style>
    <style:style style:name="P2" style:family="paragraph" style:parent-style-name="Standard">
      <style:paragraph-properties fo:margin-top="0cm" fo:margin-bottom="0cm" style:contextual-spacing="false" fo:line-height="0.801cm" fo:text-align="center" style:justify-single-word="false"/>
      <style:text-properties officeooo:paragraph-rsid="006277bb"/>
    </style:style>
    <style:style style:name="P3" style:family="paragraph" style:parent-style-name="Standard">
      <style:paragraph-properties fo:margin-top="0cm" fo:margin-bottom="0cm" style:contextual-spacing="false" fo:line-height="0.801cm" fo:text-align="center" style:justify-single-word="false"/>
      <style:text-properties officeooo:paragraph-rsid="006386d6"/>
    </style:style>
    <style:style style:name="P4" style:family="paragraph" style:parent-style-name="Standard">
      <style:paragraph-properties fo:margin-top="0cm" fo:margin-bottom="0cm" style:contextual-spacing="false" fo:line-height="0.801cm" fo:text-align="start" style:justify-single-word="false"/>
      <style:text-properties officeooo:paragraph-rsid="006386d6"/>
    </style:style>
    <style:style style:name="P5" style:family="paragraph" style:parent-style-name="Standard">
      <style:text-properties style:font-name="Latin Modern Roman" fo:font-style="normal" fo:font-weight="normal" officeooo:paragraph-rsid="0076bdd0" style:font-weight-asian="normal" style:font-weight-complex="normal"/>
    </style:style>
    <style:style style:name="P6" style:family="paragraph" style:parent-style-name="Standard">
      <style:paragraph-properties fo:margin-top="0cm" fo:margin-bottom="0cm" style:contextual-spacing="false" fo:line-height="0.801cm" fo:text-align="center" style:justify-single-word="false"/>
      <style:text-properties officeooo:paragraph-rsid="0064ea41"/>
    </style:style>
    <style:style style:name="P7" style:family="paragraph" style:parent-style-name="Standard" style:master-page-name="">
      <style:paragraph-properties fo:margin-top="0cm" fo:margin-bottom="0cm" style:contextual-spacing="false" fo:line-height="0.801cm" fo:text-align="start" style:justify-single-word="false" style:page-number="auto">
        <style:drop-cap style:lines="2"/>
      </style:paragraph-properties>
      <style:text-properties officeooo:paragraph-rsid="00b13c5e"/>
    </style:style>
    <style:style style:name="P8"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b47dd8"/>
    </style:style>
    <style:style style:name="P9"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b6b1fa"/>
    </style:style>
    <style:style style:name="P10"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64ea41"/>
    </style:style>
    <style:style style:name="P11"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8846a5"/>
    </style:style>
    <style:style style:name="P12"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8846a5"/>
    </style:style>
    <style:style style:name="P13"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8846a5"/>
    </style:style>
    <style:style style:name="P14"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938203"/>
    </style:style>
    <style:style style:name="P15" style:family="paragraph" style:parent-style-name="Standard">
      <style:paragraph-properties fo:margin-top="0cm" fo:margin-bottom="0cm" style:contextual-spacing="false" fo:line-height="0.801cm" fo:text-align="center" style:justify-single-word="false">
        <style:drop-cap/>
      </style:paragraph-properties>
      <style:text-properties officeooo:paragraph-rsid="00938203"/>
    </style:style>
    <style:style style:name="P16"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9bee9b"/>
    </style:style>
    <style:style style:name="P17"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938203"/>
    </style:style>
    <style:style style:name="P18"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938203"/>
    </style:style>
    <style:style style:name="P19"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a0888a"/>
    </style:style>
    <style:style style:name="P20"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a0888a"/>
    </style:style>
    <style:style style:name="P21"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a0888a"/>
    </style:style>
    <style:style style:name="P22"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a495c5"/>
    </style:style>
    <style:style style:name="P23"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a495c5"/>
    </style:style>
    <style:style style:name="P24"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a495c5"/>
    </style:style>
    <style:style style:name="P25"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adb492"/>
    </style:style>
    <style:style style:name="P26"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be1a45"/>
    </style:style>
    <style:style style:name="P27"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adb492"/>
    </style:style>
    <style:style style:name="P28"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afbf6b"/>
    </style:style>
    <style:style style:name="P29"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bd9cf8"/>
    </style:style>
    <style:style style:name="P30"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be6003"/>
    </style:style>
    <style:style style:name="P31"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be6003"/>
    </style:style>
    <style:style style:name="P32"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be6003"/>
    </style:style>
    <style:style style:name="P33"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c766ce"/>
    </style:style>
    <style:style style:name="P34"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c791ff"/>
    </style:style>
    <style:style style:name="P35"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c791ff"/>
    </style:style>
    <style:style style:name="P36"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c791ff"/>
    </style:style>
    <style:style style:name="P37" style:family="paragraph" style:parent-style-name="Standard">
      <style:paragraph-properties fo:margin-top="0cm" fo:margin-bottom="0cm" style:contextual-spacing="false" fo:line-height="0.801cm" fo:text-align="center" style:justify-single-word="false">
        <style:drop-cap/>
      </style:paragraph-properties>
      <style:text-properties officeooo:paragraph-rsid="00cf684c"/>
    </style:style>
    <style:style style:name="P38"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cf684c"/>
    </style:style>
    <style:style style:name="P39"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cf684c"/>
    </style:style>
    <style:style style:name="P40"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d5cee7"/>
    </style:style>
    <style:style style:name="P41"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d7485c"/>
    </style:style>
    <style:style style:name="P42"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d7485c"/>
    </style:style>
    <style:style style:name="P43"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dd48c3"/>
    </style:style>
    <style:style style:name="P44"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dd48c3"/>
    </style:style>
    <style:style style:name="P45"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0c519"/>
    </style:style>
    <style:style style:name="P46"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0e9f2"/>
    </style:style>
    <style:style style:name="P47"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e0e9f2"/>
    </style:style>
    <style:style style:name="P48"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7f92f"/>
    </style:style>
    <style:style style:name="P49"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e7f92f"/>
    </style:style>
    <style:style style:name="P50"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a2635"/>
    </style:style>
    <style:style style:name="P51"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ea2635"/>
    </style:style>
    <style:style style:name="P52"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dbbdb"/>
    </style:style>
    <style:style style:name="P53"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edbbdb"/>
    </style:style>
    <style:style style:name="P54"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f37e6b"/>
    </style:style>
    <style:style style:name="P55"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f37e6b"/>
    </style:style>
    <style:style style:name="P56"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fa4c50"/>
    </style:style>
    <style:style style:name="P57"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fa4c50"/>
    </style:style>
    <style:style style:name="P58"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fde6de"/>
    </style:style>
    <style:style style:name="P59"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fde6de"/>
    </style:style>
    <style:style style:name="P60"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051ec4"/>
    </style:style>
    <style:style style:name="P61"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051ec4"/>
    </style:style>
    <style:style style:name="P62"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0e6d1d"/>
    </style:style>
    <style:style style:name="P63"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0e6d1d"/>
    </style:style>
    <style:style style:name="P64"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1e386"/>
    </style:style>
    <style:style style:name="P65"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11e386"/>
    </style:style>
    <style:style style:name="P66"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48a69"/>
    </style:style>
    <style:style style:name="P67"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148a69"/>
    </style:style>
    <style:style style:name="P68"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a1688"/>
    </style:style>
    <style:style style:name="P69"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1a1688"/>
    </style:style>
    <style:style style:name="P70"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d03cf"/>
    </style:style>
    <style:style style:name="P71"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1d03cf"/>
    </style:style>
    <style:style style:name="P72"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1eeb3e"/>
    </style:style>
    <style:style style:name="P73"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1ef4ad"/>
    </style:style>
    <style:style style:name="P74"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1f4b1e"/>
    </style:style>
    <style:style style:name="P75"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2007da"/>
    </style:style>
    <style:style style:name="P76" style:family="paragraph" style:parent-style-name="Standard">
      <style:paragraph-properties fo:margin-top="0cm" fo:margin-bottom="0cm" style:contextual-spacing="false" fo:line-height="0.801cm" fo:text-align="start" style:justify-single-word="false">
        <style:drop-cap/>
      </style:paragraph-properties>
      <style:text-properties officeooo:paragraph-rsid="01213702"/>
    </style:style>
    <style:style style:name="P77"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0d5cee7"/>
    </style:style>
    <style:style style:name="P78"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217aa2"/>
    </style:style>
    <style:style style:name="P79"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217aa2"/>
    </style:style>
    <style:style style:name="P80" style:family="paragraph" style:parent-style-name="Standard">
      <style:paragraph-properties fo:margin-top="0cm" fo:margin-bottom="0cm" style:contextual-spacing="false" fo:line-height="0.801cm" fo:text-align="start" style:justify-single-word="false">
        <style:drop-cap style:lines="2"/>
      </style:paragraph-properties>
      <style:text-properties officeooo:paragraph-rsid="01250169"/>
    </style:style>
    <style:style style:name="P81"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cf684c"/>
    </style:style>
    <style:style style:name="T1" style:family="text">
      <style:text-properties fo:font-variant="small-caps" fo:color="#ff0000" loext:opacity="100%" style:font-name="Latin Modern Roman" fo:font-size="25pt" fo:font-style="normal" style:text-underline-style="none" fo:font-weight="normal" officeooo:rsid="0064ea41" style:font-name-asian="Latin Modern Math" style:font-size-asian="25pt" style:font-style-asian="normal" style:font-weight-asian="normal" style:font-name-complex="Latin Modern Math" style:font-size-complex="25pt" style:font-style-complex="normal" style:font-weight-complex="normal"/>
    </style:style>
    <style:style style:name="T2" style:family="text">
      <style:text-properties style:font-name="Latin Modern Roman" fo:font-size="20pt" fo:font-style="normal" fo:font-weight="normal" officeooo:rsid="006277bb" style:font-size-asian="20pt" style:font-weight-asian="normal" style:font-size-complex="20pt" style:font-weight-complex="normal"/>
    </style:style>
    <style:style style:name="T3" style:family="text">
      <style:text-properties style:font-name="Latin Modern Roman" fo:font-size="20pt" fo:font-style="normal" fo:font-weight="normal" officeooo:rsid="006acd0b" style:font-size-asian="20pt" style:font-weight-asian="normal" style:font-size-complex="20pt" style:font-weight-complex="normal"/>
    </style:style>
    <style:style style:name="T4" style:family="text">
      <style:text-properties style:font-name="Latin Modern Roman" fo:font-size="20pt" fo:font-style="normal" style:text-underline-style="none" fo:font-weight="normal" officeooo:rsid="006386d6" style:font-size-asian="20pt" style:font-weight-asian="normal" style:font-size-complex="20pt" style:font-weight-complex="normal"/>
    </style:style>
    <style:style style:name="T5" style:family="text">
      <style:text-properties style:font-name="Latin Modern Roman" fo:font-size="20pt" fo:font-style="normal" style:text-underline-style="none" fo:font-weight="normal" officeooo:rsid="006dac46" style:font-size-asian="20pt" style:font-weight-asian="normal" style:font-size-complex="20pt" style:font-weight-complex="normal"/>
    </style:style>
    <style:style style:name="T6" style:family="text">
      <style:text-properties style:font-name="Latin Modern Roman" fo:font-size="20pt" fo:font-style="normal" style:text-underline-style="none" fo:font-weight="normal" officeooo:rsid="00683aea" style:font-size-asian="20pt" style:font-weight-asian="normal" style:font-size-complex="20pt" style:font-weight-complex="normal"/>
    </style:style>
    <style:style style:name="T7" style:family="text">
      <style:text-properties style:font-name="Latin Modern Roman" fo:font-size="19pt" fo:font-style="normal" style:text-underline-style="none" fo:font-weight="normal" officeooo:rsid="006386d6" style:font-size-asian="19pt" style:font-weight-asian="normal" style:font-size-complex="19pt" style:font-weight-complex="normal"/>
    </style:style>
    <style:style style:name="T8" style:family="text">
      <style:text-properties style:font-name="Latin Modern Roman" fo:font-size="18pt" fo:font-style="normal" style:text-underline-style="none" fo:font-weight="normal" officeooo:rsid="006386d6" style:font-size-asian="18pt" style:font-style-asian="normal" style:font-weight-asian="normal" style:font-size-complex="18pt" style:font-style-complex="normal" style:font-weight-complex="normal"/>
    </style:style>
    <style:style style:name="T9" style:family="text">
      <style:text-properties style:font-name="Latin Modern Roman" fo:font-size="18pt" fo:font-style="italic" style:text-underline-style="none" fo:font-weight="normal" officeooo:rsid="006386d6" style:font-size-asian="18pt" style:font-style-asian="italic" style:font-weight-asian="normal" style:font-size-complex="18pt" style:font-style-complex="italic" style:font-weight-complex="normal"/>
    </style:style>
    <style:style style:name="T10" style:family="text">
      <style:text-properties style:font-name="Latin Modern Roman" fo:font-size="18pt" fo:font-style="normal" style:text-underline-style="none" fo:font-weight="normal" officeooo:rsid="006386d6" style:font-size-asian="18pt" style:font-style-asian="italic" style:font-weight-asian="normal" style:font-size-complex="18pt" style:font-style-complex="italic" style:font-weight-complex="normal"/>
    </style:style>
    <style:style style:name="T11" style:family="text">
      <style:text-properties style:font-name="Latin Modern Roman" fo:font-style="normal" fo:font-weight="normal" officeooo:rsid="0126ba42" style:font-weight-asian="normal" style:font-weight-complex="normal"/>
    </style:style>
    <style:style style:name="T12" style:family="text">
      <style:text-properties style:font-name="Latin Modern Roman" fo:font-style="normal" fo:font-weight="normal" style:font-weight-asian="normal" style:font-weight-complex="normal"/>
    </style:style>
    <style:style style:name="T13" style:family="text">
      <style:text-properties style:font-name="Latin Modern Roman" fo:font-size="36pt" fo:font-style="normal" style:text-underline-style="none" fo:font-weight="normal" officeooo:rsid="0064ea41" style:font-size-asian="36pt" style:font-style-asian="normal" style:font-weight-asian="normal" style:font-size-complex="36pt" style:font-style-complex="normal" style:font-weight-complex="normal"/>
    </style:style>
    <style:style style:name="T14" style:family="text">
      <style:text-properties style:font-name="Latin Modern Roman" fo:font-size="18pt" fo:font-style="normal" style:text-underline-style="solid" style:text-underline-width="auto" style:text-underline-color="font-color" fo:font-weight="normal" officeooo:rsid="0064ea41" style:font-size-asian="18pt" style:font-style-asian="normal" style:font-weight-asian="normal" style:font-size-complex="18pt" style:font-style-complex="normal" style:font-weight-complex="normal"/>
    </style:style>
    <style:style style:name="T15" style:family="text">
      <style:text-properties style:font-name="Latin Modern Roman" fo:font-size="18pt" fo:font-style="normal" style:text-underline-style="none" fo:font-weight="normal" officeooo:rsid="0064ea41" style:font-size-asian="18pt" style:font-style-asian="normal" style:font-weight-asian="normal" style:font-size-complex="18pt" style:font-style-complex="normal" style:font-weight-complex="normal"/>
    </style:style>
    <style:style style:name="T16" style:family="text">
      <style:text-properties style:font-name="Latin Modern Roman" fo:font-size="18pt" fo:font-style="normal" style:text-underline-style="none" fo:font-weight="normal" officeooo:rsid="006616b2" style:font-size-asian="18pt" style:font-style-asian="normal" style:font-weight-asian="normal" style:font-size-complex="18pt" style:font-style-complex="normal" style:font-weight-complex="normal"/>
    </style:style>
    <style:style style:name="T17" style:family="text">
      <style:text-properties style:font-name="Latin Modern Roman" fo:font-size="18pt" fo:font-style="normal" style:text-underline-style="none" fo:font-weight="normal" officeooo:rsid="006acd0b" style:font-size-asian="18pt" style:font-style-asian="normal" style:font-weight-asian="normal" style:font-size-complex="18pt" style:font-style-complex="normal" style:font-weight-complex="normal"/>
    </style:style>
    <style:style style:name="T18" style:family="text">
      <style:text-properties style:font-name="Latin Modern Roman" fo:font-size="18pt" fo:font-style="normal" style:text-underline-style="none" fo:font-weight="normal" officeooo:rsid="006cc58d" style:font-size-asian="18pt" style:font-style-asian="normal" style:font-weight-asian="normal" style:font-size-complex="18pt" style:font-style-complex="normal" style:font-weight-complex="normal"/>
    </style:style>
    <style:style style:name="T19" style:family="text">
      <style:text-properties style:font-name="Latin Modern Roman" fo:font-size="18pt" fo:font-style="normal" style:text-underline-style="none" fo:font-weight="normal" officeooo:rsid="00afbf6b" style:font-size-asian="18pt" style:font-style-asian="normal" style:font-weight-asian="normal" style:font-size-complex="18pt" style:font-style-complex="normal" style:font-weight-complex="normal"/>
    </style:style>
    <style:style style:name="T20" style:family="text">
      <style:text-properties style:font-name="Latin Modern Roman" fo:font-size="18pt" fo:font-style="italic" style:text-underline-style="none" fo:font-weight="normal" officeooo:rsid="006cc58d" style:font-size-asian="18pt" style:font-style-asian="italic" style:font-weight-asian="normal" style:font-size-complex="18pt" style:font-style-complex="italic" style:font-weight-complex="normal"/>
    </style:style>
    <style:style style:name="T21" style:family="text">
      <style:text-properties style:font-name="Latin Modern Roman" fo:font-size="18pt" fo:font-style="normal" style:text-underline-style="none" fo:font-weight="normal" officeooo:rsid="006dac46" style:font-size-asian="18pt" style:font-style-asian="normal" style:font-weight-asian="normal" style:font-size-complex="18pt" style:font-style-complex="normal" style:font-weight-complex="normal"/>
    </style:style>
    <style:style style:name="T22" style:family="text">
      <style:text-properties style:font-name="Latin Modern Roman" fo:font-size="18pt" fo:font-style="normal" style:text-underline-style="none" fo:font-weight="normal" officeooo:rsid="006dd142" style:font-size-asian="18pt" style:font-style-asian="normal" style:font-weight-asian="normal" style:font-size-complex="18pt" style:font-style-complex="normal" style:font-weight-complex="normal"/>
    </style:style>
    <style:style style:name="T23" style:family="text">
      <style:text-properties style:font-name="Latin Modern Roman" fo:font-size="18pt" fo:font-style="normal" style:text-underline-style="none" fo:font-weight="normal" officeooo:rsid="00b13c5e" style:font-size-asian="18pt" style:font-style-asian="normal" style:font-weight-asian="normal" style:font-size-complex="18pt" style:font-style-complex="normal" style:font-weight-complex="normal"/>
    </style:style>
    <style:style style:name="T24" style:family="text">
      <style:text-properties style:font-name="Latin Modern Roman" fo:font-size="18pt" fo:font-style="italic" style:text-underline-style="none" fo:font-weight="normal" officeooo:rsid="006dd142" style:font-size-asian="18pt" style:font-style-asian="italic" style:font-weight-asian="normal" style:font-size-complex="18pt" style:font-style-complex="italic" style:font-weight-complex="normal"/>
    </style:style>
    <style:style style:name="T25" style:family="text">
      <style:text-properties style:font-name="Latin Modern Roman" fo:font-size="18pt" fo:font-style="italic" style:text-underline-style="none" fo:font-weight="normal" officeooo:rsid="006f61b8" style:font-size-asian="18pt" style:font-style-asian="italic" style:font-weight-asian="normal" style:font-size-complex="18pt" style:font-style-complex="italic" style:font-weight-complex="normal"/>
    </style:style>
    <style:style style:name="T26" style:family="text">
      <style:text-properties style:font-name="Latin Modern Roman" fo:font-size="18pt" fo:font-style="italic" style:text-underline-style="none" fo:font-weight="normal" officeooo:rsid="00714336" style:font-size-asian="18pt" style:font-style-asian="italic" style:font-weight-asian="normal" style:font-size-complex="18pt" style:font-style-complex="italic" style:font-weight-complex="normal"/>
    </style:style>
    <style:style style:name="T27" style:family="text">
      <style:text-properties style:font-name="Latin Modern Roman" fo:font-size="18pt" fo:font-style="normal" style:text-underline-style="none" fo:font-weight="normal" officeooo:rsid="00714336" style:font-size-asian="18pt" style:font-style-asian="italic" style:font-weight-asian="normal" style:font-size-complex="18pt" style:font-style-complex="italic" style:font-weight-complex="normal"/>
    </style:style>
    <style:style style:name="T28" style:family="text">
      <style:text-properties style:font-name="Latin Modern Roman" fo:font-size="18pt" fo:font-style="normal" style:text-underline-style="none" fo:font-weight="normal" officeooo:rsid="00714336" style:font-size-asian="18pt" style:font-style-asian="normal" style:font-weight-asian="normal" style:font-size-complex="18pt" style:font-style-complex="normal" style:font-weight-complex="normal"/>
    </style:style>
    <style:style style:name="T29" style:family="text">
      <style:text-properties style:font-name="Latin Modern Roman" fo:font-size="18pt" fo:font-style="normal" style:text-underline-style="none" fo:font-weight="normal" officeooo:rsid="007794a1" style:font-size-asian="18pt" style:font-style-asian="normal" style:font-weight-asian="normal" style:font-size-complex="18pt" style:font-style-complex="normal" style:font-weight-complex="normal"/>
    </style:style>
    <style:style style:name="T30" style:family="text">
      <style:text-properties style:font-name="Latin Modern Roman" fo:font-size="18pt" fo:font-style="normal" style:text-underline-style="none" fo:font-weight="normal" officeooo:rsid="00792cf2" style:font-size-asian="18pt" style:font-style-asian="normal" style:font-weight-asian="normal" style:font-size-complex="18pt" style:font-style-complex="normal" style:font-weight-complex="normal"/>
    </style:style>
    <style:style style:name="T31" style:family="text">
      <style:text-properties style:font-name="Latin Modern Roman" fo:font-size="18pt" fo:font-style="normal" style:text-underline-style="none" fo:font-weight="normal" officeooo:rsid="00b213be" style:font-size-asian="18pt" style:font-style-asian="normal" style:font-weight-asian="normal" style:font-size-complex="18pt" style:font-style-complex="normal" style:font-weight-complex="normal"/>
    </style:style>
    <style:style style:name="T32" style:family="text">
      <style:text-properties style:font-name="Latin Modern Roman" fo:font-size="18pt" fo:font-style="italic" style:text-underline-style="none" fo:font-weight="normal" officeooo:rsid="007794a1" style:font-size-asian="18pt" style:font-style-asian="italic" style:font-weight-asian="normal" style:font-size-complex="18pt" style:font-style-complex="italic" style:font-weight-complex="normal"/>
    </style:style>
    <style:style style:name="T33" style:family="text">
      <style:text-properties style:font-name="Latin Modern Roman" fo:font-size="18pt" fo:font-style="normal" style:text-underline-style="none" fo:font-weight="normal" officeooo:rsid="00b26a78" style:font-size-asian="18pt" style:font-style-asian="normal" style:font-weight-asian="normal" style:font-size-complex="18pt" style:font-style-complex="normal" style:font-weight-complex="normal"/>
    </style:style>
    <style:style style:name="T34" style:family="text">
      <style:text-properties style:font-name="Latin Modern Roman" fo:font-size="18pt" fo:font-style="italic" style:text-underline-style="none" fo:font-weight="normal" officeooo:rsid="00792cf2" style:font-size-asian="18pt" style:font-style-asian="italic" style:font-weight-asian="normal" style:font-size-complex="18pt" style:font-style-complex="italic" style:font-weight-complex="normal"/>
    </style:style>
    <style:style style:name="T35" style:family="text">
      <style:text-properties style:font-name="Latin Modern Roman" fo:font-size="18pt" fo:font-style="normal" style:text-underline-style="none" fo:font-weight="normal" officeooo:rsid="007a11dd" style:font-size-asian="18pt" style:font-style-asian="normal" style:font-weight-asian="normal" style:font-size-complex="18pt" style:font-style-complex="normal" style:font-weight-complex="normal"/>
    </style:style>
    <style:style style:name="T36" style:family="text">
      <style:text-properties style:font-name="Latin Modern Roman" fo:font-size="18pt" fo:font-style="normal" style:text-underline-style="none" fo:font-weight="normal" officeooo:rsid="007bc71f" style:font-size-asian="18pt" style:font-style-asian="normal" style:font-weight-asian="normal" style:font-size-complex="18pt" style:font-style-complex="normal" style:font-weight-complex="normal"/>
    </style:style>
    <style:style style:name="T37" style:family="text">
      <style:text-properties style:font-name="Latin Modern Roman" fo:font-size="18pt" fo:font-style="normal" style:text-underline-style="none" fo:font-weight="normal" officeooo:rsid="007d506b" style:font-size-asian="18pt" style:font-style-asian="normal" style:font-weight-asian="normal" style:font-size-complex="18pt" style:font-style-complex="normal" style:font-weight-complex="normal"/>
    </style:style>
    <style:style style:name="T38" style:family="text">
      <style:text-properties style:font-name="Latin Modern Roman" fo:font-size="18pt" fo:font-style="normal" style:text-underline-style="none" fo:font-weight="normal" officeooo:rsid="007da3f3" style:font-size-asian="18pt" style:font-style-asian="normal" style:font-weight-asian="normal" style:font-size-complex="18pt" style:font-style-complex="normal" style:font-weight-complex="normal"/>
    </style:style>
    <style:style style:name="T39" style:family="text">
      <style:text-properties style:font-name="Latin Modern Roman" fo:font-size="18pt" fo:font-style="normal" style:text-underline-style="none" fo:font-weight="normal" officeooo:rsid="007e8be2" style:font-size-asian="18pt" style:font-style-asian="normal" style:font-weight-asian="normal" style:font-size-complex="18pt" style:font-style-complex="normal" style:font-weight-complex="normal"/>
    </style:style>
    <style:style style:name="T40" style:family="text">
      <style:text-properties style:font-name="Latin Modern Roman" fo:font-size="18pt" fo:font-style="normal" style:text-underline-style="none" fo:font-weight="normal" officeooo:rsid="00802fc5" style:font-size-asian="18pt" style:font-style-asian="normal" style:font-weight-asian="normal" style:font-size-complex="18pt" style:font-style-complex="normal" style:font-weight-complex="normal"/>
    </style:style>
    <style:style style:name="T41" style:family="text">
      <style:text-properties style:font-name="Latin Modern Roman" fo:font-size="18pt" fo:font-style="normal" style:text-underline-style="none" fo:font-weight="normal" officeooo:rsid="00b29bc5" style:font-size-asian="18pt" style:font-style-asian="normal" style:font-weight-asian="normal" style:font-size-complex="18pt" style:font-style-complex="normal" style:font-weight-complex="normal"/>
    </style:style>
    <style:style style:name="T42" style:family="text">
      <style:text-properties style:font-name="Latin Modern Roman" fo:font-size="18pt" fo:font-style="italic" style:text-underline-style="none" fo:font-weight="normal" officeooo:rsid="00802fc5" style:font-size-asian="18pt" style:font-style-asian="italic" style:font-weight-asian="normal" style:font-size-complex="18pt" style:font-style-complex="italic" style:font-weight-complex="normal"/>
    </style:style>
    <style:style style:name="T43" style:family="text">
      <style:text-properties style:font-name="Latin Modern Roman" fo:font-size="18pt" fo:font-style="normal" style:text-underline-style="none" fo:font-weight="normal" officeooo:rsid="00812f6a" style:font-size-asian="18pt" style:font-style-asian="normal" style:font-weight-asian="normal" style:font-size-complex="18pt" style:font-style-complex="normal" style:font-weight-complex="normal"/>
    </style:style>
    <style:style style:name="T44" style:family="text">
      <style:text-properties style:font-name="Latin Modern Roman" fo:font-size="18pt" fo:font-style="italic" style:text-underline-style="none" fo:font-weight="normal" officeooo:rsid="00b47dd8" style:font-size-asian="18pt" style:font-style-asian="italic" style:font-weight-asian="normal" style:font-size-complex="18pt" style:font-style-complex="italic" style:font-weight-complex="normal"/>
    </style:style>
    <style:style style:name="T45" style:family="text">
      <style:text-properties style:font-name="Latin Modern Roman" fo:font-size="18pt" fo:font-style="italic" style:text-underline-style="none" fo:font-weight="normal" officeooo:rsid="0084bc11" style:font-size-asian="18pt" style:font-style-asian="italic" style:font-weight-asian="normal" style:font-size-complex="18pt" style:font-style-complex="italic" style:font-weight-complex="normal"/>
    </style:style>
    <style:style style:name="T46" style:family="text">
      <style:text-properties style:font-name="Latin Modern Roman" fo:font-size="18pt" fo:font-style="normal" style:text-underline-style="none" fo:font-weight="normal" officeooo:rsid="0084bc11" style:font-size-asian="18pt" style:font-style-asian="normal" style:font-weight-asian="normal" style:font-size-complex="18pt" style:font-style-complex="normal" style:font-weight-complex="normal"/>
    </style:style>
    <style:style style:name="T47" style:family="text">
      <style:text-properties style:font-name="Latin Modern Roman" fo:font-size="18pt" fo:font-style="normal" style:text-underline-style="none" fo:font-weight="normal" officeooo:rsid="0086b600" style:font-size-asian="18pt" style:font-style-asian="normal" style:font-weight-asian="normal" style:font-size-complex="18pt" style:font-style-complex="normal" style:font-weight-complex="normal"/>
    </style:style>
    <style:style style:name="T48" style:family="text">
      <style:text-properties style:font-name="Latin Modern Roman" fo:font-size="18pt" fo:font-style="normal" style:text-underline-style="none" fo:font-weight="normal" officeooo:rsid="0086bdbe" style:font-size-asian="18pt" style:font-style-asian="normal" style:font-weight-asian="normal" style:font-size-complex="18pt" style:font-style-complex="normal" style:font-weight-complex="normal"/>
    </style:style>
    <style:style style:name="T49" style:family="text">
      <style:text-properties style:font-name="Latin Modern Roman" fo:font-size="18pt" fo:font-style="italic" style:text-underline-style="none" fo:font-weight="normal" officeooo:rsid="008846a5" style:font-size-asian="18pt" style:font-style-asian="italic" style:font-weight-asian="normal" style:font-size-complex="18pt" style:font-style-complex="italic" style:font-weight-complex="normal"/>
    </style:style>
    <style:style style:name="T50" style:family="text">
      <style:text-properties style:font-name="Latin Modern Roman" fo:font-size="18pt" fo:font-style="normal" style:text-underline-style="none" fo:font-weight="normal" officeooo:rsid="008846a5" style:font-size-asian="18pt" style:font-style-asian="italic" style:font-weight-asian="normal" style:font-size-complex="18pt" style:font-style-complex="italic" style:font-weight-complex="normal"/>
    </style:style>
    <style:style style:name="T51" style:family="text">
      <style:text-properties style:font-name="Latin Modern Roman" fo:font-size="18pt" fo:font-style="normal" style:text-underline-style="none" fo:font-weight="normal" officeooo:rsid="008846a5" style:font-size-asian="18pt" style:font-style-asian="normal" style:font-weight-asian="normal" style:font-size-complex="18pt" style:font-style-complex="normal" style:font-weight-complex="normal"/>
    </style:style>
    <style:style style:name="T52" style:family="text">
      <style:text-properties style:font-name="Latin Modern Roman" fo:font-size="18pt" fo:font-style="normal" style:text-underline-style="none" fo:font-weight="normal" officeooo:rsid="008a23d3" style:font-size-asian="18pt" style:font-style-asian="normal" style:font-weight-asian="normal" style:font-size-complex="18pt" style:font-style-complex="normal" style:font-weight-complex="normal"/>
    </style:style>
    <style:style style:name="T53" style:family="text">
      <style:text-properties style:font-name="Latin Modern Roman" fo:font-size="18pt" fo:font-style="normal" style:text-underline-style="none" fo:font-weight="normal" officeooo:rsid="008bf061" style:font-size-asian="18pt" style:font-style-asian="normal" style:font-weight-asian="normal" style:font-size-complex="18pt" style:font-style-complex="normal" style:font-weight-complex="normal"/>
    </style:style>
    <style:style style:name="T54" style:family="text">
      <style:text-properties style:font-name="Latin Modern Roman" fo:font-size="18pt" fo:font-style="normal" style:text-underline-style="none" fo:font-weight="normal" officeooo:rsid="008c4f1e" style:font-size-asian="18pt" style:font-style-asian="normal" style:font-weight-asian="normal" style:font-size-complex="18pt" style:font-style-complex="normal" style:font-weight-complex="normal"/>
    </style:style>
    <style:style style:name="T55" style:family="text">
      <style:text-properties style:font-name="Latin Modern Roman" fo:font-size="18pt" fo:font-style="normal" style:text-underline-style="none" fo:font-weight="normal" officeooo:rsid="008dc408" style:font-size-asian="18pt" style:font-style-asian="normal" style:font-weight-asian="normal" style:font-size-complex="18pt" style:font-style-complex="normal" style:font-weight-complex="normal"/>
    </style:style>
    <style:style style:name="T56" style:family="text">
      <style:text-properties style:font-name="Latin Modern Roman" fo:font-size="18pt" fo:font-style="normal" style:text-underline-style="none" fo:font-weight="normal" officeooo:rsid="008ede32" style:font-size-asian="18pt" style:font-style-asian="normal" style:font-weight-asian="normal" style:font-size-complex="18pt" style:font-style-complex="normal" style:font-weight-complex="normal"/>
    </style:style>
    <style:style style:name="T57" style:family="text">
      <style:text-properties style:font-name="Latin Modern Roman" fo:font-size="18pt" fo:font-style="normal" style:text-underline-style="none" fo:font-weight="normal" officeooo:rsid="0090e08a" style:font-size-asian="18pt" style:font-style-asian="normal" style:font-weight-asian="normal" style:font-size-complex="18pt" style:font-style-complex="normal" style:font-weight-complex="normal"/>
    </style:style>
    <style:style style:name="T58" style:family="text">
      <style:text-properties style:font-name="Latin Modern Roman" fo:font-size="18pt" fo:font-style="normal" style:text-underline-style="none" fo:font-weight="normal" officeooo:rsid="00912e77" style:font-size-asian="18pt" style:font-style-asian="normal" style:font-weight-asian="normal" style:font-size-complex="18pt" style:font-style-complex="normal" style:font-weight-complex="normal"/>
    </style:style>
    <style:style style:name="T59" style:family="text">
      <style:text-properties style:font-name="Latin Modern Roman" fo:font-size="18pt" fo:font-style="normal" style:text-underline-style="none" fo:font-weight="normal" officeooo:rsid="00938203" style:font-size-asian="18pt" style:font-style-asian="normal" style:font-weight-asian="normal" style:font-size-complex="18pt" style:font-style-complex="normal" style:font-weight-complex="normal"/>
    </style:style>
    <style:style style:name="T60" style:family="text">
      <style:text-properties style:font-name="Latin Modern Roman" fo:font-size="18pt" fo:font-style="italic" style:text-underline-style="none" fo:font-weight="normal" officeooo:rsid="00938203" style:font-size-asian="18pt" style:font-style-asian="italic" style:font-weight-asian="normal" style:font-size-complex="18pt" style:font-style-complex="italic" style:font-weight-complex="normal"/>
    </style:style>
    <style:style style:name="T61" style:family="text">
      <style:text-properties style:font-name="Latin Modern Roman" fo:font-size="18pt" fo:font-style="normal" style:text-underline-style="none" fo:font-weight="normal" officeooo:rsid="009bee9b" style:font-size-asian="18pt" style:font-style-asian="normal" style:font-weight-asian="normal" style:font-size-complex="18pt" style:font-style-complex="normal" style:font-weight-complex="normal"/>
    </style:style>
    <style:style style:name="T62" style:family="text">
      <style:text-properties style:font-name="Latin Modern Roman" fo:font-size="18pt" fo:font-style="normal" style:text-underline-style="none" fo:font-weight="normal" officeooo:rsid="009d05e3" style:font-size-asian="18pt" style:font-style-asian="normal" style:font-weight-asian="normal" style:font-size-complex="18pt" style:font-style-complex="normal" style:font-weight-complex="normal"/>
    </style:style>
    <style:style style:name="T63" style:family="text">
      <style:text-properties style:font-name="Latin Modern Roman" fo:font-size="18pt" fo:font-style="normal" style:text-underline-style="none" fo:font-weight="normal" officeooo:rsid="009e182a" style:font-size-asian="18pt" style:font-style-asian="normal" style:font-weight-asian="normal" style:font-size-complex="18pt" style:font-style-complex="normal" style:font-weight-complex="normal"/>
    </style:style>
    <style:style style:name="T64" style:family="text">
      <style:text-properties style:font-name="Latin Modern Roman" fo:font-size="18pt" fo:font-style="normal" style:text-underline-style="none" fo:font-weight="normal" officeooo:rsid="009ecf75" style:font-size-asian="18pt" style:font-style-asian="normal" style:font-weight-asian="normal" style:font-size-complex="18pt" style:font-style-complex="normal" style:font-weight-complex="normal"/>
    </style:style>
    <style:style style:name="T65" style:family="text">
      <style:text-properties style:font-name="Latin Modern Roman" fo:font-size="18pt" fo:font-style="italic" style:text-underline-style="none" fo:font-weight="normal" officeooo:rsid="00a0888a" style:font-size-asian="18pt" style:font-style-asian="italic" style:font-weight-asian="normal" style:font-size-complex="18pt" style:font-style-complex="italic" style:font-weight-complex="normal"/>
    </style:style>
    <style:style style:name="T66" style:family="text">
      <style:text-properties style:font-name="Latin Modern Roman" fo:font-size="18pt" fo:font-style="normal" style:text-underline-style="none" fo:font-weight="normal" officeooo:rsid="00a0888a" style:font-size-asian="18pt" style:font-style-asian="normal" style:font-weight-asian="normal" style:font-size-complex="18pt" style:font-style-complex="normal" style:font-weight-complex="normal"/>
    </style:style>
    <style:style style:name="T67" style:family="text">
      <style:text-properties style:font-name="Latin Modern Roman" fo:font-size="18pt" fo:font-style="normal" style:text-underline-style="none" fo:font-weight="normal" officeooo:rsid="00a17aa6" style:font-size-asian="18pt" style:font-style-asian="normal" style:font-weight-asian="normal" style:font-size-complex="18pt" style:font-style-complex="normal" style:font-weight-complex="normal"/>
    </style:style>
    <style:style style:name="T68" style:family="text">
      <style:text-properties style:font-name="Latin Modern Roman" fo:font-size="18pt" fo:font-style="normal" style:text-underline-style="none" fo:font-weight="normal" officeooo:rsid="00a221e9" style:font-size-asian="18pt" style:font-style-asian="normal" style:font-weight-asian="normal" style:font-size-complex="18pt" style:font-style-complex="normal" style:font-weight-complex="normal"/>
    </style:style>
    <style:style style:name="T69" style:family="text">
      <style:text-properties style:font-name="Latin Modern Roman" fo:font-size="18pt" fo:font-style="normal" style:text-underline-style="none" fo:font-weight="normal" officeooo:rsid="00a26b72" style:font-size-asian="18pt" style:font-style-asian="normal" style:font-weight-asian="normal" style:font-size-complex="18pt" style:font-style-complex="normal" style:font-weight-complex="normal"/>
    </style:style>
    <style:style style:name="T70" style:family="text">
      <style:text-properties style:font-name="Latin Modern Roman" fo:font-size="18pt" fo:font-style="normal" style:text-underline-style="none" fo:font-weight="normal" officeooo:rsid="00a38b3f" style:font-size-asian="18pt" style:font-style-asian="normal" style:font-weight-asian="normal" style:font-size-complex="18pt" style:font-style-complex="normal" style:font-weight-complex="normal"/>
    </style:style>
    <style:style style:name="T71" style:family="text">
      <style:text-properties style:font-name="Latin Modern Roman" fo:font-size="18pt" fo:font-style="italic" style:text-underline-style="none" fo:font-weight="normal" officeooo:rsid="00a3eb6a" style:font-size-asian="18pt" style:font-style-asian="italic" style:font-weight-asian="normal" style:font-size-complex="18pt" style:font-style-complex="italic" style:font-weight-complex="normal"/>
    </style:style>
    <style:style style:name="T72" style:family="text">
      <style:text-properties style:font-name="Latin Modern Roman" fo:font-size="18pt" fo:font-style="italic" style:text-underline-style="none" fo:font-weight="normal" officeooo:rsid="00a495c5" style:font-size-asian="18pt" style:font-style-asian="italic" style:font-weight-asian="normal" style:font-size-complex="18pt" style:font-style-complex="italic" style:font-weight-complex="normal"/>
    </style:style>
    <style:style style:name="T73" style:family="text">
      <style:text-properties style:font-name="Latin Modern Roman" fo:font-size="18pt" fo:font-style="normal" style:text-underline-style="none" fo:font-weight="normal" officeooo:rsid="00a495c5" style:font-size-asian="18pt" style:font-style-asian="normal" style:font-weight-asian="normal" style:font-size-complex="18pt" style:font-style-complex="normal" style:font-weight-complex="normal"/>
    </style:style>
    <style:style style:name="T74" style:family="text">
      <style:text-properties style:font-name="Latin Modern Roman" fo:font-size="18pt" fo:font-style="normal" style:text-underline-style="none" fo:font-weight="normal" officeooo:rsid="00a49e1d" style:font-size-asian="18pt" style:font-style-asian="normal" style:font-weight-asian="normal" style:font-size-complex="18pt" style:font-style-complex="normal" style:font-weight-complex="normal"/>
    </style:style>
    <style:style style:name="T75" style:family="text">
      <style:text-properties style:font-name="Latin Modern Roman" fo:font-size="18pt" fo:font-style="normal" style:text-underline-style="none" fo:font-weight="normal" officeooo:rsid="00a5dc22" style:font-size-asian="18pt" style:font-style-asian="normal" style:font-weight-asian="normal" style:font-size-complex="18pt" style:font-style-complex="normal" style:font-weight-complex="normal"/>
    </style:style>
    <style:style style:name="T76" style:family="text">
      <style:text-properties style:font-name="Latin Modern Roman" fo:font-size="18pt" fo:font-style="normal" style:text-underline-style="none" fo:font-weight="normal" officeooo:rsid="00a74d95" style:font-size-asian="18pt" style:font-style-asian="normal" style:font-weight-asian="normal" style:font-size-complex="18pt" style:font-style-complex="normal" style:font-weight-complex="normal"/>
    </style:style>
    <style:style style:name="T77" style:family="text">
      <style:text-properties style:font-name="Latin Modern Roman" fo:font-size="18pt" fo:font-style="normal" style:text-underline-style="none" fo:font-weight="normal" officeooo:rsid="00a882d6" style:font-size-asian="18pt" style:font-style-asian="normal" style:font-weight-asian="normal" style:font-size-complex="18pt" style:font-style-complex="normal" style:font-weight-complex="normal"/>
    </style:style>
    <style:style style:name="T78" style:family="text">
      <style:text-properties style:font-name="Latin Modern Roman" fo:font-size="18pt" fo:font-style="normal" style:text-underline-style="none" fo:font-weight="normal" officeooo:rsid="00a9e98c" style:font-size-asian="18pt" style:font-style-asian="normal" style:font-weight-asian="normal" style:font-size-complex="18pt" style:font-style-complex="normal" style:font-weight-complex="normal"/>
    </style:style>
    <style:style style:name="T79" style:family="text">
      <style:text-properties style:font-name="Latin Modern Roman" fo:font-size="18pt" fo:font-style="normal" style:text-underline-style="none" fo:font-weight="normal" officeooo:rsid="00aafff2" style:font-size-asian="18pt" style:font-style-asian="normal" style:font-weight-asian="normal" style:font-size-complex="18pt" style:font-style-complex="normal" style:font-weight-complex="normal"/>
    </style:style>
    <style:style style:name="T80" style:family="text">
      <style:text-properties style:font-name="Latin Modern Roman" fo:font-size="18pt" fo:font-style="italic" style:text-underline-style="none" fo:font-weight="normal" officeooo:rsid="00adb492" style:font-size-asian="18pt" style:font-style-asian="italic" style:font-weight-asian="normal" style:font-size-complex="18pt" style:font-style-complex="italic" style:font-weight-complex="normal"/>
    </style:style>
    <style:style style:name="T81" style:family="text">
      <style:text-properties style:font-name="Latin Modern Roman" fo:font-size="18pt" fo:font-style="normal" style:text-underline-style="none" fo:font-weight="normal" officeooo:rsid="00adb492" style:font-size-asian="18pt" style:font-style-asian="normal" style:font-weight-asian="normal" style:font-size-complex="18pt" style:font-style-complex="normal" style:font-weight-complex="normal"/>
    </style:style>
    <style:style style:name="T82" style:family="text">
      <style:text-properties style:font-name="Latin Modern Roman" fo:font-size="18pt" fo:font-style="normal" style:text-underline-style="none" fo:font-weight="normal" officeooo:rsid="00bd9cf8" style:font-name-asian="Latin Modern Math" style:font-size-asian="18pt" style:font-style-asian="normal" style:font-weight-asian="normal" style:font-name-complex="Latin Modern Math" style:font-size-complex="18pt" style:font-style-complex="normal" style:font-weight-complex="normal"/>
    </style:style>
    <style:style style:name="T83" style:family="text">
      <style:text-properties style:font-name="Latin Modern Roman" fo:font-size="18pt" fo:font-style="normal" style:text-underline-style="none" fo:font-weight="normal" officeooo:rsid="00ae68d9" style:font-size-asian="18pt" style:font-style-asian="normal" style:font-weight-asian="normal" style:font-size-complex="18pt" style:font-style-complex="normal" style:font-weight-complex="normal"/>
    </style:style>
    <style:style style:name="T84" style:family="text">
      <style:text-properties style:font-name="Latin Modern Roman" fo:font-size="18pt" fo:font-style="normal" style:text-underline-style="none" fo:font-weight="normal" officeooo:rsid="00bd9cf8" style:font-size-asian="18pt" style:font-style-asian="normal" style:font-weight-asian="normal" style:font-size-complex="18pt" style:font-style-complex="normal" style:font-weight-complex="normal"/>
    </style:style>
    <style:style style:name="T85" style:family="text">
      <style:text-properties style:font-name="Latin Modern Roman" fo:font-size="18pt" fo:font-style="normal" style:text-underline-style="none" fo:font-weight="normal" officeooo:rsid="00be1a45" style:font-name-asian="Latin Modern Math" style:font-size-asian="18pt" style:font-style-asian="normal" style:font-weight-asian="normal" style:font-name-complex="Latin Modern Math" style:font-size-complex="18pt" style:font-style-complex="normal" style:font-weight-complex="normal"/>
    </style:style>
    <style:style style:name="T86" style:family="text">
      <style:text-properties style:font-name="Latin Modern Roman" fo:font-size="18pt" fo:font-style="normal" style:text-underline-style="none" fo:font-weight="normal" officeooo:rsid="006386d6" style:font-name-asian="Latin Modern Math" style:font-size-asian="18pt" style:font-style-asian="normal" style:font-weight-asian="normal" style:font-name-complex="Latin Modern Math" style:font-size-complex="18pt" style:font-style-complex="normal" style:font-weight-complex="normal"/>
    </style:style>
    <style:style style:name="T87" style:family="text">
      <style:text-properties style:font-name="Latin Modern Roman" fo:font-size="18pt" fo:font-style="normal" style:text-underline-style="none" fo:font-weight="normal" officeooo:rsid="00be6003" style:font-name-asian="Latin Modern Math" style:font-size-asian="18pt" style:font-style-asian="normal" style:font-weight-asian="normal" style:font-name-complex="Latin Modern Math" style:font-size-complex="18pt" style:font-style-complex="normal" style:font-weight-complex="normal"/>
    </style:style>
    <style:style style:name="T88" style:family="text">
      <style:text-properties style:font-name="Latin Modern Roman" fo:font-size="18pt" fo:font-style="normal" style:text-underline-style="none" fo:font-weight="normal" officeooo:rsid="0100285b" style:font-name-asian="Latin Modern Math" style:font-size-asian="18pt" style:font-style-asian="normal" style:font-weight-asian="normal" style:font-name-complex="Latin Modern Math" style:font-size-complex="18pt" style:font-style-complex="normal" style:font-weight-complex="normal"/>
    </style:style>
    <style:style style:name="T89" style:family="text">
      <style:text-properties style:font-name="Latin Modern Roman" fo:font-size="18pt" fo:font-style="normal" style:text-underline-style="none" fo:font-weight="normal" officeooo:rsid="00c0ed22" style:font-name-asian="Latin Modern Math" style:font-size-asian="18pt" style:font-style-asian="normal" style:font-weight-asian="normal" style:font-name-complex="Latin Modern Math" style:font-size-complex="18pt" style:font-style-complex="normal" style:font-weight-complex="normal"/>
    </style:style>
    <style:style style:name="T90" style:family="text">
      <style:text-properties style:font-name="Latin Modern Roman" fo:font-size="18pt" fo:font-style="normal" style:text-underline-style="none" fo:font-weight="normal" officeooo:rsid="00c24331" style:font-name-asian="Latin Modern Math" style:font-size-asian="18pt" style:font-style-asian="normal" style:font-weight-asian="normal" style:font-name-complex="Latin Modern Math" style:font-size-complex="18pt" style:font-style-complex="normal" style:font-weight-complex="normal"/>
    </style:style>
    <style:style style:name="T91" style:family="text">
      <style:text-properties style:font-name="Latin Modern Roman" fo:font-size="18pt" fo:font-style="normal" style:text-underline-style="none" fo:font-weight="normal" officeooo:rsid="00c32023" style:font-name-asian="Latin Modern Math" style:font-size-asian="18pt" style:font-style-asian="normal" style:font-weight-asian="normal" style:font-name-complex="Latin Modern Math" style:font-size-complex="18pt" style:font-style-complex="normal" style:font-weight-complex="normal"/>
    </style:style>
    <style:style style:name="T92" style:family="text">
      <style:text-properties style:font-name="Latin Modern Roman" fo:font-size="18pt" fo:font-style="normal" style:text-underline-style="none" fo:font-weight="normal" officeooo:rsid="00c4b5de" style:font-name-asian="Latin Modern Math" style:font-size-asian="18pt" style:font-style-asian="normal" style:font-weight-asian="normal" style:font-name-complex="Latin Modern Math" style:font-size-complex="18pt" style:font-style-complex="normal" style:font-weight-complex="normal"/>
    </style:style>
    <style:style style:name="T93" style:family="text">
      <style:text-properties style:font-name="Latin Modern Roman" fo:font-size="18pt" fo:font-style="normal" style:text-underline-style="none" fo:font-weight="normal" officeooo:rsid="00c5d60f" style:font-name-asian="Latin Modern Math" style:font-size-asian="18pt" style:font-style-asian="normal" style:font-weight-asian="normal" style:font-name-complex="Latin Modern Math" style:font-size-complex="18pt" style:font-style-complex="normal" style:font-weight-complex="normal"/>
    </style:style>
    <style:style style:name="T94" style:family="text">
      <style:text-properties style:font-name="Latin Modern Roman" fo:font-size="18pt" fo:font-style="normal" style:text-underline-style="none" fo:font-weight="normal" officeooo:rsid="00c63f94" style:font-name-asian="Latin Modern Math" style:font-size-asian="18pt" style:font-style-asian="normal" style:font-weight-asian="normal" style:font-name-complex="Latin Modern Math" style:font-size-complex="18pt" style:font-style-complex="normal" style:font-weight-complex="normal"/>
    </style:style>
    <style:style style:name="T95" style:family="text">
      <style:text-properties style:font-name="Latin Modern Roman" fo:font-size="18pt" fo:font-style="normal" style:text-underline-style="none" fo:font-weight="normal" officeooo:rsid="00c6ae48" style:font-name-asian="Latin Modern Math" style:font-size-asian="18pt" style:font-style-asian="normal" style:font-weight-asian="normal" style:font-name-complex="Latin Modern Math" style:font-size-complex="18pt" style:font-style-complex="normal" style:font-weight-complex="normal"/>
    </style:style>
    <style:style style:name="T96" style:family="text">
      <style:text-properties style:font-name="Latin Modern Roman" fo:font-size="18pt" fo:font-style="italic" style:text-underline-style="none" fo:font-weight="normal" officeooo:rsid="00c766ce" style:font-name-asian="Latin Modern Math" style:font-size-asian="18pt" style:font-style-asian="italic" style:font-weight-asian="normal" style:font-name-complex="Latin Modern Math" style:font-size-complex="18pt" style:font-style-complex="italic" style:font-weight-complex="normal"/>
    </style:style>
    <style:style style:name="T97" style:family="text">
      <style:text-properties style:font-name="Latin Modern Roman" fo:font-size="18pt" fo:font-style="normal" style:text-underline-style="none" fo:font-weight="normal" officeooo:rsid="00c766ce" style:font-name-asian="Latin Modern Math" style:font-size-asian="18pt" style:font-style-asian="normal" style:font-weight-asian="normal" style:font-name-complex="Latin Modern Math" style:font-size-complex="18pt" style:font-style-complex="normal" style:font-weight-complex="normal"/>
    </style:style>
    <style:style style:name="T98" style:family="text">
      <style:text-properties style:font-name="Latin Modern Roman" fo:font-size="18pt" fo:font-style="normal" style:text-underline-style="none" fo:font-weight="normal" officeooo:rsid="00c791ff" style:font-name-asian="Latin Modern Math" style:font-size-asian="18pt" style:font-style-asian="normal" style:font-weight-asian="normal" style:font-name-complex="Latin Modern Math" style:font-size-complex="18pt" style:font-style-complex="normal" style:font-weight-complex="normal"/>
    </style:style>
    <style:style style:name="T99" style:family="text">
      <style:text-properties style:font-name="Latin Modern Roman" fo:font-size="18pt" fo:font-style="italic" style:text-underline-style="none" fo:font-weight="normal" officeooo:rsid="00c791ff" style:font-name-asian="Latin Modern Math" style:font-size-asian="18pt" style:font-style-asian="italic" style:font-weight-asian="normal" style:font-name-complex="Latin Modern Math" style:font-size-complex="18pt" style:font-style-complex="italic" style:font-weight-complex="normal"/>
    </style:style>
    <style:style style:name="T100" style:family="text">
      <style:text-properties style:font-name="Latin Modern Roman" fo:font-size="18pt" fo:font-style="normal" style:text-underline-style="none" fo:font-weight="normal" officeooo:rsid="00c7d0b2" style:font-name-asian="Latin Modern Math" style:font-size-asian="18pt" style:font-style-asian="normal" style:font-weight-asian="normal" style:font-name-complex="Latin Modern Math" style:font-size-complex="18pt" style:font-style-complex="normal" style:font-weight-complex="normal"/>
    </style:style>
    <style:style style:name="T101" style:family="text">
      <style:text-properties style:font-name="Latin Modern Roman" fo:font-size="18pt" fo:font-style="normal" style:text-underline-style="none" fo:font-weight="normal" officeooo:rsid="00c8fcee" style:font-name-asian="Latin Modern Math" style:font-size-asian="18pt" style:font-style-asian="normal" style:font-weight-asian="normal" style:font-name-complex="Latin Modern Math" style:font-size-complex="18pt" style:font-style-complex="normal" style:font-weight-complex="normal"/>
    </style:style>
    <style:style style:name="T102" style:family="text">
      <style:text-properties style:font-name="Latin Modern Roman" fo:font-size="18pt" fo:font-style="normal" style:text-underline-style="none" fo:font-weight="normal" officeooo:rsid="00cad0b2" style:font-name-asian="Latin Modern Math" style:font-size-asian="18pt" style:font-style-asian="normal" style:font-weight-asian="normal" style:font-name-complex="Latin Modern Math" style:font-size-complex="18pt" style:font-style-complex="normal" style:font-weight-complex="normal"/>
    </style:style>
    <style:style style:name="T103" style:family="text">
      <style:text-properties style:font-name="Latin Modern Roman" fo:font-size="18pt" fo:font-style="italic" style:text-underline-style="none" fo:font-weight="normal" officeooo:rsid="00cf684c" style:font-name-asian="Latin Modern Math" style:font-size-asian="18pt" style:font-style-asian="italic" style:font-weight-asian="normal" style:font-name-complex="Latin Modern Math" style:font-size-complex="18pt" style:font-style-complex="italic" style:font-weight-complex="normal"/>
    </style:style>
    <style:style style:name="T104" style:family="text">
      <style:text-properties style:font-name="Latin Modern Roman" fo:font-size="18pt" fo:font-style="normal" style:text-underline-style="none" fo:font-weight="normal" officeooo:rsid="00cf684c" style:font-name-asian="Latin Modern Math" style:font-size-asian="18pt" style:font-style-asian="normal" style:font-weight-asian="normal" style:font-name-complex="Latin Modern Math" style:font-size-complex="18pt" style:font-style-complex="normal" style:font-weight-complex="normal"/>
    </style:style>
    <style:style style:name="T105" style:family="text">
      <style:text-properties style:font-name="Latin Modern Roman" fo:font-size="18pt" fo:font-style="normal" style:text-underline-style="none" fo:font-weight="normal" officeooo:rsid="00d30d3c" style:font-name-asian="Latin Modern Math" style:font-size-asian="18pt" style:font-style-asian="normal" style:font-weight-asian="normal" style:font-name-complex="Latin Modern Math" style:font-size-complex="18pt" style:font-style-complex="normal" style:font-weight-complex="normal"/>
    </style:style>
    <style:style style:name="T106" style:family="text">
      <style:text-properties style:font-name="Latin Modern Roman" fo:font-size="18pt" fo:font-style="normal" style:text-underline-style="none" fo:font-weight="normal" officeooo:rsid="00d319ec" style:font-name-asian="Latin Modern Math" style:font-size-asian="18pt" style:font-style-asian="normal" style:font-weight-asian="normal" style:font-name-complex="Latin Modern Math" style:font-size-complex="18pt" style:font-style-complex="normal" style:font-weight-complex="normal"/>
    </style:style>
    <style:style style:name="T107" style:family="text">
      <style:text-properties style:font-name="Latin Modern Roman" fo:font-size="18pt" fo:font-style="normal" style:text-underline-style="none" fo:font-weight="normal" officeooo:rsid="00d351ac" style:font-name-asian="Latin Modern Math" style:font-size-asian="18pt" style:font-style-asian="normal" style:font-weight-asian="normal" style:font-name-complex="Latin Modern Math" style:font-size-complex="18pt" style:font-style-complex="normal" style:font-weight-complex="normal"/>
    </style:style>
    <style:style style:name="T108" style:family="text">
      <style:text-properties style:font-name="Latin Modern Roman" fo:font-size="18pt" fo:font-style="normal" style:text-underline-style="none" fo:font-weight="normal" officeooo:rsid="00d437b2" style:font-name-asian="Latin Modern Math" style:font-size-asian="18pt" style:font-style-asian="normal" style:font-weight-asian="normal" style:font-name-complex="Latin Modern Math" style:font-size-complex="18pt" style:font-style-complex="normal" style:font-weight-complex="normal"/>
    </style:style>
    <style:style style:name="T109" style:family="text">
      <style:text-properties style:font-name="Latin Modern Roman" fo:font-size="18pt" fo:font-style="italic" style:text-underline-style="none" fo:font-weight="normal" officeooo:rsid="00d5cee7" style:font-name-asian="Latin Modern Math" style:font-size-asian="18pt" style:font-style-asian="italic" style:font-weight-asian="normal" style:font-name-complex="Latin Modern Math" style:font-size-complex="18pt" style:font-style-complex="italic" style:font-weight-complex="normal"/>
    </style:style>
    <style:style style:name="T110" style:family="text">
      <style:text-properties style:font-name="Latin Modern Roman" fo:font-size="18pt" fo:font-style="normal" style:text-underline-style="none" fo:font-weight="normal" officeooo:rsid="00d5cee7" style:font-name-asian="Latin Modern Math" style:font-size-asian="18pt" style:font-style-asian="normal" style:font-weight-asian="normal" style:font-name-complex="Latin Modern Math" style:font-size-complex="18pt" style:font-style-complex="normal" style:font-weight-complex="normal"/>
    </style:style>
    <style:style style:name="T111" style:family="text">
      <style:text-properties style:font-name="Latin Modern Roman" fo:font-size="18pt" fo:font-style="italic" style:text-underline-style="none" fo:font-weight="normal" officeooo:rsid="00d7485c" style:font-name-asian="Latin Modern Math" style:font-size-asian="18pt" style:font-style-asian="italic" style:font-weight-asian="normal" style:font-name-complex="Latin Modern Math" style:font-size-complex="18pt" style:font-style-complex="italic" style:font-weight-complex="normal"/>
    </style:style>
    <style:style style:name="T112" style:family="text">
      <style:text-properties style:font-name="Latin Modern Roman" fo:font-size="18pt" fo:font-style="normal" style:text-underline-style="none" fo:font-weight="normal" officeooo:rsid="00d7485c" style:font-name-asian="Latin Modern Math" style:font-size-asian="18pt" style:font-style-asian="normal" style:font-weight-asian="normal" style:font-name-complex="Latin Modern Math" style:font-size-complex="18pt" style:font-style-complex="normal" style:font-weight-complex="normal"/>
    </style:style>
    <style:style style:name="T113" style:family="text">
      <style:text-properties style:font-name="Latin Modern Roman" fo:font-size="18pt" fo:font-style="normal" style:text-underline-style="none" fo:font-weight="normal" officeooo:rsid="00d92b7e" style:font-name-asian="Latin Modern Math" style:font-size-asian="18pt" style:font-style-asian="normal" style:font-weight-asian="normal" style:font-name-complex="Latin Modern Math" style:font-size-complex="18pt" style:font-style-complex="normal" style:font-weight-complex="normal"/>
    </style:style>
    <style:style style:name="T114" style:family="text">
      <style:text-properties style:font-name="Latin Modern Roman" fo:font-size="18pt" fo:font-style="normal" style:text-underline-style="none" fo:font-weight="normal" officeooo:rsid="00db7704" style:font-name-asian="Latin Modern Math" style:font-size-asian="18pt" style:font-style-asian="normal" style:font-weight-asian="normal" style:font-name-complex="Latin Modern Math" style:font-size-complex="18pt" style:font-style-complex="normal" style:font-weight-complex="normal"/>
    </style:style>
    <style:style style:name="T115" style:family="text">
      <style:text-properties style:font-name="Latin Modern Roman" fo:font-size="18pt" fo:font-style="normal" style:text-underline-style="none" fo:font-weight="normal" officeooo:rsid="00dd48c3" style:font-name-asian="Latin Modern Math" style:font-size-asian="18pt" style:font-style-asian="normal" style:font-weight-asian="normal" style:font-name-complex="Latin Modern Math" style:font-size-complex="18pt" style:font-style-complex="normal" style:font-weight-complex="normal"/>
    </style:style>
    <style:style style:name="T116" style:family="text">
      <style:text-properties style:font-name="Latin Modern Roman" fo:font-size="18pt" fo:font-style="italic" style:text-underline-style="none" fo:font-weight="normal" officeooo:rsid="00dd48c3" style:font-name-asian="Latin Modern Math" style:font-size-asian="18pt" style:font-style-asian="italic" style:font-weight-asian="normal" style:font-name-complex="Latin Modern Math" style:font-size-complex="18pt" style:font-style-complex="italic" style:font-weight-complex="normal"/>
    </style:style>
    <style:style style:name="T117" style:family="text">
      <style:text-properties style:font-name="Latin Modern Roman" fo:font-size="18pt" fo:font-style="normal" style:text-underline-style="none" fo:font-weight="normal" officeooo:rsid="00dd6434" style:font-name-asian="Latin Modern Math" style:font-size-asian="18pt" style:font-style-asian="normal" style:font-weight-asian="normal" style:font-name-complex="Latin Modern Math" style:font-size-complex="18pt" style:font-style-complex="normal" style:font-weight-complex="normal"/>
    </style:style>
    <style:style style:name="T118" style:family="text">
      <style:text-properties style:font-name="Latin Modern Roman" fo:font-size="18pt" fo:font-style="normal" style:text-underline-style="none" fo:font-weight="normal" officeooo:rsid="00de9a64" style:font-name-asian="Latin Modern Math" style:font-size-asian="18pt" style:font-style-asian="normal" style:font-weight-asian="normal" style:font-name-complex="Latin Modern Math" style:font-size-complex="18pt" style:font-style-complex="normal" style:font-weight-complex="normal"/>
    </style:style>
    <style:style style:name="T119" style:family="text">
      <style:text-properties style:font-name="Latin Modern Roman" fo:font-size="18pt" fo:font-style="normal" style:text-underline-style="none" fo:font-weight="normal" officeooo:rsid="00e0052b" style:font-name-asian="Latin Modern Math" style:font-size-asian="18pt" style:font-style-asian="normal" style:font-weight-asian="normal" style:font-name-complex="Latin Modern Math" style:font-size-complex="18pt" style:font-style-complex="normal" style:font-weight-complex="normal"/>
    </style:style>
    <style:style style:name="T120" style:family="text">
      <style:text-properties style:font-name="Latin Modern Roman" fo:font-size="18pt" fo:font-style="normal" style:text-underline-style="none" fo:font-weight="normal" officeooo:rsid="00e0c519" style:font-name-asian="Latin Modern Math" style:font-size-asian="18pt" style:font-style-asian="normal" style:font-weight-asian="normal" style:font-name-complex="Latin Modern Math" style:font-size-complex="18pt" style:font-style-complex="normal" style:font-weight-complex="normal"/>
    </style:style>
    <style:style style:name="T121" style:family="text">
      <style:text-properties style:font-name="Latin Modern Roman" fo:font-size="18pt" fo:font-style="italic" style:text-underline-style="none" fo:font-weight="normal" officeooo:rsid="00e0c519" style:font-name-asian="Latin Modern Math" style:font-size-asian="18pt" style:font-style-asian="italic" style:font-weight-asian="normal" style:font-name-complex="Latin Modern Math" style:font-size-complex="18pt" style:font-style-complex="italic" style:font-weight-complex="normal"/>
    </style:style>
    <style:style style:name="T122" style:family="text">
      <style:text-properties style:font-name="Latin Modern Roman" fo:font-size="18pt" fo:font-style="normal" style:text-underline-style="none" fo:font-weight="normal" officeooo:rsid="00e0e9f2" style:font-name-asian="Latin Modern Math" style:font-size-asian="18pt" style:font-style-asian="normal" style:font-weight-asian="normal" style:font-name-complex="Latin Modern Math" style:font-size-complex="18pt" style:font-style-complex="normal" style:font-weight-complex="normal"/>
    </style:style>
    <style:style style:name="T123" style:family="text">
      <style:text-properties style:font-name="Latin Modern Roman" fo:font-size="18pt" fo:font-style="normal" style:text-underline-style="none" fo:font-weight="normal" officeooo:rsid="00e2bbb8" style:font-name-asian="Latin Modern Math" style:font-size-asian="18pt" style:font-style-asian="normal" style:font-weight-asian="normal" style:font-name-complex="Latin Modern Math" style:font-size-complex="18pt" style:font-style-complex="normal" style:font-weight-complex="normal"/>
    </style:style>
    <style:style style:name="T124" style:family="text">
      <style:text-properties style:font-name="Latin Modern Roman" fo:font-size="18pt" fo:font-style="normal" style:text-underline-style="none" fo:font-weight="normal" officeooo:rsid="00e373e7" style:font-name-asian="Latin Modern Math" style:font-size-asian="18pt" style:font-style-asian="normal" style:font-weight-asian="normal" style:font-name-complex="Latin Modern Math" style:font-size-complex="18pt" style:font-style-complex="normal" style:font-weight-complex="normal"/>
    </style:style>
    <style:style style:name="T125" style:family="text">
      <style:text-properties style:font-name="Latin Modern Roman" fo:font-size="18pt" fo:font-style="normal" style:text-underline-style="none" fo:font-weight="normal" officeooo:rsid="00e4232d" style:font-name-asian="Latin Modern Math" style:font-size-asian="18pt" style:font-style-asian="normal" style:font-weight-asian="normal" style:font-name-complex="Latin Modern Math" style:font-size-complex="18pt" style:font-style-complex="normal" style:font-weight-complex="normal"/>
    </style:style>
    <style:style style:name="T126" style:family="text">
      <style:text-properties style:font-name="Latin Modern Roman" fo:font-size="18pt" fo:font-style="normal" style:text-underline-style="none" fo:font-weight="normal" officeooo:rsid="00e5b1fe" style:font-name-asian="Latin Modern Math" style:font-size-asian="18pt" style:font-style-asian="normal" style:font-weight-asian="normal" style:font-name-complex="Latin Modern Math" style:font-size-complex="18pt" style:font-style-complex="normal" style:font-weight-complex="normal"/>
    </style:style>
    <style:style style:name="T127" style:family="text">
      <style:text-properties style:font-name="Latin Modern Roman" fo:font-size="18pt" fo:font-style="normal" style:text-underline-style="none" fo:font-weight="normal" officeooo:rsid="00e6e226" style:font-name-asian="Latin Modern Math" style:font-size-asian="18pt" style:font-style-asian="normal" style:font-weight-asian="normal" style:font-name-complex="Latin Modern Math" style:font-size-complex="18pt" style:font-style-complex="normal" style:font-weight-complex="normal"/>
    </style:style>
    <style:style style:name="T128" style:family="text">
      <style:text-properties style:font-name="Latin Modern Roman" fo:font-size="18pt" fo:font-style="italic" style:text-underline-style="none" fo:font-weight="normal" officeooo:rsid="00e7f92f" style:font-name-asian="Latin Modern Math" style:font-size-asian="18pt" style:font-style-asian="italic" style:font-weight-asian="normal" style:font-name-complex="Latin Modern Math" style:font-size-complex="18pt" style:font-style-complex="italic" style:font-weight-complex="normal"/>
    </style:style>
    <style:style style:name="T129" style:family="text">
      <style:text-properties style:font-name="Latin Modern Roman" fo:font-size="18pt" fo:font-style="normal" style:text-underline-style="none" fo:font-weight="normal" officeooo:rsid="00e7f92f" style:font-name-asian="Latin Modern Math" style:font-size-asian="18pt" style:font-style-asian="normal" style:font-weight-asian="normal" style:font-name-complex="Latin Modern Math" style:font-size-complex="18pt" style:font-style-complex="normal" style:font-weight-complex="normal"/>
    </style:style>
    <style:style style:name="T130" style:family="text">
      <style:text-properties style:font-name="Latin Modern Roman" fo:font-size="18pt" fo:font-style="normal" style:text-underline-style="none" fo:font-weight="normal" officeooo:rsid="00e914da" style:font-name-asian="Latin Modern Math" style:font-size-asian="18pt" style:font-style-asian="normal" style:font-weight-asian="normal" style:font-name-complex="Latin Modern Math" style:font-size-complex="18pt" style:font-style-complex="normal" style:font-weight-complex="normal"/>
    </style:style>
    <style:style style:name="T131" style:family="text">
      <style:text-properties style:font-name="Latin Modern Roman" fo:font-size="18pt" fo:font-style="normal" style:text-underline-style="none" fo:font-weight="normal" officeooo:rsid="00ea1a7a" style:font-name-asian="Latin Modern Math" style:font-size-asian="18pt" style:font-style-asian="normal" style:font-weight-asian="normal" style:font-name-complex="Latin Modern Math" style:font-size-complex="18pt" style:font-style-complex="normal" style:font-weight-complex="normal"/>
    </style:style>
    <style:style style:name="T132" style:family="text">
      <style:text-properties style:font-name="Latin Modern Roman" fo:font-size="18pt" fo:font-style="italic" style:text-underline-style="none" fo:font-weight="normal" officeooo:rsid="00ea2635" style:font-name-asian="Latin Modern Math" style:font-size-asian="18pt" style:font-style-asian="italic" style:font-weight-asian="normal" style:font-name-complex="Latin Modern Math" style:font-size-complex="18pt" style:font-style-complex="italic" style:font-weight-complex="normal"/>
    </style:style>
    <style:style style:name="T133" style:family="text">
      <style:text-properties style:font-name="Latin Modern Roman" fo:font-size="18pt" fo:font-style="normal" style:text-underline-style="none" fo:font-weight="normal" officeooo:rsid="00ea2635" style:font-name-asian="Latin Modern Math" style:font-size-asian="18pt" style:font-style-asian="normal" style:font-weight-asian="normal" style:font-name-complex="Latin Modern Math" style:font-size-complex="18pt" style:font-style-complex="normal" style:font-weight-complex="normal"/>
    </style:style>
    <style:style style:name="T134" style:family="text">
      <style:text-properties style:font-name="Latin Modern Roman" fo:font-size="18pt" fo:font-style="normal" style:text-underline-style="none" fo:font-weight="normal" officeooo:rsid="00ea27cd" style:font-name-asian="Latin Modern Math" style:font-size-asian="18pt" style:font-style-asian="normal" style:font-weight-asian="normal" style:font-name-complex="Latin Modern Math" style:font-size-complex="18pt" style:font-style-complex="normal" style:font-weight-complex="normal"/>
    </style:style>
    <style:style style:name="T135" style:family="text">
      <style:text-properties style:font-name="Latin Modern Roman" fo:font-size="18pt" fo:font-style="normal" style:text-underline-style="none" fo:font-weight="normal" officeooo:rsid="00ec3d9e" style:font-name-asian="Latin Modern Math" style:font-size-asian="18pt" style:font-style-asian="normal" style:font-weight-asian="normal" style:font-name-complex="Latin Modern Math" style:font-size-complex="18pt" style:font-style-complex="normal" style:font-weight-complex="normal"/>
    </style:style>
    <style:style style:name="T136" style:family="text">
      <style:text-properties style:font-name="Latin Modern Roman" fo:font-size="18pt" fo:font-style="normal" style:text-underline-style="none" fo:font-weight="normal" officeooo:rsid="00edbbdb" style:font-name-asian="Latin Modern Math" style:font-size-asian="18pt" style:font-style-asian="normal" style:font-weight-asian="normal" style:font-name-complex="Latin Modern Math" style:font-size-complex="18pt" style:font-style-complex="normal" style:font-weight-complex="normal"/>
    </style:style>
    <style:style style:name="T137" style:family="text">
      <style:text-properties style:font-name="Latin Modern Roman" fo:font-size="18pt" fo:font-style="italic" style:text-underline-style="none" fo:font-weight="normal" officeooo:rsid="00edbbdb" style:font-name-asian="Latin Modern Math" style:font-size-asian="18pt" style:font-style-asian="italic" style:font-weight-asian="normal" style:font-name-complex="Latin Modern Math" style:font-size-complex="18pt" style:font-style-complex="italic" style:font-weight-complex="normal"/>
    </style:style>
    <style:style style:name="T138" style:family="text">
      <style:text-properties style:font-name="Latin Modern Roman" fo:font-size="18pt" fo:font-style="normal" style:text-underline-style="none" fo:font-weight="normal" officeooo:rsid="00ef2a2c" style:font-name-asian="Latin Modern Math" style:font-size-asian="18pt" style:font-style-asian="normal" style:font-weight-asian="normal" style:font-name-complex="Latin Modern Math" style:font-size-complex="18pt" style:font-style-complex="normal" style:font-weight-complex="normal"/>
    </style:style>
    <style:style style:name="T139" style:family="text">
      <style:text-properties style:font-name="Latin Modern Roman" fo:font-size="18pt" fo:font-style="normal" style:text-underline-style="none" fo:font-weight="normal" officeooo:rsid="00f0a684" style:font-name-asian="Latin Modern Math" style:font-size-asian="18pt" style:font-style-asian="normal" style:font-weight-asian="normal" style:font-name-complex="Latin Modern Math" style:font-size-complex="18pt" style:font-style-complex="normal" style:font-weight-complex="normal"/>
    </style:style>
    <style:style style:name="T140" style:family="text">
      <style:text-properties style:font-name="Latin Modern Roman" fo:font-size="18pt" fo:font-style="normal" style:text-underline-style="none" fo:font-weight="normal" officeooo:rsid="00f16246" style:font-name-asian="Latin Modern Math" style:font-size-asian="18pt" style:font-style-asian="normal" style:font-weight-asian="normal" style:font-name-complex="Latin Modern Math" style:font-size-complex="18pt" style:font-style-complex="normal" style:font-weight-complex="normal"/>
    </style:style>
    <style:style style:name="T141" style:family="text">
      <style:text-properties style:font-name="Latin Modern Roman" fo:font-size="18pt" fo:font-style="normal" style:text-underline-style="none" fo:font-weight="normal" officeooo:rsid="00f2bd63" style:font-name-asian="Latin Modern Math" style:font-size-asian="18pt" style:font-style-asian="normal" style:font-weight-asian="normal" style:font-name-complex="Latin Modern Math" style:font-size-complex="18pt" style:font-style-complex="normal" style:font-weight-complex="normal"/>
    </style:style>
    <style:style style:name="T142" style:family="text">
      <style:text-properties style:font-name="Latin Modern Roman" fo:font-size="18pt" fo:font-style="normal" style:text-underline-style="none" fo:font-weight="normal" officeooo:rsid="00f357f2" style:font-name-asian="Latin Modern Math" style:font-size-asian="18pt" style:font-style-asian="normal" style:font-weight-asian="normal" style:font-name-complex="Latin Modern Math" style:font-size-complex="18pt" style:font-style-complex="normal" style:font-weight-complex="normal"/>
    </style:style>
    <style:style style:name="T143" style:family="text">
      <style:text-properties style:font-name="Latin Modern Roman" fo:font-size="18pt" fo:font-style="italic" style:text-underline-style="none" fo:font-weight="normal" officeooo:rsid="00f37e6b" style:font-name-asian="Latin Modern Math" style:font-size-asian="18pt" style:font-style-asian="italic" style:font-weight-asian="normal" style:font-name-complex="Latin Modern Math" style:font-size-complex="18pt" style:font-style-complex="italic" style:font-weight-complex="normal"/>
    </style:style>
    <style:style style:name="T144" style:family="text">
      <style:text-properties style:font-name="Latin Modern Roman" fo:font-size="18pt" fo:font-style="normal" style:text-underline-style="none" fo:font-weight="normal" officeooo:rsid="00f37e6b" style:font-name-asian="Latin Modern Math" style:font-size-asian="18pt" style:font-style-asian="normal" style:font-weight-asian="normal" style:font-name-complex="Latin Modern Math" style:font-size-complex="18pt" style:font-style-complex="normal" style:font-weight-complex="normal"/>
    </style:style>
    <style:style style:name="T145" style:family="text">
      <style:text-properties style:font-name="Latin Modern Roman" fo:font-size="18pt" fo:font-style="normal" style:text-underline-style="none" fo:font-weight="normal" officeooo:rsid="00f45aee" style:font-name-asian="Latin Modern Math" style:font-size-asian="18pt" style:font-style-asian="normal" style:font-weight-asian="normal" style:font-name-complex="Latin Modern Math" style:font-size-complex="18pt" style:font-style-complex="normal" style:font-weight-complex="normal"/>
    </style:style>
    <style:style style:name="T146" style:family="text">
      <style:text-properties style:font-name="Latin Modern Roman" fo:font-size="18pt" fo:font-style="normal" style:text-underline-style="none" fo:font-weight="normal" officeooo:rsid="00f5221b" style:font-name-asian="Latin Modern Math" style:font-size-asian="18pt" style:font-style-asian="normal" style:font-weight-asian="normal" style:font-name-complex="Latin Modern Math" style:font-size-complex="18pt" style:font-style-complex="normal" style:font-weight-complex="normal"/>
    </style:style>
    <style:style style:name="T147" style:family="text">
      <style:text-properties style:font-name="Latin Modern Roman" fo:font-size="18pt" fo:font-style="normal" style:text-underline-style="none" fo:font-weight="normal" officeooo:rsid="00f566e7" style:font-name-asian="Latin Modern Math" style:font-size-asian="18pt" style:font-style-asian="normal" style:font-weight-asian="normal" style:font-name-complex="Latin Modern Math" style:font-size-complex="18pt" style:font-style-complex="normal" style:font-weight-complex="normal"/>
    </style:style>
    <style:style style:name="T148" style:family="text">
      <style:text-properties style:font-name="Latin Modern Roman" fo:font-size="18pt" fo:font-style="normal" style:text-underline-style="none" fo:font-weight="normal" officeooo:rsid="00f5b3d2" style:font-name-asian="Latin Modern Math" style:font-size-asian="18pt" style:font-style-asian="normal" style:font-weight-asian="normal" style:font-name-complex="Latin Modern Math" style:font-size-complex="18pt" style:font-style-complex="normal" style:font-weight-complex="normal"/>
    </style:style>
    <style:style style:name="T149" style:family="text">
      <style:text-properties style:font-name="Latin Modern Roman" fo:font-size="18pt" fo:font-style="normal" style:text-underline-style="none" fo:font-weight="normal" officeooo:rsid="00f6b699" style:font-name-asian="Latin Modern Math" style:font-size-asian="18pt" style:font-style-asian="normal" style:font-weight-asian="normal" style:font-name-complex="Latin Modern Math" style:font-size-complex="18pt" style:font-style-complex="normal" style:font-weight-complex="normal"/>
    </style:style>
    <style:style style:name="T150" style:family="text">
      <style:text-properties style:font-name="Latin Modern Roman" fo:font-size="18pt" fo:font-style="normal" style:text-underline-style="none" fo:font-weight="normal" officeooo:rsid="00f6ddfe" style:font-name-asian="Latin Modern Math" style:font-size-asian="18pt" style:font-style-asian="normal" style:font-weight-asian="normal" style:font-name-complex="Latin Modern Math" style:font-size-complex="18pt" style:font-style-complex="normal" style:font-weight-complex="normal"/>
    </style:style>
    <style:style style:name="T151" style:family="text">
      <style:text-properties style:font-name="Latin Modern Roman" fo:font-size="18pt" fo:font-style="normal" style:text-underline-style="none" fo:font-weight="normal" officeooo:rsid="00f7c644" style:font-name-asian="Latin Modern Math" style:font-size-asian="18pt" style:font-style-asian="normal" style:font-weight-asian="normal" style:font-name-complex="Latin Modern Math" style:font-size-complex="18pt" style:font-style-complex="normal" style:font-weight-complex="normal"/>
    </style:style>
    <style:style style:name="T152" style:family="text">
      <style:text-properties style:font-name="Latin Modern Roman" fo:font-size="18pt" fo:font-style="normal" style:text-underline-style="none" fo:font-weight="normal" officeooo:rsid="00f93c5b" style:font-name-asian="Latin Modern Math" style:font-size-asian="18pt" style:font-style-asian="normal" style:font-weight-asian="normal" style:font-name-complex="Latin Modern Math" style:font-size-complex="18pt" style:font-style-complex="normal" style:font-weight-complex="normal"/>
    </style:style>
    <style:style style:name="T153" style:family="text">
      <style:text-properties style:font-name="Latin Modern Roman" fo:font-size="18pt" fo:font-style="italic" style:text-underline-style="none" fo:font-weight="normal" officeooo:rsid="00fa4c50" style:font-name-asian="Latin Modern Math" style:font-size-asian="18pt" style:font-style-asian="italic" style:font-weight-asian="normal" style:font-name-complex="Latin Modern Math" style:font-size-complex="18pt" style:font-style-complex="italic" style:font-weight-complex="normal"/>
    </style:style>
    <style:style style:name="T154" style:family="text">
      <style:text-properties style:font-name="Latin Modern Roman" fo:font-size="18pt" fo:font-style="normal" style:text-underline-style="none" fo:font-weight="normal" officeooo:rsid="00fa4c50" style:font-name-asian="Latin Modern Math" style:font-size-asian="18pt" style:font-style-asian="normal" style:font-weight-asian="normal" style:font-name-complex="Latin Modern Math" style:font-size-complex="18pt" style:font-style-complex="normal" style:font-weight-complex="normal"/>
    </style:style>
    <style:style style:name="T155" style:family="text">
      <style:text-properties style:font-name="Latin Modern Roman" fo:font-size="18pt" fo:font-style="normal" style:text-underline-style="none" fo:font-weight="normal" officeooo:rsid="00fa710a" style:font-name-asian="Latin Modern Math" style:font-size-asian="18pt" style:font-style-asian="normal" style:font-weight-asian="normal" style:font-name-complex="Latin Modern Math" style:font-size-complex="18pt" style:font-style-complex="normal" style:font-weight-complex="normal"/>
    </style:style>
    <style:style style:name="T156" style:family="text">
      <style:text-properties style:font-name="Latin Modern Roman" fo:font-size="18pt" fo:font-style="normal" style:text-underline-style="none" fo:font-weight="normal" officeooo:rsid="00fa7a4c" style:font-name-asian="Latin Modern Math" style:font-size-asian="18pt" style:font-style-asian="normal" style:font-weight-asian="normal" style:font-name-complex="Latin Modern Math" style:font-size-complex="18pt" style:font-style-complex="normal" style:font-weight-complex="normal"/>
    </style:style>
    <style:style style:name="T157" style:family="text">
      <style:text-properties style:font-name="Latin Modern Roman" fo:font-size="18pt" fo:font-style="normal" style:text-underline-style="none" fo:font-weight="normal" officeooo:rsid="00facf8e" style:font-name-asian="Latin Modern Math" style:font-size-asian="18pt" style:font-style-asian="normal" style:font-weight-asian="normal" style:font-name-complex="Latin Modern Math" style:font-size-complex="18pt" style:font-style-complex="normal" style:font-weight-complex="normal"/>
    </style:style>
    <style:style style:name="T158" style:family="text">
      <style:text-properties style:font-name="Latin Modern Roman" fo:font-size="18pt" fo:font-style="normal" style:text-underline-style="none" fo:font-weight="normal" officeooo:rsid="00fb64dd" style:font-name-asian="Latin Modern Math" style:font-size-asian="18pt" style:font-style-asian="normal" style:font-weight-asian="normal" style:font-name-complex="Latin Modern Math" style:font-size-complex="18pt" style:font-style-complex="normal" style:font-weight-complex="normal"/>
    </style:style>
    <style:style style:name="T159" style:family="text">
      <style:text-properties style:font-name="Latin Modern Roman" fo:font-size="18pt" fo:font-style="normal" style:text-underline-style="none" fo:font-weight="normal" officeooo:rsid="00fcade2" style:font-name-asian="Latin Modern Math" style:font-size-asian="18pt" style:font-style-asian="normal" style:font-weight-asian="normal" style:font-name-complex="Latin Modern Math" style:font-size-complex="18pt" style:font-style-complex="normal" style:font-weight-complex="normal"/>
    </style:style>
    <style:style style:name="T160" style:family="text">
      <style:text-properties style:font-name="Latin Modern Roman" fo:font-size="18pt" fo:font-style="normal" style:text-underline-style="none" fo:font-weight="normal" officeooo:rsid="00fd523b" style:font-name-asian="Latin Modern Math" style:font-size-asian="18pt" style:font-style-asian="normal" style:font-weight-asian="normal" style:font-name-complex="Latin Modern Math" style:font-size-complex="18pt" style:font-style-complex="normal" style:font-weight-complex="normal"/>
    </style:style>
    <style:style style:name="T161" style:family="text">
      <style:text-properties style:font-name="Latin Modern Roman" fo:font-size="18pt" fo:font-style="italic" style:text-underline-style="none" fo:font-weight="normal" officeooo:rsid="00fde6de" style:font-name-asian="Latin Modern Math" style:font-size-asian="18pt" style:font-style-asian="italic" style:font-weight-asian="normal" style:font-name-complex="Latin Modern Math" style:font-size-complex="18pt" style:font-style-complex="italic" style:font-weight-complex="normal"/>
    </style:style>
    <style:style style:name="T162" style:family="text">
      <style:text-properties style:font-name="Latin Modern Roman" fo:font-size="18pt" fo:font-style="normal" style:text-underline-style="none" fo:font-weight="normal" officeooo:rsid="00fde6de" style:font-name-asian="Latin Modern Math" style:font-size-asian="18pt" style:font-style-asian="normal" style:font-weight-asian="normal" style:font-name-complex="Latin Modern Math" style:font-size-complex="18pt" style:font-style-complex="normal" style:font-weight-complex="normal"/>
    </style:style>
    <style:style style:name="T163" style:family="text">
      <style:text-properties style:font-name="Latin Modern Roman" fo:font-size="18pt" fo:font-style="normal" style:text-underline-style="none" fo:font-weight="normal" officeooo:rsid="00ff5b95" style:font-name-asian="Latin Modern Math" style:font-size-asian="18pt" style:font-style-asian="normal" style:font-weight-asian="normal" style:font-name-complex="Latin Modern Math" style:font-size-complex="18pt" style:font-style-complex="normal" style:font-weight-complex="normal"/>
    </style:style>
    <style:style style:name="T164" style:family="text">
      <style:text-properties style:font-name="Latin Modern Roman" fo:font-size="18pt" fo:font-style="normal" style:text-underline-style="none" fo:font-weight="normal" officeooo:rsid="0101edda" style:font-name-asian="Latin Modern Math" style:font-size-asian="18pt" style:font-style-asian="normal" style:font-weight-asian="normal" style:font-name-complex="Latin Modern Math" style:font-size-complex="18pt" style:font-style-complex="normal" style:font-weight-complex="normal"/>
    </style:style>
    <style:style style:name="T165" style:family="text">
      <style:text-properties style:font-name="Latin Modern Roman" fo:font-size="18pt" fo:font-style="normal" style:text-underline-style="none" fo:font-weight="normal" officeooo:rsid="0101f885" style:font-name-asian="Latin Modern Math" style:font-size-asian="18pt" style:font-style-asian="normal" style:font-weight-asian="normal" style:font-name-complex="Latin Modern Math" style:font-size-complex="18pt" style:font-style-complex="normal" style:font-weight-complex="normal"/>
    </style:style>
    <style:style style:name="T166" style:family="text">
      <style:text-properties style:font-name="Latin Modern Roman" fo:font-size="18pt" fo:font-style="normal" style:text-underline-style="none" fo:font-weight="normal" officeooo:rsid="0102598e" style:font-name-asian="Latin Modern Math" style:font-size-asian="18pt" style:font-style-asian="normal" style:font-weight-asian="normal" style:font-name-complex="Latin Modern Math" style:font-size-complex="18pt" style:font-style-complex="normal" style:font-weight-complex="normal"/>
    </style:style>
    <style:style style:name="T167" style:family="text">
      <style:text-properties style:font-name="Latin Modern Roman" fo:font-size="18pt" fo:font-style="normal" style:text-underline-style="none" fo:font-weight="normal" officeooo:rsid="0102b7d6" style:font-name-asian="Latin Modern Math" style:font-size-asian="18pt" style:font-style-asian="normal" style:font-weight-asian="normal" style:font-name-complex="Latin Modern Math" style:font-size-complex="18pt" style:font-style-complex="normal" style:font-weight-complex="normal"/>
    </style:style>
    <style:style style:name="T168" style:family="text">
      <style:text-properties style:font-name="Latin Modern Roman" fo:font-size="18pt" fo:font-style="normal" style:text-underline-style="none" fo:font-weight="normal" officeooo:rsid="0104590e" style:font-name-asian="Latin Modern Math" style:font-size-asian="18pt" style:font-style-asian="normal" style:font-weight-asian="normal" style:font-name-complex="Latin Modern Math" style:font-size-complex="18pt" style:font-style-complex="normal" style:font-weight-complex="normal"/>
    </style:style>
    <style:style style:name="T169" style:family="text">
      <style:text-properties style:font-name="Latin Modern Roman" fo:font-size="18pt" fo:font-style="normal" style:text-underline-style="none" fo:font-weight="normal" officeooo:rsid="01051ec4" style:font-name-asian="Latin Modern Math" style:font-size-asian="18pt" style:font-style-asian="normal" style:font-weight-asian="normal" style:font-name-complex="Latin Modern Math" style:font-size-complex="18pt" style:font-style-complex="normal" style:font-weight-complex="normal"/>
    </style:style>
    <style:style style:name="T170" style:family="text">
      <style:text-properties style:font-name="Latin Modern Roman" fo:font-size="18pt" fo:font-style="italic" style:text-underline-style="none" fo:font-weight="normal" officeooo:rsid="01051ec4" style:font-name-asian="Latin Modern Math" style:font-size-asian="18pt" style:font-style-asian="italic" style:font-weight-asian="normal" style:font-name-complex="Latin Modern Math" style:font-size-complex="18pt" style:font-style-complex="italic" style:font-weight-complex="normal"/>
    </style:style>
    <style:style style:name="T171" style:family="text">
      <style:text-properties style:font-name="Latin Modern Roman" fo:font-size="18pt" fo:font-style="normal" style:text-underline-style="none" fo:font-weight="normal" officeooo:rsid="01069824" style:font-name-asian="Latin Modern Math" style:font-size-asian="18pt" style:font-style-asian="normal" style:font-weight-asian="normal" style:font-name-complex="Latin Modern Math" style:font-size-complex="18pt" style:font-style-complex="normal" style:font-weight-complex="normal"/>
    </style:style>
    <style:style style:name="T172" style:family="text">
      <style:text-properties style:font-name="Latin Modern Roman" fo:font-size="18pt" fo:font-style="normal" style:text-underline-style="none" fo:font-weight="normal" officeooo:rsid="01087786" style:font-name-asian="Latin Modern Math" style:font-size-asian="18pt" style:font-style-asian="normal" style:font-weight-asian="normal" style:font-name-complex="Latin Modern Math" style:font-size-complex="18pt" style:font-style-complex="normal" style:font-weight-complex="normal"/>
    </style:style>
    <style:style style:name="T173" style:family="text">
      <style:text-properties style:font-name="Latin Modern Roman" fo:font-size="18pt" fo:font-style="normal" style:text-underline-style="none" fo:font-weight="normal" officeooo:rsid="0109e724" style:font-name-asian="Latin Modern Math" style:font-size-asian="18pt" style:font-style-asian="normal" style:font-weight-asian="normal" style:font-name-complex="Latin Modern Math" style:font-size-complex="18pt" style:font-style-complex="normal" style:font-weight-complex="normal"/>
    </style:style>
    <style:style style:name="T174" style:family="text">
      <style:text-properties style:font-name="Latin Modern Roman" fo:font-size="18pt" fo:font-style="normal" style:text-underline-style="none" fo:font-weight="normal" officeooo:rsid="010bbd0b" style:font-name-asian="Latin Modern Math" style:font-size-asian="18pt" style:font-style-asian="normal" style:font-weight-asian="normal" style:font-name-complex="Latin Modern Math" style:font-size-complex="18pt" style:font-style-complex="normal" style:font-weight-complex="normal"/>
    </style:style>
    <style:style style:name="T175" style:family="text">
      <style:text-properties style:font-name="Latin Modern Roman" fo:font-size="18pt" fo:font-style="normal" style:text-underline-style="none" fo:font-weight="normal" officeooo:rsid="010d656b" style:font-name-asian="Latin Modern Math" style:font-size-asian="18pt" style:font-style-asian="normal" style:font-weight-asian="normal" style:font-name-complex="Latin Modern Math" style:font-size-complex="18pt" style:font-style-complex="normal" style:font-weight-complex="normal"/>
    </style:style>
    <style:style style:name="T176" style:family="text">
      <style:text-properties style:font-name="Latin Modern Roman" fo:font-size="18pt" fo:font-style="italic" style:text-underline-style="none" fo:font-weight="normal" officeooo:rsid="010e6d1d" style:font-name-asian="Latin Modern Math" style:font-size-asian="18pt" style:font-style-asian="italic" style:font-weight-asian="normal" style:font-name-complex="Latin Modern Math" style:font-size-complex="18pt" style:font-style-complex="italic" style:font-weight-complex="normal"/>
    </style:style>
    <style:style style:name="T177" style:family="text">
      <style:text-properties style:font-name="Latin Modern Roman" fo:font-size="18pt" fo:font-style="normal" style:text-underline-style="none" fo:font-weight="normal" officeooo:rsid="010e6d1d" style:font-name-asian="Latin Modern Math" style:font-size-asian="18pt" style:font-style-asian="normal" style:font-weight-asian="normal" style:font-name-complex="Latin Modern Math" style:font-size-complex="18pt" style:font-style-complex="normal" style:font-weight-complex="normal"/>
    </style:style>
    <style:style style:name="T178" style:family="text">
      <style:text-properties style:font-name="Latin Modern Roman" fo:font-size="18pt" fo:font-style="normal" style:text-underline-style="none" fo:font-weight="normal" officeooo:rsid="010ecb56" style:font-name-asian="Latin Modern Math" style:font-size-asian="18pt" style:font-style-asian="normal" style:font-weight-asian="normal" style:font-name-complex="Latin Modern Math" style:font-size-complex="18pt" style:font-style-complex="normal" style:font-weight-complex="normal"/>
    </style:style>
    <style:style style:name="T179" style:family="text">
      <style:text-properties style:font-name="Latin Modern Roman" fo:font-size="18pt" fo:font-style="normal" style:text-underline-style="none" fo:font-weight="normal" officeooo:rsid="010fe87e" style:font-name-asian="Latin Modern Math" style:font-size-asian="18pt" style:font-style-asian="normal" style:font-weight-asian="normal" style:font-name-complex="Latin Modern Math" style:font-size-complex="18pt" style:font-style-complex="normal" style:font-weight-complex="normal"/>
    </style:style>
    <style:style style:name="T180" style:family="text">
      <style:text-properties style:font-name="Latin Modern Roman" fo:font-size="18pt" fo:font-style="normal" style:text-underline-style="none" fo:font-weight="normal" officeooo:rsid="0111e386" style:font-name-asian="Latin Modern Math" style:font-size-asian="18pt" style:font-style-asian="normal" style:font-weight-asian="normal" style:font-name-complex="Latin Modern Math" style:font-size-complex="18pt" style:font-style-complex="normal" style:font-weight-complex="normal"/>
    </style:style>
    <style:style style:name="T181" style:family="text">
      <style:text-properties style:font-name="Latin Modern Roman" fo:font-size="18pt" fo:font-style="italic" style:text-underline-style="none" fo:font-weight="normal" officeooo:rsid="0111e386" style:font-name-asian="Latin Modern Math" style:font-size-asian="18pt" style:font-style-asian="italic" style:font-weight-asian="normal" style:font-name-complex="Latin Modern Math" style:font-size-complex="18pt" style:font-style-complex="italic" style:font-weight-complex="normal"/>
    </style:style>
    <style:style style:name="T182" style:family="text">
      <style:text-properties style:font-name="Latin Modern Roman" fo:font-size="18pt" fo:font-style="normal" style:text-underline-style="none" fo:font-weight="normal" officeooo:rsid="011205fc" style:font-name-asian="Latin Modern Math" style:font-size-asian="18pt" style:font-style-asian="normal" style:font-weight-asian="normal" style:font-name-complex="Latin Modern Math" style:font-size-complex="18pt" style:font-style-complex="normal" style:font-weight-complex="normal"/>
    </style:style>
    <style:style style:name="T183" style:family="text">
      <style:text-properties style:font-name="Latin Modern Roman" fo:font-size="18pt" fo:font-style="normal" style:text-underline-style="none" fo:font-weight="normal" officeooo:rsid="0112bd78" style:font-name-asian="Latin Modern Math" style:font-size-asian="18pt" style:font-style-asian="normal" style:font-weight-asian="normal" style:font-name-complex="Latin Modern Math" style:font-size-complex="18pt" style:font-style-complex="normal" style:font-weight-complex="normal"/>
    </style:style>
    <style:style style:name="T184" style:family="text">
      <style:text-properties style:font-name="Latin Modern Roman" fo:font-size="18pt" fo:font-style="normal" style:text-underline-style="none" fo:font-weight="normal" officeooo:rsid="01148a69" style:font-name-asian="Latin Modern Math" style:font-size-asian="18pt" style:font-style-asian="normal" style:font-weight-asian="normal" style:font-name-complex="Latin Modern Math" style:font-size-complex="18pt" style:font-style-complex="normal" style:font-weight-complex="normal"/>
    </style:style>
    <style:style style:name="T185" style:family="text">
      <style:text-properties style:font-name="Latin Modern Roman" fo:font-size="18pt" fo:font-style="italic" style:text-underline-style="none" fo:font-weight="normal" officeooo:rsid="01148a69" style:font-name-asian="Latin Modern Math" style:font-size-asian="18pt" style:font-style-asian="italic" style:font-weight-asian="normal" style:font-name-complex="Latin Modern Math" style:font-size-complex="18pt" style:font-style-complex="italic" style:font-weight-complex="normal"/>
    </style:style>
    <style:style style:name="T186" style:family="text">
      <style:text-properties style:font-name="Latin Modern Roman" fo:font-size="18pt" fo:font-style="normal" style:text-underline-style="none" fo:font-weight="normal" officeooo:rsid="01166866" style:font-name-asian="Latin Modern Math" style:font-size-asian="18pt" style:font-style-asian="normal" style:font-weight-asian="normal" style:font-name-complex="Latin Modern Math" style:font-size-complex="18pt" style:font-style-complex="normal" style:font-weight-complex="normal"/>
    </style:style>
    <style:style style:name="T187" style:family="text">
      <style:text-properties style:font-name="Latin Modern Roman" fo:font-size="18pt" fo:font-style="normal" style:text-underline-style="none" fo:font-weight="normal" officeooo:rsid="01180e4b" style:font-name-asian="Latin Modern Math" style:font-size-asian="18pt" style:font-style-asian="normal" style:font-weight-asian="normal" style:font-name-complex="Latin Modern Math" style:font-size-complex="18pt" style:font-style-complex="normal" style:font-weight-complex="normal"/>
    </style:style>
    <style:style style:name="T188" style:family="text">
      <style:text-properties style:font-name="Latin Modern Roman" fo:font-size="18pt" fo:font-style="normal" style:text-underline-style="none" fo:font-weight="normal" officeooo:rsid="01183c09" style:font-name-asian="Latin Modern Math" style:font-size-asian="18pt" style:font-style-asian="normal" style:font-weight-asian="normal" style:font-name-complex="Latin Modern Math" style:font-size-complex="18pt" style:font-style-complex="normal" style:font-weight-complex="normal"/>
    </style:style>
    <style:style style:name="T189" style:family="text">
      <style:text-properties style:font-name="Latin Modern Roman" fo:font-size="18pt" fo:font-style="normal" style:text-underline-style="none" fo:font-weight="normal" officeooo:rsid="011a1688" style:font-name-asian="Latin Modern Math" style:font-size-asian="18pt" style:font-style-asian="normal" style:font-weight-asian="normal" style:font-name-complex="Latin Modern Math" style:font-size-complex="18pt" style:font-style-complex="normal" style:font-weight-complex="normal"/>
    </style:style>
    <style:style style:name="T190" style:family="text">
      <style:text-properties style:font-name="Latin Modern Roman" fo:font-size="18pt" fo:font-style="italic" style:text-underline-style="none" fo:font-weight="normal" officeooo:rsid="011a1688" style:font-name-asian="Latin Modern Math" style:font-size-asian="18pt" style:font-style-asian="italic" style:font-weight-asian="normal" style:font-name-complex="Latin Modern Math" style:font-size-complex="18pt" style:font-style-complex="italic" style:font-weight-complex="normal"/>
    </style:style>
    <style:style style:name="T191" style:family="text">
      <style:text-properties style:font-name="Latin Modern Roman" fo:font-size="18pt" fo:font-style="normal" style:text-underline-style="none" fo:font-weight="normal" officeooo:rsid="011a45b3" style:font-name-asian="Latin Modern Math" style:font-size-asian="18pt" style:font-style-asian="normal" style:font-weight-asian="normal" style:font-name-complex="Latin Modern Math" style:font-size-complex="18pt" style:font-style-complex="normal" style:font-weight-complex="normal"/>
    </style:style>
    <style:style style:name="T192" style:family="text">
      <style:text-properties style:font-name="Latin Modern Roman" fo:font-size="18pt" fo:font-style="normal" style:text-underline-style="none" fo:font-weight="normal" officeooo:rsid="011b2ad9" style:font-name-asian="Latin Modern Math" style:font-size-asian="18pt" style:font-style-asian="normal" style:font-weight-asian="normal" style:font-name-complex="Latin Modern Math" style:font-size-complex="18pt" style:font-style-complex="normal" style:font-weight-complex="normal"/>
    </style:style>
    <style:style style:name="T193" style:family="text">
      <style:text-properties style:font-name="Latin Modern Roman" fo:font-size="18pt" fo:font-style="normal" style:text-underline-style="none" fo:font-weight="normal" officeooo:rsid="011d03cf" style:font-name-asian="Latin Modern Math" style:font-size-asian="18pt" style:font-style-asian="normal" style:font-weight-asian="normal" style:font-name-complex="Latin Modern Math" style:font-size-complex="18pt" style:font-style-complex="normal" style:font-weight-complex="normal"/>
    </style:style>
    <style:style style:name="T194" style:family="text">
      <style:text-properties style:font-name="Latin Modern Roman" fo:font-size="18pt" fo:font-style="italic" style:text-underline-style="none" fo:font-weight="normal" officeooo:rsid="011d03cf" style:font-name-asian="Latin Modern Math" style:font-size-asian="18pt" style:font-style-asian="italic" style:font-weight-asian="normal" style:font-name-complex="Latin Modern Math" style:font-size-complex="18pt" style:font-style-complex="italic" style:font-weight-complex="normal"/>
    </style:style>
    <style:style style:name="T195" style:family="text">
      <style:text-properties style:font-name="Latin Modern Roman" fo:font-size="18pt" fo:font-style="normal" style:text-underline-style="none" fo:font-weight="normal" officeooo:rsid="011eeb3e" style:font-name-asian="Latin Modern Math" style:font-size-asian="18pt" style:font-style-asian="normal" style:font-weight-asian="normal" style:font-name-complex="Latin Modern Math" style:font-size-complex="18pt" style:font-style-complex="normal" style:font-weight-complex="normal"/>
    </style:style>
    <style:style style:name="T196" style:family="text">
      <style:text-properties style:font-name="Latin Modern Roman" fo:font-size="18pt" fo:font-style="normal" style:text-underline-style="none" fo:font-weight="normal" officeooo:rsid="011ef4ad" style:font-name-asian="Latin Modern Math" style:font-size-asian="18pt" style:font-style-asian="normal" style:font-weight-asian="normal" style:font-name-complex="Latin Modern Math" style:font-size-complex="18pt" style:font-style-complex="normal" style:font-weight-complex="normal"/>
    </style:style>
    <style:style style:name="T197" style:family="text">
      <style:text-properties style:font-name="Latin Modern Roman" fo:font-size="18pt" fo:font-style="normal" style:text-underline-style="none" fo:font-weight="normal" officeooo:rsid="011f4b1e" style:font-name-asian="Latin Modern Math" style:font-size-asian="18pt" style:font-style-asian="normal" style:font-weight-asian="normal" style:font-name-complex="Latin Modern Math" style:font-size-complex="18pt" style:font-style-complex="normal" style:font-weight-complex="normal"/>
    </style:style>
    <style:style style:name="T198" style:family="text">
      <style:text-properties style:font-name="Latin Modern Roman" fo:font-size="18pt" fo:font-style="normal" style:text-underline-style="none" fo:font-weight="normal" officeooo:rsid="012007da" style:font-name-asian="Latin Modern Math" style:font-size-asian="18pt" style:font-style-asian="normal" style:font-weight-asian="normal" style:font-name-complex="Latin Modern Math" style:font-size-complex="18pt" style:font-style-complex="normal" style:font-weight-complex="normal"/>
    </style:style>
    <style:style style:name="T199" style:family="text">
      <style:text-properties style:font-name="Latin Modern Roman" fo:font-size="18pt" fo:font-style="normal" style:text-underline-style="none" fo:font-weight="normal" officeooo:rsid="01213702" style:font-name-asian="Latin Modern Math" style:font-size-asian="18pt" style:font-style-asian="normal" style:font-weight-asian="normal" style:font-name-complex="Latin Modern Math" style:font-size-complex="18pt" style:font-style-complex="normal" style:font-weight-complex="normal"/>
    </style:style>
    <style:style style:name="T200" style:family="text">
      <style:text-properties style:font-name="Latin Modern Roman" fo:font-size="18pt" fo:font-style="normal" style:text-underline-style="none" fo:font-weight="normal" officeooo:rsid="01217aa2" style:font-name-asian="Latin Modern Math" style:font-size-asian="18pt" style:font-style-asian="normal" style:font-weight-asian="normal" style:font-name-complex="Latin Modern Math" style:font-size-complex="18pt" style:font-style-complex="normal" style:font-weight-complex="normal"/>
    </style:style>
    <style:style style:name="T201" style:family="text">
      <style:text-properties style:font-name="Latin Modern Roman" fo:font-size="18pt" fo:font-style="normal" style:text-underline-style="none" fo:font-weight="normal" officeooo:rsid="012344a9" style:font-name-asian="Latin Modern Math" style:font-size-asian="18pt" style:font-style-asian="normal" style:font-weight-asian="normal" style:font-name-complex="Latin Modern Math" style:font-size-complex="18pt" style:font-style-complex="normal" style:font-weight-complex="normal"/>
    </style:style>
    <style:style style:name="T202" style:family="text">
      <style:text-properties style:font-name="Latin Modern Roman" fo:font-size="18pt" fo:font-style="normal" style:text-underline-style="none" fo:font-weight="normal" officeooo:rsid="0124548b" style:font-name-asian="Latin Modern Math" style:font-size-asian="18pt" style:font-style-asian="normal" style:font-weight-asian="normal" style:font-name-complex="Latin Modern Math" style:font-size-complex="18pt" style:font-style-complex="normal" style:font-weight-complex="normal"/>
    </style:style>
    <style:style style:name="T203" style:family="text">
      <style:text-properties style:font-name="Latin Modern Roman" fo:font-size="18pt" fo:font-style="normal" style:text-underline-style="none" fo:font-weight="normal" officeooo:rsid="01250169" style:font-name-asian="Latin Modern Math" style:font-size-asian="18pt" style:font-style-asian="normal" style:font-weight-asian="normal" style:font-name-complex="Latin Modern Math" style:font-size-complex="18pt" style:font-style-complex="normal" style:font-weight-complex="normal"/>
    </style:style>
    <style:style style:name="T204" style:family="text">
      <style:text-properties style:font-name="Latin Modern Roman" fo:font-size="18pt" fo:font-style="normal" style:text-underline-style="none" fo:font-weight="normal" officeooo:rsid="01255646" style:font-name-asian="Latin Modern Math" style:font-size-asian="18pt" style:font-style-asian="normal" style:font-weight-asian="normal" style:font-name-complex="Latin Modern Math" style:font-size-complex="18pt" style:font-style-complex="normal" style:font-weight-complex="normal"/>
    </style:style>
    <style:style style:name="T205" style:family="text">
      <style:text-properties fo:color="#ff0000" loext:opacity="100%" style:font-name="Latin Modern Roman" fo:font-size="9pt" fo:font-style="normal" fo:font-weight="normal" officeooo:rsid="00399715" style:font-size-asian="9pt" style:font-style-asian="italic" style:font-weight-asian="normal" style:font-size-complex="9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span></text:p>
      <text:p text:style-name="P2"><text:span text:style-name="Strong_20_Emphasis"><text:span text:style-name="T2">DEVOTISIMO NOVENARIO A LA</text:span></text:span></text:p>
      <text:p text:style-name="P2"><text:span text:style-name="Strong_20_Emphasis"><text:span text:style-name="T2">Inmaculada Concepción de la Santís</text:span></text:span><text:span text:style-name="Strong_20_Emphasis"><text:span text:style-name="T3">im</text:span></text:span><text:span text:style-name="Strong_20_Emphasis"><text:span text:style-name="T2">a Virgen María, Madre de Dios, Reina de todo lo creado, amantísima Mediadora de todos los mortales, y especial Patrona de toda la Monarquía de España.</text:span></text:span></text:p>
      <text:p text:style-name="P3"><text:span text:style-name="Strong_20_Emphasis"><text:span text:style-name="T4">Q <text:s/>U <text:s/>E</text:span></text:span></text:p>
      <text:p text:style-name="P3"><text:span text:style-name="Strong_20_Emphasis"><text:span text:style-name="T4">Ordenada por los singulares Privilegios que en el primer instante de el S</text:span></text:span><text:span text:style-name="Strong_20_Emphasis"><text:span text:style-name="T5">e</text:span></text:span><text:span text:style-name="Strong_20_Emphasis"><text:span text:style-name="T4">r de tan graciosa Señora, le concedió el Altísimo, ofrece a la misma In-</text:span></text:span><text:span text:style-name="Strong_20_Emphasis"><text:span text:style-name="T6">ma</text:span></text:span><text:span text:style-name="Strong_20_Emphasis"><text:span text:style-name="T4">culada Señora en señal de afectuosa gratitud,</text:span></text:span></text:p>
      <text:p text:style-name="P3"><text:span text:style-name="Strong_20_Emphasis"><text:span text:style-name="T7"/></text:span></text:p>
      <text:p text:style-name="P3"><text:span text:style-name="Strong_20_Emphasis"><text:span text:style-name="T8">Fr. FRANCISCO DE LA CONCEPCIÓN,</text:span></text:span></text:p>
      <text:p text:style-name="P3"><text:span text:style-name="Strong_20_Emphasis"><text:span text:style-name="T9">Lector de Artes en la custodia de San Pascual Bailon de Menores Descalzos de N <text:s/>S <text:s/>P.S. Francisco.</text:span></text:span></text:p>
      <text:p text:style-name="P3"><text:span text:style-name="Strong_20_Emphasis"><text:span text:style-name="T10"/></text:span></text:p>
      <text:p text:style-name="P3"><text:span text:style-name="Strong_20_Emphasis"><text:span text:style-name="T8">Con licencia: En Sevilla, por JOSEPH Padrino, en calle Genova</text:span></text:span></text:p>
      <text:p text:style-name="P4"><text:soft-page-break/><text:span text:style-name="Strong_20_Emphasis"><text:span text:style-name="T8"/></text:span></text:p>
      <text:p text:style-name="P5">Francisco de la Concepción, O.F.M.; </text:p>
      <text:p text:style-name="P5">Padrino, José, fl.1748-1775</text:p>
      <text:p text:style-name="Standard"><text:span text:style-name="Strong_20_Emphasis"><text:span text:style-name="T11">Fecha de publicación: </text:span></text:span><text:span text:style-name="T12">1750</text:span></text:p>
      <text:p text:style-name="Standard"><text:span text:style-name="Strong_20_Emphasis"><text:span text:style-name="T11">Publicado en: </text:span></text:span><text:span text:style-name="T12">En Sevilla por José Padrino</text:span></text:p>
      <text:p text:style-name="Standard"><text:span text:style-name="Strong_20_Emphasis"><text:span text:style-name="T12"/></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oft-page-break/><text:span text:style-name="Strong_20_Emphasis"><text:span text:style-name="T8"/></text:span></text:p>
      <text:p text:style-name="P6"><text:span text:style-name="Strong_20_Emphasis"><text:span text:style-name="T13">INTRODUCCIÓN.</text:span></text:span></text:p>
      <text:p text:style-name="P6"><text:span text:style-name="Strong_20_Emphasis"><text:span text:style-name="T14"/></text:span></text:p>
      <text:p text:style-name="P6"><text:span text:style-name="Strong_20_Emphasis"><text:span text:style-name="T15">EXHORTACIÓN.</text:span></text:span></text:p>
      <text:p text:style-name="P3"><text:span text:style-name="Strong_20_Emphasis"><text:span text:style-name="T8"/></text:span></text:p>
      <text:p text:style-name="P7"><text:span text:style-name="Strong_20_Emphasis"><text:span text:style-name="T15">P</text:span></text:span><text:span text:style-name="Strong_20_Emphasis"><text:span text:style-name="T16">R</text:span></text:span><text:span text:style-name="Strong_20_Emphasis"><text:span text:style-name="T15">o</text:span></text:span><text:span text:style-name="Strong_20_Emphasis"><text:span text:style-name="T16">pio es de cualquier necesitado buscar el remedio de sus miserias, en quien con abundante, y misericordiosa liberalidad le pueda socorrer. </text:span></text:span><text:span text:style-name="Strong_20_Emphasis"><text:span text:style-name="T17">Miserables con toda verdad, y sumamente necesitados nos miramos en el penoso destierro </text:span></text:span><text:span text:style-name="Strong_20_Emphasis"><text:span text:style-name="T18">de este mundo<text:tab/>; y como tales, naturalmente precisados de buscar el remedio de nuestras miserias, en quien con abundancia, y seguridad nos pueda socorrer, como necesitamos. Esto lo encontraremos en la Madre de Misericordia, y Madre Clementísima de todas las criaturas; porque esta dulcísima Madre, después de Dios, es la que puede, y quiere y puede hacernos todo bien, dice San Bernardo: </text:span></text:span><text:span text:style-name="Strong_20_Emphasis"><text:span text:style-name="T19">«</text:span></text:span><text:span text:style-name="Strong_20_Emphasis"><text:span text:style-name="T20">Nec facultas illi de esse potest, nec voluntas</text:span></text:span><text:span text:style-name="Strong_20_Emphasis"><text:span text:style-name="T19">»</text:span></text:span><text:span text:style-name="Strong_20_Emphasis"><text:span text:style-name="T18">. Sola pues su maternal clemencia es el seguro asilo para </text:span></text:span><text:soft-page-break/><text:span text:style-name="Strong_20_Emphasis"><text:span text:style-name="T18">el remedio de todos nuestros males, porque en la voluntad, y liberalísima mano de esta amabilísima </text:span></text:span><text:span text:style-name="Strong_20_Emphasis"><text:span text:style-name="T21">mediadora nuestra depositó Dios nuestro Señor en el momento mismo de su Inmaculada Concepción, los inefables tesoros de su gracias, y misericordia, para que los dispensase a los hombre, determinando, que no consiguiesen los mortales beneficio alguno, sin que primero pasasen por las piadosas manos de esta Purísima Señora, como para consuelo nuestro, y gloria suya, nos lo declara la Virgen y Mártir Sor María de Jesús de Agreda, en la primera parte de la Mística Ciudad de Dios, </text:span></text:span><text:span text:style-name="Strong_20_Emphasis"><text:span text:style-name="T22">numeral 270, donde nos dice que la Beatísima Trinidad en el primer instante de la Inmaculada Concepción de esta singular criatura hizo un decreto, y como contrato, a nuestro modo de entender hablando de esta manera: </text:span></text:span><text:span text:style-name="Strong_20_Emphasis"><text:span text:style-name="T23">«</text:span></text:span><text:span text:style-name="Strong_20_Emphasis"><text:span text:style-name="T24">A la Dignidad, que damos a esta pura criatura, de Esposa, y Madre del Verbo, que ha de nacer de ella, es consiguiente, y debido </text:span></text:span><text:soft-page-break/><text:span text:style-name="Strong_20_Emphasis"><text:span text:style-name="T24">constituirla Reina, y Señora de todo los creado. Y sobre los dones, y riquezas de nuestra Divinidad, que para si misma la dotamos y concedemos, es conveniente dar la autoridad para que tenga mano en los tesoros de nuestras misericordias infinitas, para que de ellas pueda distribuir, y comunicar a su voluntad las gracias, y favores necesarios a los mortales, señaladamente a los que como hijos, y devotos suyos </text:span></text:span><text:span text:style-name="Strong_20_Emphasis"><text:span text:style-name="T25">la invocaren, y que pueda enriquecer a los pobres, remediar a los pecadores, engrandecer a los justos, y ser universal amparo de todos. Y para que todas las criaturas la reconozcan por Reina Superiora, y Depositaria de nuestros bienes infinitos, con la facultad<text:tab/> </text:span></text:span><text:span text:style-name="Strong_20_Emphasis"><text:span text:style-name="T26">de poderlos dispensar, le entregaremos las llaves de nuestro pecho, y voluntad, y ser de todo la ejecutora de nuestro beneplácito con las criaturas. Daremosle a mas de esto, el dominio, y potestad sobre el Dragón nuestro enemigo, y todos sus aliados los Demonios, para que teman su </text:span></text:span><text:soft-page-break/><text:span text:style-name="Strong_20_Emphasis"><text:span text:style-name="T26">presencia y su nombre, y con el se quebranten y desvanezcan sus engaños; y para que todos los mortales, que se acogieren a esta ciudad de refugio, le brillen cierto, y seguro, sin temor de los Demonios, y sus falacias</text:span></text:span><text:span text:style-name="Strong_20_Emphasis"><text:span text:style-name="T23">»</text:span></text:span><text:span text:style-name="Strong_20_Emphasis"><text:span text:style-name="T27">.</text:span></text:span></text:p>
      <text:p text:style-name="P8"><text:span text:style-name="Strong_20_Emphasis"><text:span text:style-name="T28"><text:tab/></text:span></text:span><text:span text:style-name="Strong_20_Emphasis"><text:span text:style-name="T29">Verdad es esta, que ya siglos hace la predicaron los Santos Padres, y Doctores la pueblo Cristiano, casi en los mismos términos. Así San Bernardo (Ser. 4 de Affampt. &amp; rifuo. Salve Regina) dic</text:span></text:span><text:span text:style-name="Strong_20_Emphasis"><text:span text:style-name="T30">e:</text:span></text:span><text:span text:style-name="Strong_20_Emphasis"><text:span text:style-name="T29"> </text:span></text:span><text:span text:style-name="Strong_20_Emphasis"><text:span text:style-name="T31">«</text:span></text:span><text:span text:style-name="Strong_20_Emphasis"><text:span text:style-name="T32">Que María tiene las llaves de los tesoros de la Divina piedad, para abrir a quien quisiere, como y cuando fuere su voluntad</text:span></text:span><text:span text:style-name="Strong_20_Emphasis"><text:span text:style-name="T31">»</text:span></text:span><text:span text:style-name="Strong_20_Emphasis"><text:span text:style-name="T29">. San Pedro Damian (Ser 4 de Nativ. Virg.) </text:span></text:span><text:span text:style-name="Strong_20_Emphasis"><text:span text:style-name="T30">comparando su potestad con la de su Hijo, le decía: </text:span></text:span><text:span text:style-name="Strong_20_Emphasis"><text:span text:style-name="T33">«</text:span></text:span><text:span text:style-name="Strong_20_Emphasis"><text:span text:style-name="T34">Señora, a ti se te ha dado potestad en los Cielos, y en la tierra, con que para ti nada sea imposible</text:span></text:span><text:span text:style-name="Strong_20_Emphasis"><text:span text:style-name="T33">»</text:span></text:span><text:span text:style-name="Strong_20_Emphasis"><text:span text:style-name="T30">. De </text:span></text:span><text:span text:style-name="Strong_20_Emphasis"><text:span text:style-name="T35">semejantes expresiones usaban los mismos de los Santos, y Doctores, hallándose, y confesándose faltos de aquellas voces, para persuadir la facultad y amplísimo poder, que aunque </text:span></text:span><text:soft-page-break/><text:span text:style-name="Strong_20_Emphasis"><text:span text:style-name="T35">participando por singular privilegio tiene la Divina Señora para nuestro remedio. Todo el se le concedió a titulo de la inefable dignidad de Madre de Dios, </text:span></text:span><text:span text:style-name="Strong_20_Emphasis"><text:span text:style-name="T36">a quien al eterno fue destinada, </text:span></text:span><text:span text:style-name="Strong_20_Emphasis"><text:span text:style-name="T37">y desde el primer instante que tuvo ser, tuvo todas las gracias, privilegios, y sobrenaturales favores, que con la inmunidad de la culpa la con dignificaban para tan elevado misterio. En aquel dichoso momento de su Inmaculada Concepción, comenzó esta dulcísima Señora a ejercitar los oficios de Madre, Medianera, Abogada, </text:span></text:span><text:span text:style-name="Strong_20_Emphasis"><text:span text:style-name="T38">y Patrona de los Hijos de Eva, llorando compasiva la caída, y ruina del primer hombre, y pidiendo al Señor por su remedio; constituyendola el Señor desde entonces por sagrado refugio, amparo y defensa de todos los hombres, para que en ella lo hallasen todo, y como a poderosa Reina, y Señora de todo lo criado, y dispensadora de todos los bienes del Cielo, y de la gracia, acudiesen a ellos todos los Hijos de Adán. Y si todos los mortales tienen </text:span></text:span><text:soft-page-break/><text:span text:style-name="Strong_20_Emphasis"><text:span text:style-name="T38">patentes las puertas, para refugiarse a tan sagrada Medianera en sus conflictos, con cuanta mas piedad, y liberalidad debemos esperar ser protegidos, y remediados los hijos de esta Católica Monarquía de España, teniendo la dicha de habernos puesto </text:span></text:span><text:span text:style-name="Strong_20_Emphasis"><text:span text:style-name="T39">nuestro Católico Rey con su devoto, y religioso suelo, bajo la protección, y especia patrocinio de esta dulcísima Señora en el dulcísimo misterio la de Inmaculada Concepción? O! Y como nos podemos prometer mayores, y mas singulares beneficios de la maternal clemencia de tan poderosa, como amantísima Patrona! Solo espera esta Purísima Señora, que obliguemos, y solicitemos su maternal amor. Ya, pues, que nuestro animo sea tan apocado, que no obsequiemos a esta Purísima Reina por sola su gloria, mirándola Madre del mismo Dios, y por esta altísima dignidad, entre las puras criaturas, la más santa, la más perfecta, y la más inmediata al mismo Dios, y por esto el objeto más tierno de su </text:span></text:span><text:soft-page-break/><text:span text:style-name="Strong_20_Emphasis"><text:span text:style-name="T39">amor, </text:span></text:span><text:span text:style-name="Strong_20_Emphasis"><text:span text:style-name="T40">como quien en ningún momento noto la más leve macula de pecado original, ni actual, ya que motivos más excelentes, y superiores no sean bastantes para inspirarnos el más tierno amor a tan amabilísima Señora; sirvamosla si quiera, ofreciéndole rendidos obsequios, por el amor, que a nosotros mismos nos tenemos: entreguemosnos al beneplácito, de quien tiene en sus manos la voluntad, y tesoros del Altísimo, presentándole nuestras desdichas, como a nuestra amabilísima Medianera, y eficacísima Patrona, para que las remedie con las grandiosas facultades, que con su Concepción Purísima a favor nuestro le concedieron. Y para que no ignoremos el servicio, en que hoy se dará por más obligada esta Inmaculada Reina, y Señora de lo criado, </text:span></text:span><text:span text:style-name="Strong_20_Emphasis"><text:span text:style-name="T41">«E</text:span></text:span><text:span text:style-name="Strong_20_Emphasis"><text:span text:style-name="T42">ntre otros, que te enseñara su devoción</text:span></text:span><text:span text:style-name="Strong_20_Emphasis"><text:span text:style-name="T41">»</text:span></text:span><text:span text:style-name="Strong_20_Emphasis"><text:span text:style-name="T40"> (</text:span></text:span><text:span text:style-name="Strong_20_Emphasis"><text:span text:style-name="T43">dice la V. M. cit. en la t. p. de la Ciudad de Dios, lib. i. c. 19 n. 306 exhortado a esta Monarquía de España</text:span></text:span><text:span text:style-name="Strong_20_Emphasis"><text:span text:style-name="T40">) </text:span></text:span><text:span text:style-name="Strong_20_Emphasis"><text:span text:style-name="T41">«</text:span></text:span><text:span text:style-name="Strong_20_Emphasis"><text:span text:style-name="T44">A</text:span></text:span><text:span text:style-name="Strong_20_Emphasis"><text:span text:style-name="T45">tiende al Estado, que tiene este </text:span></text:span><text:soft-page-break/><text:span text:style-name="Strong_20_Emphasis"><text:span text:style-name="T45">Misterio de su Inmaculada Concepción en todo la Iglesia, y lo que hace falta para asegurar con firmeza los fundamentos de la Ciudad de Dios</text:span></text:span><text:span text:style-name="Strong_20_Emphasis"><text:span text:style-name="T41">»</text:span></text:span><text:span text:style-name="Strong_20_Emphasis"><text:span text:style-name="T46">.</text:span></text:span></text:p>
      <text:p text:style-name="P9"><text:span text:style-name="Strong_20_Emphasis"><text:span text:style-name="T46"><text:tab/>Obliguemos, pues, a esta amantísima Madre, y Patrona nuestra, celando su honor en el primer instante de su Inmaculada Concepción, que si los que honrar tienen segura la vida eterna, no admite duda, que suplicándole por su primer honor; cual fue su inmunidad de la culpa, aseguremos los medios para conseguir tan dichoso fin. Por eso dice el devoto el P. Vega (lib. de Concep. V. fol.135) </text:span></text:span><text:span text:style-name="Strong_20_Emphasis"><text:span text:style-name="T41">«</text:span></text:span><text:span text:style-name="Strong_20_Emphasis"><text:span text:style-name="T45">Si portum salutis volumus apprebendere, Dei Genitricis Concepcionem dignis obsequiis celebramus</text:span></text:span><text:span text:style-name="Strong_20_Emphasis"><text:span text:style-name="T41">»</text:span></text:span><text:span text:style-name="Strong_20_Emphasis"><text:span text:style-name="T46">.</text:span></text:span></text:p>
      <text:p text:style-name="P10"><text:span text:style-name="Strong_20_Emphasis"><text:span text:style-name="T46"><text:tab/>Por eso </text:span></text:span><text:span text:style-name="Strong_20_Emphasis"><text:span text:style-name="T47">deseando la mayor gloria de la Purísima Reina MARÍA en el dulcísimo Misterio de la Inmaculada Concepción, y la utilidad de los Devotos de esta gran Señora, me pareció ordenar este presente Novenario de obsequios a su Inmaculada </text:span></text:span><text:soft-page-break/><text:span text:style-name="Strong_20_Emphasis"><text:span text:style-name="T47">Concepción, dando gracias al Señor por los singulares privilegios, con que enriqueció la Alma purísima de su digna Madre en el primer instante de su Ser, según lo manifiesta la V. M. Sor María de Jesús, citada </text:span></text:span><text:span text:style-name="Strong_20_Emphasis"><text:span text:style-name="T48">desde el num. 284 hasta el num. 295. de la I. p. de su Divina Historia, e implorando al mismo tiempo su maternal clemencia por los mismos privilegios, que para utilidad nuestra le fueron concedidos, los que no duda conseguirá cualquiera, que de corazón se dedicase al culto, y entrañable devoción de esta Señora. Así lo deseo de corazón para todos. El Señor lo conceda. Amén.</text:span></text:span></text:p>
      <text:p text:style-name="P10"><text:span text:style-name="Strong_20_Emphasis"><text:span text:style-name="T48"/></text:span></text:p>
      <text:p text:style-name="P11"><text:span text:style-name="Strong_20_Emphasis"><text:span text:style-name="T49">Modo de hacer esta novena</text:span></text:span><text:span text:style-name="Strong_20_Emphasis"><text:span text:style-name="T50">.</text:span></text:span></text:p>
      <text:p text:style-name="P12"><text:span text:style-name="Strong_20_Emphasis"><text:span text:style-name="T51">PAra obligar a esta Soberana Señora, a que nos llene sus misericordias, aunque el tiempo más proporcionado sería destinar los nueve días, que anteceden a la Festividad de este dulcísimo, e inmaculado Misterio, o los nueve, desde su víspera, hasta el día octavo, como tiempo </text:span></text:span><text:soft-page-break/><text:span text:style-name="Strong_20_Emphasis"><text:span text:style-name="T51">destinado por la Santa Iglesia para el culto de la Inmaculada Concepción; cada uno, conforme a su necesidad, podrá elegir los nueve días, que le fueren mas oportunos, destinándolos a obsequiar a la Purísima Reina, confiando vivamente conseguir por este medio el socorro en sus necesidades.</text:span></text:span></text:p>
      <text:p text:style-name="P13"><text:span text:style-name="Strong_20_Emphasis"><text:span text:style-name="T51"><text:tab/></text:span></text:span><text:span text:style-name="Strong_20_Emphasis"><text:span text:style-name="T52">Se entrara, pues, en estos nueve días, purificando lo primero la conciencia fructuosa confesión, y digna comunión; diligencia que sera muy útil repetirla al ultimo día de la Novena, </text:span></text:span><text:span text:style-name="Strong_20_Emphasis"><text:span text:style-name="T53">procurando renovar los buenos propósitos, que Dios le hubiere inspirado en ellos, comenzando nuevo modo de vida en obsequio, y bajo la protección de la Inmaculada Señora.</text:span></text:span></text:p>
      <text:p text:style-name="P13"><text:span text:style-name="Strong_20_Emphasis"><text:span text:style-name="T53"><text:tab/></text:span></text:span><text:span text:style-name="Strong_20_Emphasis"><text:span text:style-name="T54">Lo 2. habiendo concedido N. SS. P. Benedicto XIV. Indulgencia plenaria a cualquiera, que en honor de la Purísima Concepción de Nuestra Señora, ayunare un día, el que eligiere cada un año, confesando, y comulgando, y visitando cualquier Iglesia, haciendo oración, etc. como consta del Sumario de Indulgencias, </text:span></text:span><text:soft-page-break/><text:span text:style-name="Strong_20_Emphasis"><text:span text:style-name="T54">impreso en Madrid año de 1757. Con licencia del Comisario de la Santa Cruzada; para obsequiar a la Purísima Señora, y ganar el tesoro de la Indulgencia, sera muy conveniente practicarlo en estos nueve días; y si el que hace la Novena, hubiere ya ejecutado lo dicho, no por eso deje de ayunar un día, siquiera de los nueve, en honor a la Inmaculada Virgen. </text:span></text:span><text:span text:style-name="Strong_20_Emphasis"><text:span text:style-name="T55">Procurar asimismo ejercitarse en los nueve días en obras de caridad, dando alguna limosna, visitando enfermos, etc.</text:span></text:span></text:p>
      <text:p text:style-name="P13"><text:span text:style-name="Strong_20_Emphasis"><text:span text:style-name="T55"><text:tab/>Lo 3. considerar entre día, fuera del rato de meditación, que haciendo la novena se señala, el Privilegio, que corresponda a cada día, dando gracias al Todopoderoso, por haber concedido a la purísima Señora tan singulares favores, </text:span></text:span><text:span text:style-name="Strong_20_Emphasis"><text:span text:style-name="T56">en especial por haberla preservado de pecado original. Esmerándose en dar culto a las Sagradas Imágenes, que encontrare de la Santísima Virgen.</text:span></text:span></text:p>
      <text:p text:style-name="P13"><text:soft-page-break/><text:span text:style-name="Strong_20_Emphasis"><text:span text:style-name="T56"><text:tab/></text:span></text:span><text:span text:style-name="Strong_20_Emphasis"><text:span text:style-name="T57">Lo 4. hacer cada día muchos Actos de Contrición, y propósitos eficaces de no pecar, procurando vencer la pasión, que mas le domina, no permitiéndole en cuanto ayudado con la Divina gracia pudiere el menor desahogo; bien entendido, que sera muy agradable obsequio a Dios, </text:span></text:span><text:span text:style-name="Strong_20_Emphasis"><text:span text:style-name="T58">a la Inmaculada Reina, y muy útil para cada uno el vencerse, aunque en una cosa leve, una sola vez. Hacer cada día examen de conciencia, para para estimularse mas a la detestación de la culpa, y armado de una viva, y tierna esperanza, en la benigna liberalidad de la Purísima Señora, pedirle con instancia lo que se necesite. Haciendo asimismo oración particular por la definición del Misterio de la Purísima Concepción, y que la Santa Silla Apostólica quiera, y lo determine cuanto antes, para gloria de la Purísima Reina, y universal, consuelo de la Iglesia Santa.</text:span></text:span></text:p>
      <text:p text:style-name="P13"><text:span text:style-name="Strong_20_Emphasis"><text:span text:style-name="T51"/></text:span></text:p>
      <text:p text:style-name="P13"><text:span text:style-name="Strong_20_Emphasis"><text:span text:style-name="T51"/></text:span></text:p>
      <text:p text:style-name="P14"><text:soft-page-break/><text:span text:style-name="Strong_20_Emphasis"><text:span text:style-name="T59">DÍA PRIMERO.</text:span></text:span></text:p>
      <text:p text:style-name="P15"><text:span text:style-name="Strong_20_Emphasis"><text:span text:style-name="T60">Hecha la señal de la Cruz, y pueblo con viva fe en presencia de alguna imagen de la Purísima Reina, dirá la oración siguiente, que es preparatoria para todos los días.</text:span></text:span></text:p>
      <text:p text:style-name="P16"><text:span text:style-name="Strong_20_Emphasis"><text:span text:style-name="T61">ORACIÓN.</text:span></text:span></text:p>
      <text:p text:style-name="P17"><text:span text:style-name="Strong_20_Emphasis"><text:span text:style-name="T59">O Dios Altísimo, </text:span></text:span><text:span text:style-name="Strong_20_Emphasis"><text:span text:style-name="T61">infinito en todas las perfecciones! Yo criatura vuestra indignísima, con profundo respeto os adoro como a mi Dios, y Señor, principio, y fin de todas las cosas; y porque sois infinitamente bueno, infinitamente digno de ser amado, y servido, me pesa de haberos ofendido, y me arrepiento, cuanto puedo, de todos mis pecados, los que detesto, y abomino sobre cualquier otro Mal. Propongo firmemente con vuestra gracia nunca mas ofenderos, y apartarme de todas las ocasiones de pecar, huyendo, no solo las culpas graves; pero aun las leves, cuanto permita la flaqueza humana. </text:span></text:span><text:span text:style-name="Strong_20_Emphasis"><text:span text:style-name="T62">Aceptad, Señor, esta mi alma en sacrificio, y por la Inmaculada Concepción de la </text:span></text:span><text:soft-page-break/><text:span text:style-name="Strong_20_Emphasis"><text:span text:style-name="T62">Virgen María; dadme luz, acierto, y eficaz resolución, para que en estos nueve días, reforme mi vida, conforme vuestra santísima voluntad.</text:span></text:span></text:p>
      <text:p text:style-name="P18"><text:span text:style-name="Strong_20_Emphasis"><text:span text:style-name="T62"><text:tab/></text:span></text:span><text:span text:style-name="Strong_20_Emphasis"><text:span text:style-name="T63">Y vos, Reina Purísima, amantísima Madre de pecadores, por el singular favor, y privilegio, que el Altísimo os concedió en el primer instante de vuestro Ser, librándoos del común contagio del pecado original, y dotándoos de todas las gracias posibles a pura criatura, para haceros digna Madre suya, admitidme en el numero de tus hijos, y devotos; y en estos nueve días, que consagro gustoso a vuestra original pureza; alentad mi esperanza, pues toda la pongo en Vos. Ayudad, Madre Purísima, a mi flaqueza en mis tentaciones, en especial en la hora de mi muerte, para que con tu favor merezca alcanzar la gracia final, </text:span></text:span><text:span text:style-name="Strong_20_Emphasis"><text:span text:style-name="T64">con la que consiga lo deseado, y único fin de mi salvación. Amen.</text:span></text:span></text:p>
      <text:p text:style-name="P19"><text:span text:style-name="Strong_20_Emphasis"><text:span text:style-name="T65">Consideración para el primer día.</text:span></text:span></text:p>
      <text:p text:style-name="P20"><text:soft-page-break/><text:span text:style-name="Strong_20_Emphasis"><text:span text:style-name="T66">COnsidera, como criando el Altísimo a nuestra Purísima Reina MARÍA, para hacerla digna Madre de Dios, no solo la preservo en el primer instante de la Concepción del pecado original, y del poder del Demonio, sino que dándole el lleno de toda gracia, la adorno de una invencible fortaleza contra el Dragón infernal, dándole especial imperio, y superioridad sobre todo el Infierno, para que quebrantase su soberbia, y les causase tal terror, que huyesen de ella, </text:span></text:span><text:span text:style-name="Strong_20_Emphasis"><text:span text:style-name="T67">y desde muy lejos les temiesen. Mira cuantas veces te hubieras tu liberado de los asaltos, y tentaciones del Demonio, si de corazón hubieras acudido a esta Inmaculada Señora, </text:span></text:span><text:span text:style-name="Strong_20_Emphasis"><text:span text:style-name="T68">valien</text:span></text:span><text:span text:style-name="Strong_20_Emphasis"><text:span text:style-name="T69">dote</text:span></text:span><text:span text:style-name="Strong_20_Emphasis"><text:span text:style-name="T68"> de su imperio, y fortaleza. </text:span></text:span><text:span text:style-name="Strong_20_Emphasis"><text:span text:style-name="T70">Llora tu ruina, y omisión, y vive en adelante armado con el invencible escudo, y poderosa protección de esta Purísima Reina, si quieres triunfar victorioso, en especial en el ultimo conflicto de la muerte.</text:span></text:span></text:p>
      <text:p text:style-name="P21"><text:soft-page-break/><text:span text:style-name="Strong_20_Emphasis"><text:span text:style-name="T70"><text:tab/></text:span></text:span><text:span text:style-name="Strong_20_Emphasis"><text:span text:style-name="T71">Siguiese un rato de meditación sobre las prerrogativas, y privilegios de la Purísima Señora, considerando cuantas necesidades tenemos de valernos de ellos; se darán gracias al Altísimo por la liberalidad, con que a beneficio nuestro se le concedieron, y se le pedirá a la misma Inmaculada Virgen se digne a favorecernos con ellos.</text:span></text:span></text:p>
      <text:p text:style-name="P22"><text:span text:style-name="Strong_20_Emphasis"><text:span text:style-name="T72">Oración para el primer día.</text:span></text:span></text:p>
      <text:p text:style-name="P23"><text:span text:style-name="Strong_20_Emphasis"><text:span text:style-name="T73">P</text:span></text:span><text:span text:style-name="Strong_20_Emphasis"><text:span text:style-name="T74">U</text:span></text:span><text:span text:style-name="Strong_20_Emphasis"><text:span text:style-name="T73">rísima, e Inmaculada Virgen </text:span></text:span><text:span text:style-name="Strong_20_Emphasis"><text:span text:style-name="T74">María, Madre de Dios, Ciudad de refugio, y Mística Torre de David! Vos, Señora, sois terrible, como ejercito bien ordenado contra el Demonio; </text:span></text:span><text:span text:style-name="Strong_20_Emphasis"><text:span text:style-name="T75">Vos la mejor que Judith a la casa de Nabuco; causáis terror, y vergonzosa confusión a todo el Infierno; Vos la que sola quebrantaste la cabeza de la antigua Serpiente. Bendita seáis de todas la criaturas, por haberos elegi</text:span></text:span><text:span text:style-name="Strong_20_Emphasis"><text:span text:style-name="T76">d</text:span></text:span><text:span text:style-name="Strong_20_Emphasis"><text:span text:style-name="T75">o </text:span></text:span><text:span text:style-name="Strong_20_Emphasis"><text:span text:style-name="T76">el Señor para Madre suya, </text:span></text:span><text:span text:style-name="Strong_20_Emphasis"><text:span text:style-name="T77">haberos preservado de toda culpa, y haberos dotado en vuestro primer instante de tan elevado imperio, y potestad sobre todos </text:span></text:span><text:soft-page-break/><text:span text:style-name="Strong_20_Emphasis"><text:span text:style-name="T77">los Demonios. Mirad, Madre Purísima, y Señora mía, que me persigue, como León sangriento para tragarme, defendedme de las asechanzas, y tentaciones, que me armare en todo el tiempo de mi vida; en particular, Señora, os suplico este favor para la hora de mi muerte, </text:span></text:span><text:span text:style-name="Strong_20_Emphasis"><text:span text:style-name="T78">con el que solicito en esta Novena, si ha de ser para mayor gloria de Dios, </text:span></text:span><text:span text:style-name="Strong_20_Emphasis"><text:span text:style-name="T79">exaltación de vuestra Concepción Inmaculada, y, bien de mi alma. Amen.</text:span></text:span></text:p>
      <text:p text:style-name="P24"><text:span text:style-name="Strong_20_Emphasis"><text:span text:style-name="T79"><text:tab/></text:span></text:span><text:span text:style-name="Strong_20_Emphasis"><text:span text:style-name="T80">Ahora se rezan tres Padre Nuestro y tres Ave María, con Gloria al Padre, a la Beatísima Trinidad, dándole gracias por los singulares beneficios, que hizo a esta Soberana, y Purísima Señora en el primer instante de su Concepción Inmaculada. Después se dirá el Responsorio, y oración siguiente.</text:span></text:span></text:p>
      <text:p text:style-name="P25"><text:span text:style-name="Strong_20_Emphasis"><text:span text:style-name="T81">RESPONSORIO.</text:span></text:span></text:p>
      <text:p text:style-name="P26"><text:span text:style-name="Strong_20_Emphasis"><text:span text:style-name="T82">℞</text:span></text:span><text:span text:style-name="Strong_20_Emphasis"><text:span text:style-name="T81">.<text:tab/>O Virgen Reina Imperial!</text:span></text:span></text:p>
      <text:p text:style-name="P27"><text:span text:style-name="Strong_20_Emphasis"><text:span text:style-name="T81"><text:tab/>Pues en gracia concebida,</text:span></text:span></text:p>
      <text:p text:style-name="P27"><text:span text:style-name="Strong_20_Emphasis"><text:span text:style-name="T81"><text:tab/>fuiste de Dios elegida</text:span></text:span></text:p>
      <text:p text:style-name="P27"><text:span text:style-name="Strong_20_Emphasis"><text:span text:style-name="T81"><text:tab/>Madre del Rey Celestial,</text:span></text:span></text:p>
      <text:p text:style-name="P27"><text:soft-page-break/><text:span text:style-name="Strong_20_Emphasis"><text:span text:style-name="T81"><text:tab/></text:span></text:span><text:span text:style-name="Strong_20_Emphasis"><text:span text:style-name="T83">líbrame de todo mal,</text:span></text:span></text:p>
      <text:p text:style-name="P27"><text:span text:style-name="Strong_20_Emphasis"><text:span text:style-name="T83"><text:tab/>y asiste a mi devoción,</text:span></text:span></text:p>
      <text:p text:style-name="P27"><text:span text:style-name="Strong_20_Emphasis"><text:span text:style-name="T83"><text:tab/>que aclama a tu Concepción</text:span></text:span></text:p>
      <text:p text:style-name="P27"><text:span text:style-name="Strong_20_Emphasis"><text:span text:style-name="T83"><text:tab/>sin pecado original.</text:span></text:span></text:p>
      <text:p text:style-name="P28"><text:span text:style-name="Strong_20_Emphasis"><text:span text:style-name="T84">V</text:span></text:span><text:span text:style-name="Strong_20_Emphasis"><text:span text:style-name="T19">.<text:tab/>Si el Señor a gloria tal</text:span></text:span></text:p>
      <text:p text:style-name="P28"><text:span text:style-name="Strong_20_Emphasis"><text:span text:style-name="T19"><text:tab/>te elevo con tanto amor,</text:span></text:span></text:p>
      <text:p text:style-name="P28"><text:span text:style-name="Strong_20_Emphasis"><text:span text:style-name="T19"><text:tab/>que fueses de su favor</text:span></text:span></text:p>
      <text:p text:style-name="P28"><text:span text:style-name="Strong_20_Emphasis"><text:span text:style-name="T19"><text:tab/>dispensera universal,</text:span></text:span></text:p>
      <text:p text:style-name="P28"><text:span text:style-name="Strong_20_Emphasis"><text:span text:style-name="T19"><text:tab/>líbrame de todo mal,</text:span></text:span></text:p>
      <text:p text:style-name="P28"><text:span text:style-name="Strong_20_Emphasis"><text:span text:style-name="T19"><text:tab/></text:span></text:span><text:span text:style-name="Strong_20_Emphasis"><text:span text:style-name="T84">y asiste, etc.</text:span></text:span></text:p>
      <text:p text:style-name="P29"><text:span text:style-name="Strong_20_Emphasis"><text:span text:style-name="T84">V.<text:tab/>Gloria al Padre</text:span></text:span><text:span text:style-name="Strong_20_Emphasis"><text:span text:style-name="T82">, </text:span></text:span><text:span text:style-name="Strong_20_Emphasis"><text:span text:style-name="T85">Gloria al Hijo,</text:span></text:span></text:p>
      <text:p text:style-name="P29"><text:span text:style-name="Strong_20_Emphasis"><text:span text:style-name="T86"><text:tab/></text:span></text:span><text:span text:style-name="Strong_20_Emphasis"><text:span text:style-name="T85">Gloria, etc.</text:span></text:span></text:p>
      <text:p text:style-name="P29"><text:span text:style-name="Strong_20_Emphasis"><text:span text:style-name="T85"><text:tab/>líbrame de todo mal, etc.</text:span></text:span></text:p>
      <text:p text:style-name="P26"><text:span text:style-name="Strong_20_Emphasis"><text:span text:style-name="T85">V.<text:tab/>En tu Concepción Gloriosa,</text:span></text:span></text:p>
      <text:p text:style-name="P26"><text:span text:style-name="Strong_20_Emphasis"><text:span text:style-name="T85"><text:tab/>Virgen Madre Celestial.</text:span></text:span></text:p>
      <text:p text:style-name="P26"><text:span text:style-name="Strong_20_Emphasis"><text:span text:style-name="T82">℞.<text:tab/></text:span></text:span><text:span text:style-name="Strong_20_Emphasis"><text:span text:style-name="T85">Fuiste Inmaculada, y libre</text:span></text:span></text:p>
      <text:p text:style-name="P26"><text:span text:style-name="Strong_20_Emphasis"><text:span text:style-name="T85"><text:tab/>del pecado original.</text:span></text:span></text:p>
      <text:p text:style-name="P26"><text:span text:style-name="Strong_20_Emphasis"><text:span text:style-name="T85"/></text:span></text:p>
      <text:p text:style-name="P30"><text:span text:style-name="Strong_20_Emphasis"><text:span text:style-name="T87">ORACIÓN.</text:span></text:span></text:p>
      <text:p text:style-name="P31"><text:span text:style-name="Strong_20_Emphasis"><text:span text:style-name="T87">P</text:span></text:span><text:span text:style-name="Strong_20_Emphasis"><text:span text:style-name="T88">U</text:span></text:span><text:span text:style-name="Strong_20_Emphasis"><text:span text:style-name="T87">rísima Virgen María, Reina, </text:span></text:span><text:span text:style-name="Strong_20_Emphasis"><text:span text:style-name="T89">y Señora de todo lo criado, cuyo siervo soy, y quiero serlo eternamente; yo alabo con todo mi corazón, </text:span></text:span><text:span text:style-name="Strong_20_Emphasis"><text:span text:style-name="T90">y deseo, que todas las criaturas alaben conmigo a la </text:span></text:span><text:soft-page-break/><text:span text:style-name="Strong_20_Emphasis"><text:span text:style-name="T90">Omnipotencia del Altísimo, </text:span></text:span><text:span text:style-name="Strong_20_Emphasis"><text:span text:style-name="T91">que tanto quiso engrandeceros en el primer instante de vuestro purísimo Ser. Pues sois tan poderosa con su Majestad, yo, Señora mía, os suplico miréis con misericordia a esta miserable, y pobre criatura, y con los dones, que el Señor puso en vuestras manos en el instante feliz de vuestra Inmaculada Concepción para distribuirlos a los necesitados; reparad mi vileza, enriqueced mi pobreza, y compeledme como Señora, hasta que eficazmente quiera, y obre lo más perfecto. </text:span></text:span><text:span text:style-name="Strong_20_Emphasis"><text:span text:style-name="T92">En vuestras manos pongo mi suerte; queredla Vos con eficacia, por los méritos de vuestro Hijo Santísimo, </text:span></text:span><text:span text:style-name="Strong_20_Emphasis"><text:span text:style-name="T93">y por la palabra de la Beatísima Trinidad, que tiene empeñada a vuestra voluntad, y peticiones, para admitirla sin negar alguna: en particular, Señora Clementísima, os pido, </text:span></text:span><text:span text:style-name="Strong_20_Emphasis"><text:span text:style-name="T94">que con la eficaz reforma de mi vida, y el don de la perseverancia, me </text:span></text:span><text:span text:style-name="Strong_20_Emphasis"><text:span text:style-name="T95">alcancéis la gracia, que pido en esta Novena, para mayor gloria de </text:span></text:span><text:soft-page-break/><text:span text:style-name="Strong_20_Emphasis"><text:span text:style-name="T95">Dios, culto vuestro, y bien de mi alma. Amen.</text:span></text:span></text:p>
      <text:p text:style-name="P32"><text:span text:style-name="Strong_20_Emphasis"><text:span text:style-name="T95"><text:tab/></text:span></text:span><text:span text:style-name="Strong_20_Emphasis"><text:span text:style-name="T96">Avivando la confianza en la Purísima Señora, pida cada uno lo que más necesitare para bien de su alma, no dudando, que si conduce a la salvación, conseguiremos cuanto pidamos. Los Gozos se pondrán al fin, con los que se podrá concluir la Novena</text:span></text:span><text:span text:style-name="Strong_20_Emphasis"><text:span text:style-name="T97">.</text:span></text:span></text:p>
      <text:p text:style-name="P33"><text:span text:style-name="Strong_20_Emphasis"><text:span text:style-name="T97">DÍA SEGUNDO.</text:span></text:span></text:p>
      <text:p text:style-name="P34"><text:span text:style-name="Strong_20_Emphasis"><text:span text:style-name="T98"><text:tab/></text:span></text:span><text:span text:style-name="Strong_20_Emphasis"><text:span text:style-name="T99">Todo como el primer día, fuera de la Consideración, y Oración siguiente</text:span></text:span><text:span text:style-name="Strong_20_Emphasis"><text:span text:style-name="T98">.</text:span></text:span></text:p>
      <text:p text:style-name="P35"><text:span text:style-name="Strong_20_Emphasis"><text:span text:style-name="T98">CONSIDERACIÓN.</text:span></text:span></text:p>
      <text:p text:style-name="P36"><text:span text:style-name="Strong_20_Emphasis"><text:span text:style-name="T98">COnsidera, como con la plenitud de la gracia, </text:span></text:span><text:span text:style-name="Strong_20_Emphasis"><text:span text:style-name="T100">que el Altísimo comunico a nuestra Purísima Señora en el primer instante de su Ser, la dio todo los hábitos de las virtudes correspondientes a la Madre de Dios para que era elegida, </text:span></text:span><text:span text:style-name="Strong_20_Emphasis"><text:span text:style-name="T101">concediéndole asimismo, que pudiese desde aquel instante obrar con ellos, como lo hizo, adorando, y confesando al Señor, en cuyo ejercicio permaneció, como si fuera inmutable toda <text:s/>su vida. </text:span></text:span><text:span text:style-name="Strong_20_Emphasis"><text:span text:style-name="T102">Dios te concedió </text:span></text:span><text:soft-page-break/><text:span text:style-name="Strong_20_Emphasis"><text:span text:style-name="T102">a ti en el Bautismo, con la gracia los hábitos de las Virtudes Fe, Esperanza y Caridad, los que tenias natural, y precisa obligación de practicar, llegando el uso de razón, y Como has cumplido con ella? Las primicias de tu conocimiento las dedicaste a la disolución, y vanidad de donde te viene ahora la turbación, y la inquietud de tu corazón. Si quieres sosegarle como conviene, acude a la Purísima Madre, pues se le dio en su Concepción Inmaculada el privilegio de alcanzar, y comunicar serenidad, y paz interior a sus devotos, y desterrar los errores, y dudas contra la Fe.</text:span></text:span></text:p>
      <text:p text:style-name="P37"><text:span text:style-name="Strong_20_Emphasis"><text:span text:style-name="T103">Siguese el rato de Meditación, etc. como el primer día.</text:span></text:span></text:p>
      <text:p text:style-name="P38"><text:span text:style-name="Strong_20_Emphasis"><text:span text:style-name="T104">ORACIÓN.</text:span></text:span></text:p>
      <text:p text:style-name="P39"><text:span text:style-name="Strong_20_Emphasis"><text:span text:style-name="T104">P</text:span></text:span><text:span text:style-name="Strong_20_Emphasis"><text:span text:style-name="T88">U</text:span></text:span><text:span text:style-name="Strong_20_Emphasis"><text:span text:style-name="T104">rísima, e Inmaculada Virgen María, Madre de Dios, Arancel universal de toda la perfección, Archivo, y Deposito de todas las virtudes, y perfecciones. </text:span></text:span><text:span text:style-name="Strong_20_Emphasis"><text:span text:style-name="T105">Vos, Señora, sois la Aurora de la gracia; vos el Lucero Divino, que comenzó a dividir las sombras, y tinieblas de la Ley Antigua; </text:span></text:span><text:soft-page-break/><text:span text:style-name="Strong_20_Emphasis"><text:span text:style-name="T105">Vos el Rayo lucidísimo del Sol Divino, que disipa los errores a toda criatura; </text:span></text:span><text:span text:style-name="Strong_20_Emphasis"><text:span text:style-name="T106">Vos el Arco del Cielo, que anuncia a los mortales la verdadera paz, y serenidad. Bendita seáis de todas las criaturas, por </text:span></text:span><text:span text:style-name="Strong_20_Emphasis"><text:span text:style-name="T107">haberos elegido el Señor para Madre suya, </text:span></text:span><text:span text:style-name="Strong_20_Emphasis"><text:span text:style-name="T108">y por esto haberos llenado de gracia, y hábitos de todas las virtudes. Alcanzadme, Piadosísima Señora, una eficaz conversión a mi Dios, ilustrad mi entendimiento, para que firme en la Fe Católica, y obediente a los Divinos preceptos, consiga la verdadera paz de mi corazón; específicamente, Señora, a la hora de mi muerte; y también el fervor particular, que solicito en esta Novena, a mayor gloria de Dios, exaltación vuestra, y bien de mi alma. Amen.</text:span></text:span></text:p>
      <text:p text:style-name="P40"><text:span text:style-name="Strong_20_Emphasis"><text:span text:style-name="T109">Lo demás como el primer día, etc.</text:span></text:span></text:p>
      <text:p text:style-name="P40"><text:span text:style-name="Strong_20_Emphasis"><text:span text:style-name="T110">DÍA TERCERO.</text:span></text:span></text:p>
      <text:p text:style-name="P41"><text:span text:style-name="Strong_20_Emphasis"><text:span text:style-name="T111">Dicha la oración preparatoria, etc.</text:span></text:span></text:p>
      <text:p text:style-name="P41"><text:span text:style-name="Strong_20_Emphasis"><text:span text:style-name="T112">CONSIDERACIÓN.</text:span></text:span></text:p>
      <text:p text:style-name="P42"><text:span text:style-name="Strong_20_Emphasis"><text:span text:style-name="T112">C</text:span></text:span><text:span text:style-name="Strong_20_Emphasis"><text:span text:style-name="T88">O</text:span></text:span><text:span text:style-name="Strong_20_Emphasis"><text:span text:style-name="T112">nsidera, </text:span></text:span><text:span text:style-name="Strong_20_Emphasis"><text:span text:style-name="T113">como con la gracia, que a nuestra Purísima Reina María se le concedió en el primer instante </text:span></text:span><text:span text:style-name="Strong_20_Emphasis"><text:span text:style-name="T114">de su </text:span></text:span><text:soft-page-break/><text:span text:style-name="Strong_20_Emphasis"><text:span text:style-name="T114">Inmaculada Concepción, entre los hábitos de las virtudes, se infundio una tan firme esperanza, que la hizo como inmutable para todos los ejercicios, y penalidades de su vida santísima, concediendola con este gran beneficio, que fuese eficaz medianera con el Señor, para alcanzar, y comunicar la firmeza de tan excelente virtud a sus devotos. A ti te dio el Señor en el Bautismo con la gracia santificante esta excelente virtud, para que animado con ella, aspirase a conseguir tu ultimo fin, que es Dios, y para que viencieses las dificultades, que </text:span></text:span><text:span text:style-name="Strong_20_Emphasis"><text:span text:style-name="T115">te pueden ocurrir, o impedir el conseguirlo. Pero tu por tener ociosa esta tan excelente virtud, puede ser hayas naufragado muchas veces en las tentaciones, y que te halles sin animo para la enmienda. Acude, pues, con tiempo a esta Purísima Madre de la Santa Esperanza, válete de su poder, sino quieres peligrar para siempre.</text:span></text:span></text:p>
      <text:p text:style-name="P43"><text:span text:style-name="Strong_20_Emphasis"><text:span text:style-name="T116">Siguese el rato de meditación, etc.</text:span></text:span></text:p>
      <text:p text:style-name="P43"><text:span text:style-name="Strong_20_Emphasis"><text:span text:style-name="T115">ORACIÓN.</text:span></text:span></text:p>
      <text:p text:style-name="P44"><text:soft-page-break/><text:span text:style-name="Strong_20_Emphasis"><text:span text:style-name="T115">P</text:span></text:span><text:span text:style-name="Strong_20_Emphasis"><text:span text:style-name="T88">U</text:span></text:span><text:span text:style-name="Strong_20_Emphasis"><text:span text:style-name="T115">rísima, e Inmaculada Virgen María, Madre de Dios, Vida, Dulzura, y Esperanza de los mortales, Vos sois Tribunal de Misericordia, y Trono seguro de la gracia; Vos la Madre de la Santa Esperanza, </text:span></text:span><text:span text:style-name="Strong_20_Emphasis"><text:span text:style-name="T117">y la Medianera feliz de todos los predestinados. Bendita seas de todas la criaturas, por por haberos elegido el Señor para madre suya, y por ello haberos preservado del primer pecado, </text:span></text:span><text:span text:style-name="Strong_20_Emphasis"><text:span text:style-name="T118">y haber adornado vuestra Santísima Alma en el primer instante de vuestro Ser con una tan firme esperanza, que os hiciese inalterable en el bien obrar. </text:span></text:span><text:span text:style-name="Strong_20_Emphasis"><text:span text:style-name="T119">Mirad, Señora Inmaculada, y piadosa, que desalentado vivo, y que olvidado de mi fin; compadeceos de mi flaqueza, y dadme un perfecto desprecio de todo lo temporal, </text:span></text:span><text:span text:style-name="Strong_20_Emphasis"><text:span text:style-name="T120">un total desengaño de su vanidad, y un eficaz deseo de los bienes eternos, en especial para la hora de mi muerte; y también el favor particular, que solicito en esta Novena, si es para mayor gloria de Dios, </text:span></text:span><text:soft-page-break/><text:span text:style-name="Strong_20_Emphasis"><text:span text:style-name="T120">exaltación vuestra, y bien de mi alma. Amen.</text:span></text:span></text:p>
      <text:p text:style-name="P45"><text:span text:style-name="Strong_20_Emphasis"><text:span text:style-name="T121">Lo demás como el primer día, etc.</text:span></text:span></text:p>
      <text:p text:style-name="P45"><text:span text:style-name="Strong_20_Emphasis"><text:span text:style-name="T120">DÍA CUARTO.</text:span></text:span></text:p>
      <text:p text:style-name="P45"><text:span text:style-name="Strong_20_Emphasis"><text:span text:style-name="T121">Dicha la Oración <text:tab/>preparatoria, etc.</text:span></text:span></text:p>
      <text:p text:style-name="P46"><text:span text:style-name="Strong_20_Emphasis"><text:span text:style-name="T122">CONSIDERACIÓN.</text:span></text:span></text:p>
      <text:p text:style-name="P47"><text:span text:style-name="Strong_20_Emphasis"><text:span text:style-name="T122">COnsidera, que hermosa, y agradable quedo el Alma de María Santísima en el primer instante </text:span></text:span><text:span text:style-name="Strong_20_Emphasis"><text:span text:style-name="T123">de su creación con el habito de Caridad, </text:span></text:span><text:span text:style-name="Strong_20_Emphasis"><text:span text:style-name="T124">que entonces con la original gracia se le infundio, y que en el mismo instante ejercito, con tal intensión, y aprecio de la Divinidad, que no pueden llegar todo los Serafines a tan alto grado en su mayor fuerza, y virtud; siendo por esto amabilísima, y graciosa en los ojos de Dios, más que alguna otra pura criatura; </text:span></text:span><text:span text:style-name="Strong_20_Emphasis"><text:span text:style-name="T125">concediéndole asimismo el Señor el singular privilegio de comunicar a sus devotos la perseverancia, y firmeza en la amistad de Dios, y demás virtudes. A ti te concedió el Señor en el Santo Bautismo el habito de la caridad con los demás, para que conociéndolo lo amases, </text:span></text:span><text:span text:style-name="Strong_20_Emphasis"><text:span text:style-name="T126">como sumo </text:span></text:span><text:soft-page-break/><text:span text:style-name="Strong_20_Emphasis"><text:span text:style-name="T126">bien, y perseverando en este amor lo gozases después. Mas ay, que al contrario ha sido! Señala si quiera una hora de toda su vida, que no hayas faltado ingrato a tan estrecha obligación. Acude pues humilde a tan soberana, y amorosa Madre, pues por no valerte de su amparo, te hallas tan inconstante, y caído en los propósitos, y resoluciones de tu vida, la que </text:span></text:span><text:span text:style-name="Strong_20_Emphasis"><text:span text:style-name="T127">sino acabas en amistad de Dios, De que te servirá?</text:span></text:span></text:p>
      <text:p text:style-name="P48"><text:span text:style-name="Strong_20_Emphasis"><text:span text:style-name="T128">Siguese el rato de meditación, etc.</text:span></text:span></text:p>
      <text:p text:style-name="P48"><text:span text:style-name="Strong_20_Emphasis"><text:span text:style-name="T129">ORACIÓN.</text:span></text:span></text:p>
      <text:p text:style-name="P49"><text:span text:style-name="Strong_20_Emphasis"><text:span text:style-name="T129">P</text:span></text:span><text:span text:style-name="Strong_20_Emphasis"><text:span text:style-name="T88">U</text:span></text:span><text:span text:style-name="Strong_20_Emphasis"><text:span text:style-name="T129">rísima, e Inmaculada Virgen María, Madre de Dios, amabilísimo objeto del amor Divino; Vos </text:span></text:span><text:span text:style-name="Strong_20_Emphasis"><text:span text:style-name="T130">el depositó de todas prerrogativas, y gracias, que perdieron los Ángeles, y los hombre; Vos la maestra de toda la santidad, y perfección; Vos la que enseñáis hasta los mas abrasados Serafines el amor, y reverencia, que se debe a Dios nuestro Señor. Alabada seáis de todas la criaturas, por haberos elegido el Señor para Madre suya, y haberos hermoseado vuestra alma con la gracia, y caridad tan </text:span></text:span><text:soft-page-break/><text:span text:style-name="Strong_20_Emphasis"><text:span text:style-name="T130">intensa, que os hizo amabilísima en aquel feliz instante al mismo Señor, que os crio, y a todas la criaturas. Mirad, Madre Purísima, mi tibieza, mi inconstancia, y correspondencia ingrata al amor, que debo a mi Dios; y reparad con vuestro amor las faltas del mio, alcanzadme el don de la perseverancia final, para que acabando mi vida con ella, </text:span></text:span><text:span text:style-name="Strong_20_Emphasis"><text:span text:style-name="T131">logre el fin de mi salvación eterna, y si conduce para ella, que espero por esta Novena, a mayor gloria de Dios, y exaltación vuestra. Amen.</text:span></text:span></text:p>
      <text:p text:style-name="P50"><text:span text:style-name="Strong_20_Emphasis"><text:span text:style-name="T132">Lo demás como el primer día, etc.</text:span></text:span></text:p>
      <text:p text:style-name="P50"><text:span text:style-name="Strong_20_Emphasis"><text:span text:style-name="T133">DÍA QUINTO.</text:span></text:span></text:p>
      <text:p text:style-name="P50"><text:span text:style-name="Strong_20_Emphasis"><text:span text:style-name="T132">Dicha la oración preparatoria, etc.</text:span></text:span></text:p>
      <text:p text:style-name="P50"><text:span text:style-name="Strong_20_Emphasis"><text:span text:style-name="T133">CONSIDERACIÓN.</text:span></text:span></text:p>
      <text:p text:style-name="P51"><text:span text:style-name="Strong_20_Emphasis"><text:span text:style-name="T133">C</text:span></text:span><text:span text:style-name="Strong_20_Emphasis"><text:span text:style-name="T88">O</text:span></text:span><text:span text:style-name="Strong_20_Emphasis"><text:span text:style-name="T133">nsidera la suma virginal pureza, que se </text:span></text:span><text:span text:style-name="Strong_20_Emphasis"><text:span text:style-name="T134">concedió a la Purísima Virgen en su Inmaculada Concepción, que fue superior a la de todas las criaturas, e inferior solo a Dios. Mira el aprecio, que hizo de tan precioso don, pues desde entonces propuse conservarla sin la menor lesión, como la conservo, de suerte, que </text:span></text:span><text:soft-page-break/><text:span text:style-name="Strong_20_Emphasis"><text:span text:style-name="T134">jamas tuvo acción, movimiento, ni el más mínimo ademan, en que la violase, ni tocase en su primer candor. </text:span></text:span><text:span text:style-name="Strong_20_Emphasis"><text:span text:style-name="T135">Tan gran pureza se le concedió a esta Señora, por haber de vestir de nuestra carne en sus purísimas entrañas al Hijo de Dios. Al mismo Señor recibes tu en el Santísimo Sacramento del Altar; mas con Cuanta diferencia de pureza? Mira cuan descuidado vives de guardar tu corazón, y tu cuerpo de los deseos, e inmundicias sensuales. Llora tu negligencia, y advierte, que eres templo vivo de Dios. </text:span></text:span><text:span text:style-name="Strong_20_Emphasis"><text:span text:style-name="T136">Para conservarlo con pureza válete de la intercesión de la Purísima Señora, para comunicar a su devotos esta virtud importante, y la perseverancia en ella.</text:span></text:span></text:p>
      <text:p text:style-name="P52"><text:span text:style-name="Strong_20_Emphasis"><text:span text:style-name="T137">Siguiese el rato de meditación, etc.</text:span></text:span></text:p>
      <text:p text:style-name="P52"><text:span text:style-name="Strong_20_Emphasis"><text:span text:style-name="T136">ORACIÓN.</text:span></text:span></text:p>
      <text:p text:style-name="P53"><text:span text:style-name="Strong_20_Emphasis"><text:span text:style-name="T136">PUrísima, e Inmaculada Virgen María, Madre de Dios, Espejo Inmaculado, y castísima Esposa del Espíritu Santo; Vos sois el Tabernáculo vivo y escogido Templo del Verbo humanado; Vos la Guía, </text:span></text:span><text:soft-page-break/><text:span text:style-name="Strong_20_Emphasis"><text:span text:style-name="T136">y Maestra de las Vírgenes, y castas. Alabada seáis, Purísima Madre mía, de todas la criaturas, por haberos elegido el Señor para Madre suya, y haberos dotado en el primer instante de vuestra Inmaculada Concepción de tan singular pureza, que seáis digna de admiración de todos los Espíritus Angélicos. </text:span></text:span><text:span text:style-name="Strong_20_Emphasis"><text:span text:style-name="T138">Por esta tan singular excelencia, os suplico, Purísima Señora, me comuniquéis la castidad, y pureza, </text:span></text:span><text:span text:style-name="Strong_20_Emphasis"><text:span text:style-name="T139">y pureza, que tanto necesito, para ser digno miembro, y agradable habitación de mi Señor Jesús Cristo. Fortalecedme con vuestra virtud, para que resistiendo a los desordenados apetitos </text:span></text:span><text:span text:style-name="Strong_20_Emphasis"><text:span text:style-name="T140">de la carne, viva según las leyes del espíritu, y conserve limpio </text:span></text:span><text:span text:style-name="Strong_20_Emphasis"><text:span text:style-name="T141">mi corazón, para merecer, y conseguir la clara visión de Dios; </text:span></text:span><text:span text:style-name="Strong_20_Emphasis"><text:span text:style-name="T142">y si es para gloria suya, y bien de mi Alma, el favor, que solicito en esta Novena, por vuestra poderosa intercesión. Amen.</text:span></text:span></text:p>
      <text:p text:style-name="P54"><text:span text:style-name="Strong_20_Emphasis"><text:span text:style-name="T143">Lo demás como el primer día, etc.</text:span></text:span></text:p>
      <text:p text:style-name="P54"><text:span text:style-name="Strong_20_Emphasis"><text:span text:style-name="T144">DÍA SEXTO.</text:span></text:span></text:p>
      <text:p text:style-name="P54"><text:span text:style-name="Strong_20_Emphasis"><text:span text:style-name="T143">Dicha la Oración preparatoria, etc.</text:span></text:span></text:p>
      <text:p text:style-name="P54"><text:soft-page-break/><text:span text:style-name="Strong_20_Emphasis"><text:span text:style-name="T144">CONSIDERACIÓN.</text:span></text:span></text:p>
      <text:p text:style-name="P55"><text:span text:style-name="Strong_20_Emphasis"><text:span text:style-name="T144">C</text:span></text:span><text:span text:style-name="Strong_20_Emphasis"><text:span text:style-name="T88">O</text:span></text:span><text:span text:style-name="Strong_20_Emphasis"><text:span text:style-name="T144">nsidera la excelentísima virtud </text:span></text:span><text:span text:style-name="Strong_20_Emphasis"><text:span text:style-name="T145">de fortaleza, que con la gracia concedió el Altísimo a la Purísima Virgen en el primer instante de su Concepción, principalmente en orden a tolerar, y padecer las penalidades, y miserias de esta vida. Por estar </text:span></text:span><text:span text:style-name="Strong_20_Emphasis"><text:span text:style-name="T146">exenta de la culpa, no estaba esta incentísima Señora sujeta a ellas, y con todo padeció mas en su Santísima Vida, </text:span></text:span><text:span text:style-name="Strong_20_Emphasis"><text:span text:style-name="T147">que todos los que contrajeron el primer pecado; sin asistirle jamas por trabajo alguno, antes si recibiéndolos todos con alegría, </text:span></text:span><text:span text:style-name="Strong_20_Emphasis"><text:span text:style-name="T148">y acción de gracias. Tu fuiste concebido en pecado, y por esto, desde el primer instante de tu vida condenado a padecer; esta deuda, la has aumentado de nuevo con cada pecado propio. Pero donde esta tu paciencia en los trabajos? Donde tu sufrimiento, y conformidad en las tribulaciones, </text:span></text:span><text:span text:style-name="Strong_20_Emphasis"><text:span text:style-name="T149">que para tu bien te envía el Señor? </text:span></text:span><text:span text:style-name="Strong_20_Emphasis"><text:span text:style-name="T150">O cuanto merito, y cuanta gloria has perdido en ellas! Acude pues a esta pacientísima </text:span></text:span><text:soft-page-break/><text:span text:style-name="Strong_20_Emphasis"><text:span text:style-name="T150">Señora, valiendote del privilegio, que se le concedió a su Inmaculada Concepción, </text:span></text:span><text:span text:style-name="Strong_20_Emphasis"><text:span text:style-name="T151">para que diese a sus devotos esfuerzo de fortaleza, y </text:span></text:span><text:span text:style-name="Strong_20_Emphasis"><text:span text:style-name="T152">paciencia en las tribulaciones, y dificultades de los trabajos; considerando, que a los grandes premios, que esperamos, no se puede llegar, sino por grandes trabajos.</text:span></text:span></text:p>
      <text:p text:style-name="P56"><text:span text:style-name="Strong_20_Emphasis"><text:span text:style-name="T153">Siguiese el rato de meditación, etc.</text:span></text:span></text:p>
      <text:p text:style-name="P56"><text:span text:style-name="Strong_20_Emphasis"><text:span text:style-name="T154">ORACIÓN.</text:span></text:span></text:p>
      <text:p text:style-name="P57"><text:span text:style-name="Strong_20_Emphasis"><text:span text:style-name="T154">P</text:span></text:span><text:span text:style-name="Strong_20_Emphasis"><text:span text:style-name="T88">U</text:span></text:span><text:span text:style-name="Strong_20_Emphasis"><text:span text:style-name="T154">rísima, e Inmaculada Virgen María, Madre de Dios, </text:span></text:span><text:span text:style-name="Strong_20_Emphasis"><text:span text:style-name="T155">inocentísima Señora, y </text:span></text:span><text:span text:style-name="Strong_20_Emphasis"><text:span text:style-name="T156">Pacientísima Maestra de los atribulados; Vos sois el Sagrado Propiciatorio donde los mortales hallan el remedio de sus miserias; Vos el consuelo en las afecciones, y penalidades de esta vida. </text:span></text:span><text:span text:style-name="Strong_20_Emphasis"><text:span text:style-name="T157">Bendita, y glorificada seáis de todas las criaturas, </text:span></text:span><text:span text:style-name="Strong_20_Emphasis"><text:span text:style-name="T158">por haberos elegido el Señor para Madre suya, haberos librado de la culpa, y haberos librado de la culpa, y haberos dotado de tan admirable, y singular fortaleza para tolerar tantas penas, como sufristeis, sin estar sujeta a ellas. </text:span></text:span><text:span text:style-name="Strong_20_Emphasis"><text:span text:style-name="T159">Socoredme, Señora </text:span></text:span><text:soft-page-break/><text:span text:style-name="Strong_20_Emphasis"><text:span text:style-name="T159">mía, mi flaqueza, y alcanzadme del Señor, que conociendo cuan digno soy del castigo por mis culpas, con rendida, y paciente humildad, me sujete a su voluntad santísima, y alegremente reciba con vuestro favor los trabajos, y adversidades, que su Majestad me envié en satisfacción de mis pecados, </text:span></text:span><text:span text:style-name="Strong_20_Emphasis"><text:span text:style-name="T160">principalmente, Madre clementísima, pido vuestro amparo para el ultimo conflicto de mi vida; y ahora el favor, que solicito en esta Novena, para mayor gloria de Dios, gloria de vuestra Inmaculada Concepción, y bien de mi Alma. Amen.</text:span></text:span></text:p>
      <text:p text:style-name="P58"><text:span text:style-name="Strong_20_Emphasis"><text:span text:style-name="T161">Lo demás como el primer día, etc.</text:span></text:span></text:p>
      <text:p text:style-name="P58"><text:span text:style-name="Strong_20_Emphasis"><text:span text:style-name="T162">DÍA SÉPTIMO.</text:span></text:span></text:p>
      <text:p text:style-name="P58"><text:span text:style-name="Strong_20_Emphasis"><text:span text:style-name="T161">Dicha la oración preparatoria, etc.</text:span></text:span></text:p>
      <text:p text:style-name="P58"><text:span text:style-name="Strong_20_Emphasis"><text:span text:style-name="T162">CONSIDERACIÓN.</text:span></text:span></text:p>
      <text:p text:style-name="P59"><text:span text:style-name="Strong_20_Emphasis"><text:span text:style-name="T162">C</text:span></text:span><text:span text:style-name="Strong_20_Emphasis"><text:span text:style-name="T88">O</text:span></text:span><text:span text:style-name="Strong_20_Emphasis"><text:span text:style-name="T162">nsidera el adientísimo amor al linaje humano, </text:span></text:span><text:span text:style-name="Strong_20_Emphasis"><text:span text:style-name="T163">con que fue dotada nuestra Purísima Reina en el primer instante de su Inmaculada Concepción. </text:span></text:span><text:span text:style-name="Strong_20_Emphasis"><text:span text:style-name="T164">Tan heroico fue, que el conocer entonces la caída del hombre (ordenándolo así el </text:span></text:span><text:soft-page-break/><text:span text:style-name="Strong_20_Emphasis"><text:span text:style-name="T164">poder Divino) la hizo llorar, y derramar sensibles las grimas, como se lee en la Mística Ciudad de Dios. i.p.n. 231. y con ellas pedir en aquel instante por el remedio de los mortales, que miraba, y amaba ya como hermanos este ardientísimo amor se le concedió en su Concepción, para que fuese Coadjuntora del Verbo humanado en el remedio de los hombres, </text:span></text:span><text:span text:style-name="Strong_20_Emphasis"><text:span text:style-name="T165">con especial privilegio para alcan</text:span></text:span><text:span text:style-name="Strong_20_Emphasis"><text:span text:style-name="T166">zar gracia a quien la llamare para recibir con fruto los Santos Sa</text:span></text:span><text:span text:style-name="Strong_20_Emphasis"><text:span text:style-name="T167">c</text:span></text:span><text:span text:style-name="Strong_20_Emphasis"><text:span text:style-name="T166">ramentos, </text:span></text:span><text:span text:style-name="Strong_20_Emphasis"><text:span text:style-name="T168">y no poner<text:tab/> obice a la gracia. O cuanto debes a esta dulcísima Señora! Perdiste por tu culpa la gracia, ya te dejo el Señor medio seguro para conseguirla en sus Sacramentos. Mas si estos los frustras por tu culpa, o por tu negligencia. Donde la encontraras? Acude con tiempo a esta compasiva Madre de la gracia, valiendote de su intercesión, para asegurar con los Sacramentos, y piensa cada vez, </text:span></text:span><text:span text:style-name="Strong_20_Emphasis"><text:span text:style-name="T169">que puede ser la ultima, que los recibes.</text:span></text:span></text:p>
      <text:p text:style-name="P60"><text:span text:style-name="Strong_20_Emphasis"><text:span text:style-name="T170">Siguiese el rato de meditación, etc.</text:span></text:span></text:p>
      <text:p text:style-name="P60"><text:soft-page-break/><text:span text:style-name="Strong_20_Emphasis"><text:span text:style-name="T169">ORACIÓN.</text:span></text:span></text:p>
      <text:p text:style-name="P61"><text:span text:style-name="Strong_20_Emphasis"><text:span text:style-name="T169">Purísima, e Inmaculada Virgen </text:span></text:span><text:span text:style-name="Strong_20_Emphasis"><text:span text:style-name="T171">María, Madre de Dios, centro de las Maravillas del Omnipotente, principio de nuestra alegría, </text:span></text:span><text:span text:style-name="Strong_20_Emphasis"><text:span text:style-name="T172">y de todo el bien de las criaturas. Vos sois la celosísima Medianera de todo el linaje humano; </text:span></text:span><text:span text:style-name="Strong_20_Emphasis"><text:span text:style-name="T173">Vos la Coadjuntora de la obra más ardua de la Divina Omnipotencia. </text:span></text:span><text:span text:style-name="Strong_20_Emphasis"><text:span text:style-name="T174">Bendita seáis de todas la criaturas, por haberos elegido el Señor para Madre suya, haberos preservado de la culpa, </text:span></text:span><text:span text:style-name="Strong_20_Emphasis"><text:span text:style-name="T175">y haberos dotado en vuestra Concepción de tan ardiente amor a la salud de los mortales. Por esta tan especial gracia, os suplico Piadosísima Señora, que presentéis en el Tribunal Divino aquellas tan tiernas, como ardientísimas, y prodigiosas lagrimas, que <text:s/>tan temprano derramasteis por la salud humana, y me alcancéis por ellas un sumo dolor por mis pecados, digna disposición para recibir con fruto los Santos Sacramentos, en especial, Señora mía, para el ultimo lacen de mi muerte, para </text:span></text:span><text:soft-page-break/><text:span text:style-name="Strong_20_Emphasis"><text:span text:style-name="T175">asegurar de este modo la Divina gracia, y el favor que pido en esta Novena, para mayor gloria de Dios, exaltación vuestra, y bien de mi Alma. Amen.</text:span></text:span></text:p>
      <text:p text:style-name="P62"><text:span text:style-name="Strong_20_Emphasis"><text:span text:style-name="T176">Lo demás como el primer día, etc.</text:span></text:span></text:p>
      <text:p text:style-name="P62"><text:span text:style-name="Strong_20_Emphasis"><text:span text:style-name="T177">DÍA OCTAVO.</text:span></text:span></text:p>
      <text:p text:style-name="P62"><text:span text:style-name="Strong_20_Emphasis"><text:span text:style-name="T176">Dicha la Oración preparatoria, etc.</text:span></text:span></text:p>
      <text:p text:style-name="P62"><text:span text:style-name="Strong_20_Emphasis"><text:span text:style-name="T177">CONSIDERACIÓN.</text:span></text:span></text:p>
      <text:p text:style-name="P63"><text:span text:style-name="Strong_20_Emphasis"><text:span text:style-name="T177">Considera, como el amor al linaje humano, </text:span></text:span><text:span text:style-name="Strong_20_Emphasis"><text:span text:style-name="T178">que se le concedió a nuestra Purísima Reina en su Inmaculada Concepción, no la dejo para un punto; antes como Coadjuntora, que era de la Redención humana por la altísimo dignidad de Madre de Dios, </text:span></text:span><text:span text:style-name="Strong_20_Emphasis"><text:span text:style-name="T179">para que era elegida, no ceso un instante de trabajar, y clamar, para que ninguno se perdiese, concediendola el Señor el singular privilegio de que su intercesión, y ruegos fuese eficaz con sus devotos el valor, de la Redención, y Encarnación, alcanzándoles para ello particular devoción con los misterios, y vida del Salvador. Mira con ser tan necesario este valor de salvarte, </text:span></text:span><text:soft-page-break/><text:span text:style-name="Strong_20_Emphasis"><text:span text:style-name="T179">que sin él es imposible, el poco aprecio en que le tenéis. Que olvidado, y que poco agradecido? </text:span></text:span><text:span text:style-name="Strong_20_Emphasis"><text:span text:style-name="T180">O que infierno tan amargo te espera, si con tiempo no solicitas ayudado de esta Señora, hacer con tus buenas obras, cierra, y eficaz tu vocación, y elección!</text:span></text:span></text:p>
      <text:p text:style-name="P64"><text:span text:style-name="Strong_20_Emphasis"><text:span text:style-name="T181">Siguiese el rato de meditación, etc.</text:span></text:span></text:p>
      <text:p text:style-name="P64"><text:span text:style-name="Strong_20_Emphasis"><text:span text:style-name="T180">ORACIÓN.</text:span></text:span></text:p>
      <text:p text:style-name="P65"><text:span text:style-name="Strong_20_Emphasis"><text:span text:style-name="T180">Purísima, e Inmaculada Virgen María, </text:span></text:span><text:span text:style-name="Strong_20_Emphasis"><text:span text:style-name="T182">Madre de Dios, Medianera única, y Puerta feliz de la eterna Gloria. Vos, Señora mía, sois la reparadora del linaje humado, Vos la viva imagen del Verbo humanado, y adecuada copia de sus virtudes. Bendita seáis de todas sus criaturas, por haberos elegido el Señor para Madre suya, haberos librado de la culpa, y haberos infundido en vuestra Concepción Inmaculada tan abrasado afecto por la Redención, y libertad de vuestro pueblo. Por tan grandes beneficios os suplico, Virgen Purísima, me alcancéis con la devoción ferviente a los sagrados </text:span></text:span><text:soft-page-break/><text:span text:style-name="Strong_20_Emphasis"><text:span text:style-name="T182">Misterios de la Vida, y Muerte del Salvador, una eficaz resolución de mi voluntad, para que abrazando, y obrando siempre lo más </text:span></text:span><text:span text:style-name="Strong_20_Emphasis"><text:span text:style-name="T183">perfecto, eficazmente consiga el innegable valor, y súper abundante fruto de la humana Redención; </text:span></text:span><text:span text:style-name="Strong_20_Emphasis"><text:span text:style-name="T184">y siendo para mayor gloria de Dios, el favor que espero en esta Novena, para mayor exaltación vuestra, y bien de mi Alma. Amen.</text:span></text:span></text:p>
      <text:p text:style-name="P66"><text:span text:style-name="Strong_20_Emphasis"><text:span text:style-name="T185">Lo demás como el primer día, etc.</text:span></text:span></text:p>
      <text:p text:style-name="P66"><text:span text:style-name="Strong_20_Emphasis"><text:span text:style-name="T184">DÍA NONO.</text:span></text:span></text:p>
      <text:p text:style-name="P66"><text:span text:style-name="Strong_20_Emphasis"><text:span text:style-name="T185">Dicha la Oración preparatoria, etc.</text:span></text:span></text:p>
      <text:p text:style-name="P66"><text:span text:style-name="Strong_20_Emphasis"><text:span text:style-name="T184">CONSIDERACIÓN.</text:span></text:span></text:p>
      <text:p text:style-name="P67"><text:span text:style-name="Strong_20_Emphasis"><text:span text:style-name="T184">Considera, como no solo preservo el Altísimo a la Inmaculada Señora del original pecado, </text:span></text:span><text:span text:style-name="Strong_20_Emphasis"><text:span text:style-name="T186">sino que en el mismo instante primero de su Ser, llenó de todas las gracias posibles a pura criatura, depositando en ella todos los tesoros de su Divinidad con plenísima facultad; para poderlos distribuir en las demás criaturas, sin que estas reciban con alguno de la Divina misericordia, sin pasar por su </text:span></text:span><text:soft-page-break/><text:span text:style-name="Strong_20_Emphasis"><text:span text:style-name="T186">piadosa mano. </text:span></text:span><text:span text:style-name="Strong_20_Emphasis"><text:span text:style-name="T187">Según esto; en esta amabilísima Señora debes poner tu confianza, a su piedad debes acudir en tus necesidades, su protección debes solicitar en todo, obligándola con los mas cordiales obsequios. </text:span></text:span><text:span text:style-name="Strong_20_Emphasis"><text:span text:style-name="T188">Si así lo hubieras hecho hasta aquí, no te encontraras tan perseguido de tus enemigos, </text:span></text:span><text:span text:style-name="Strong_20_Emphasis"><text:span text:style-name="T189">tan perturbadas tus pasiones, y en fin tan sumergido en tus miserias. Conságrate desde hoy a su culto, y filial obsequio, y servicio si quieres experimentar sus maternales piedades.</text:span></text:span></text:p>
      <text:p text:style-name="P68"><text:span text:style-name="Strong_20_Emphasis"><text:span text:style-name="T190">Siguiese el rato de meditación, etc.</text:span></text:span></text:p>
      <text:p text:style-name="P68"><text:span text:style-name="Strong_20_Emphasis"><text:span text:style-name="T189">ORACIÓN.</text:span></text:span></text:p>
      <text:p text:style-name="P69"><text:span text:style-name="Strong_20_Emphasis"><text:span text:style-name="T189">Purísima, e Inmaculada Virgen María, Madre de Dios, Desempeño de toda la grandeza del Divino Poder, </text:span></text:span><text:span text:style-name="Strong_20_Emphasis"><text:span text:style-name="T191">y principio de la renovación de la humana naturaleza. </text:span></text:span><text:span text:style-name="Strong_20_Emphasis"><text:span text:style-name="T192">Vos sois el seguro conducto por donde nos comunica la Divina piedad sus gracias; Vos la dispendera universal de la voluntad Divina en los dones, que da a las criaturas. Bendita seáis de todas ellas, por haberos elegido el Señor para Madre suya; haberos </text:span></text:span><text:soft-page-break/><text:span text:style-name="Strong_20_Emphasis"><text:span text:style-name="T192">librado de toda culpa, y haberos concedido tan amplia facultad en la distribución de sus gracias para bien del linaje humano. </text:span></text:span><text:span text:style-name="Strong_20_Emphasis"><text:span text:style-name="T193">A vuestra maternal piedad acudo; y en ella pongo toda mi esperanza, para que me hagas participante de las gracias, que con tanta liberalidad os concedió el Todopoderoso. Admitidme, Madre Purísima, bajo vuestra protección, y amparo, pues de todo corazón desde hoy me acojo a el, para que libre de las asechanzas del Demonio, permaneciendo en el servicio de mi Dios, y vuestro toda mi vida, consiga la eterna Bienaventuranza, y ahora el fervor, que os suplico a mayor gloria de Dios, honra de vuestra Inmaculada Concepción, y bien de mi Alma. Amen.</text:span></text:span></text:p>
      <text:p text:style-name="P70"><text:span text:style-name="Strong_20_Emphasis"><text:span text:style-name="T194">Lo demás como el primer día, etc.</text:span></text:span></text:p>
      <text:p text:style-name="P70"><text:span text:style-name="Strong_20_Emphasis"><text:span text:style-name="T193"/></text:span></text:p>
      <text:p text:style-name="P70"><text:span text:style-name="Strong_20_Emphasis"><text:span text:style-name="T193">GOZOS DE LA INMACULADA</text:span></text:span></text:p>
      <text:p text:style-name="P70"><text:span text:style-name="Strong_20_Emphasis"><text:span text:style-name="T193">Concepción de María Santísima.</text:span></text:span></text:p>
      <text:p text:style-name="P70"><text:span text:style-name="Strong_20_Emphasis"><text:span text:style-name="T193"/></text:span></text:p>
      <text:p text:style-name="P71"><text:span text:style-name="Strong_20_Emphasis"><text:span text:style-name="T193">Todo el mundo en general </text:span></text:span></text:p>
      <text:p text:style-name="P71"><text:soft-page-break/><text:span text:style-name="Strong_20_Emphasis"><text:span text:style-name="T193">os cante con alegría:</text:span></text:span></text:p>
      <text:p text:style-name="P71"><text:span text:style-name="Strong_20_Emphasis"><text:span text:style-name="T193">sois concebida, MARÍA,</text:span></text:span></text:p>
      <text:p text:style-name="P72"><text:span text:style-name="Strong_20_Emphasis"><text:span text:style-name="T195">sin pecado original.</text:span></text:span></text:p>
      <text:p text:style-name="P72"><text:span text:style-name="Strong_20_Emphasis"><text:span text:style-name="T195"><text:tab/>Si Dios Legislados pudo</text:span></text:span></text:p>
      <text:p text:style-name="P72"><text:span text:style-name="Strong_20_Emphasis"><text:span text:style-name="T195">dar a la Ley excepción,</text:span></text:span></text:p>
      <text:p text:style-name="P72"><text:span text:style-name="Strong_20_Emphasis"><text:span text:style-name="T195">y hacer, que en la Concepción</text:span></text:span></text:p>
      <text:p text:style-name="P72"><text:span text:style-name="Strong_20_Emphasis"><text:span text:style-name="T195">fueseis la vara sin nudo;</text:span></text:span></text:p>
      <text:p text:style-name="P72"><text:span text:style-name="Strong_20_Emphasis"><text:span text:style-name="T195">armada estáis con escudo</text:span></text:span></text:p>
      <text:p text:style-name="P72"><text:span text:style-name="Strong_20_Emphasis"><text:span text:style-name="T195">de exenta de la Ley penal:</text:span></text:span></text:p>
      <text:p text:style-name="P72"><text:span text:style-name="Strong_20_Emphasis"><text:span text:style-name="T195">Sois concebida, etc.</text:span></text:span></text:p>
      <text:p text:style-name="P72"><text:span text:style-name="Strong_20_Emphasis"><text:span text:style-name="T195"><text:tab/>Si en gracia, con su poder,</text:span></text:span></text:p>
      <text:p text:style-name="P72"><text:span text:style-name="Strong_20_Emphasis"><text:span text:style-name="T195">a los ángeles crio</text:span></text:span></text:p>
      <text:p text:style-name="P72"><text:span text:style-name="Strong_20_Emphasis"><text:span text:style-name="T195">Dios, los mismo ejecuto</text:span></text:span></text:p>
      <text:p text:style-name="P72"><text:span text:style-name="Strong_20_Emphasis"><text:span text:style-name="T195">en vuestro primero Ser;</text:span></text:span></text:p>
      <text:p text:style-name="P73"><text:span text:style-name="Strong_20_Emphasis"><text:span text:style-name="T196">que así quiso disponer</text:span></text:span></text:p>
      <text:p text:style-name="P73"><text:span text:style-name="Strong_20_Emphasis"><text:span text:style-name="T196">vuestro claustro virginal:</text:span></text:span></text:p>
      <text:p text:style-name="P73"><text:span text:style-name="Strong_20_Emphasis"><text:span text:style-name="T196">Sois concebida, etc.</text:span></text:span></text:p>
      <text:p text:style-name="P73"><text:span text:style-name="Strong_20_Emphasis"><text:span text:style-name="T196"><text:tab/>Si vois fuisteis decretada</text:span></text:span></text:p>
      <text:p text:style-name="P73"><text:span text:style-name="Strong_20_Emphasis"><text:span text:style-name="T196">ante toda criatura;</text:span></text:span></text:p>
      <text:p text:style-name="P73"><text:span text:style-name="Strong_20_Emphasis"><text:span text:style-name="T196">ya quedasteis, Virgen pura,</text:span></text:span></text:p>
      <text:p text:style-name="P73"><text:span text:style-name="Strong_20_Emphasis"><text:span text:style-name="T196">de la culpa preservada,</text:span></text:span></text:p>
      <text:p text:style-name="P73"><text:span text:style-name="Strong_20_Emphasis"><text:span text:style-name="T196">para cerrarle la entrada</text:span></text:span></text:p>
      <text:p text:style-name="P73"><text:span text:style-name="Strong_20_Emphasis"><text:span text:style-name="T196">a la serpiente infernal:</text:span></text:span></text:p>
      <text:p text:style-name="P73"><text:span text:style-name="Strong_20_Emphasis"><text:span text:style-name="T196">Sois concebida, etc.</text:span></text:span></text:p>
      <text:p text:style-name="P73"><text:soft-page-break/><text:span text:style-name="Strong_20_Emphasis"><text:span text:style-name="T196"><text:tab/></text:span></text:span><text:span text:style-name="Strong_20_Emphasis"><text:span text:style-name="T197">Si en el Diluvio se ve,</text:span></text:span></text:p>
      <text:p text:style-name="P74"><text:span text:style-name="Strong_20_Emphasis"><text:span text:style-name="T197">que a todo el mundo anego;</text:span></text:span></text:p>
      <text:p text:style-name="P74"><text:span text:style-name="Strong_20_Emphasis"><text:span text:style-name="T197">y no obstante se salvo</text:span></text:span></text:p>
      <text:p text:style-name="P74"><text:span text:style-name="Strong_20_Emphasis"><text:span text:style-name="T197">sola el arca de Noe;</text:span></text:span></text:p>
      <text:p text:style-name="P74"><text:span text:style-name="Strong_20_Emphasis"><text:span text:style-name="T197">verdadero anuncio fue,</text:span></text:span></text:p>
      <text:p text:style-name="P74"><text:span text:style-name="Strong_20_Emphasis"><text:span text:style-name="T197">que sois arca Celestial:</text:span></text:span></text:p>
      <text:p text:style-name="P74"><text:span text:style-name="Strong_20_Emphasis"><text:span text:style-name="T197">Sois concebida, etc.</text:span></text:span></text:p>
      <text:p text:style-name="P74"><text:span text:style-name="Strong_20_Emphasis"><text:span text:style-name="T197"><text:tab/>Si viendo Moisés, que ardía</text:span></text:span></text:p>
      <text:p text:style-name="P74"><text:span text:style-name="Strong_20_Emphasis"><text:span text:style-name="T197">la Zarza, no se quemo;</text:span></text:span></text:p>
      <text:p text:style-name="P74"><text:span text:style-name="Strong_20_Emphasis"><text:span text:style-name="T197">que la culpa no os toco</text:span></text:span></text:p>
      <text:p text:style-name="P74"><text:span text:style-name="Strong_20_Emphasis"><text:span text:style-name="T197">confiesa la iglesia pía;</text:span></text:span></text:p>
      <text:p text:style-name="P74"><text:span text:style-name="Strong_20_Emphasis"><text:span text:style-name="T197">porque Dios, que os protegía</text:span></text:span></text:p>
      <text:p text:style-name="P74"><text:span text:style-name="Strong_20_Emphasis"><text:span text:style-name="T197">os libro de incendio tal:</text:span></text:span></text:p>
      <text:p text:style-name="P74"><text:span text:style-name="Strong_20_Emphasis"><text:span text:style-name="T197">Sois concebida, etc.</text:span></text:span></text:p>
      <text:p text:style-name="P74"><text:span text:style-name="Strong_20_Emphasis"><text:span text:style-name="T197"><text:tab/></text:span></text:span><text:span text:style-name="Strong_20_Emphasis"><text:span text:style-name="T198">Si su corriente el Jordán</text:span></text:span></text:p>
      <text:p text:style-name="P75"><text:span text:style-name="Strong_20_Emphasis"><text:span text:style-name="T198">pasando el arca corto,</text:span></text:span></text:p>
      <text:p text:style-name="P75"><text:span text:style-name="Strong_20_Emphasis"><text:span text:style-name="T198">vuestra con Concepción paso</text:span></text:span></text:p>
      <text:p text:style-name="P75"><text:span text:style-name="Strong_20_Emphasis"><text:span text:style-name="T198">sin la corriente de Adán,</text:span></text:span></text:p>
      <text:p text:style-name="P75"><text:span text:style-name="Strong_20_Emphasis"><text:span text:style-name="T198">que su contagioso afán</text:span></text:span></text:p>
      <text:p text:style-name="P75"><text:span text:style-name="Strong_20_Emphasis"><text:span text:style-name="T198">suspendió reverencial:</text:span></text:span></text:p>
      <text:p text:style-name="P75"><text:span text:style-name="Strong_20_Emphasis"><text:span text:style-name="T198">Sois concebida, etc.</text:span></text:span></text:p>
      <text:p text:style-name="P75"><text:span text:style-name="Strong_20_Emphasis"><text:span text:style-name="T198"><text:tab/>Si aquel decreto de Asuero</text:span></text:span></text:p>
      <text:p text:style-name="P75"><text:span text:style-name="Strong_20_Emphasis"><text:span text:style-name="T198">no se entendió con Ester;</text:span></text:span></text:p>
      <text:p text:style-name="P75"><text:span text:style-name="Strong_20_Emphasis"><text:span text:style-name="T198">tampoco a Vos comprender</text:span></text:span></text:p>
      <text:p text:style-name="P75"><text:soft-page-break/><text:span text:style-name="Strong_20_Emphasis"><text:span text:style-name="T198">en el instante primero</text:span></text:span></text:p>
      <text:p text:style-name="P75"><text:span text:style-name="Strong_20_Emphasis"><text:span text:style-name="T198">pudo la culpa, ni el fuero</text:span></text:span></text:p>
      <text:p text:style-name="P75"><text:span text:style-name="Strong_20_Emphasis"><text:span text:style-name="T198">del decreto universal:</text:span></text:span></text:p>
      <text:p text:style-name="P75"><text:span text:style-name="Strong_20_Emphasis"><text:span text:style-name="T198">Sois concebida, etc.</text:span></text:span></text:p>
      <text:p text:style-name="P75"><text:span text:style-name="Strong_20_Emphasis"><text:span text:style-name="T198"><text:tab/>Si Dios como Omnipotente</text:span></text:span></text:p>
      <text:p text:style-name="P75"><text:span text:style-name="Strong_20_Emphasis"><text:span text:style-name="T198">libro vuestra Concepción;</text:span></text:span></text:p>
      <text:p text:style-name="P75"><text:span text:style-name="Strong_20_Emphasis"><text:span text:style-name="T198">ya la contraria opinión</text:span></text:span></text:p>
      <text:p text:style-name="P75"><text:span text:style-name="Strong_20_Emphasis"><text:span text:style-name="T198">callara perpetuamente,</text:span></text:span></text:p>
      <text:p text:style-name="P75"><text:span text:style-name="Strong_20_Emphasis"><text:span text:style-name="T198">diciendo de gente, en gente</text:span></text:span></text:p>
      <text:p text:style-name="P75"><text:span text:style-name="Strong_20_Emphasis"><text:span text:style-name="T198">con Escoto en general:</text:span></text:span></text:p>
      <text:p text:style-name="P75"><text:span text:style-name="Strong_20_Emphasis"><text:span text:style-name="T198">Sois concebida, etc.</text:span></text:span></text:p>
      <text:p text:style-name="P75"><text:span text:style-name="Strong_20_Emphasis"><text:span text:style-name="T198"><text:tab/>Si España con devoción</text:span></text:span></text:p>
      <text:p text:style-name="P75"><text:span text:style-name="Strong_20_Emphasis"><text:span text:style-name="T198">tan ferviente, os ha elegido</text:span></text:span></text:p>
      <text:p text:style-name="P75"><text:span text:style-name="Strong_20_Emphasis"><text:span text:style-name="T198">por Patrona, y conseguido</text:span></text:span></text:p>
      <text:p text:style-name="P75"><text:span text:style-name="Strong_20_Emphasis"><text:span text:style-name="T198">del Papa su aprobación;</text:span></text:span></text:p>
      <text:p text:style-name="P75"><text:span text:style-name="Strong_20_Emphasis"><text:span text:style-name="T198">sea vuestra protección</text:span></text:span></text:p>
      <text:p text:style-name="P75"><text:span text:style-name="Strong_20_Emphasis"><text:span text:style-name="T198">para la España especial:</text:span></text:span></text:p>
      <text:p text:style-name="P75"><text:span text:style-name="Strong_20_Emphasis"><text:span text:style-name="T198">Sois concebida, etc.</text:span></text:span></text:p>
      <text:p text:style-name="P75"><text:span text:style-name="Strong_20_Emphasis"><text:span text:style-name="T198"><text:tab/>Todo el Mundo en general</text:span></text:span></text:p>
      <text:p text:style-name="P75"><text:span text:style-name="Strong_20_Emphasis"><text:span text:style-name="T198">os cante con alegría;</text:span></text:span></text:p>
      <text:p text:style-name="P75"><text:span text:style-name="Strong_20_Emphasis"><text:span text:style-name="T198">Sois concebida, MARÍA,</text:span></text:span></text:p>
      <text:p text:style-name="P75"><text:span text:style-name="Strong_20_Emphasis"><text:span text:style-name="T198">sin pecado original.</text:span></text:span></text:p>
      <text:p text:style-name="P75"><text:span text:style-name="Strong_20_Emphasis"><text:span text:style-name="T198"/></text:span></text:p>
      <text:p text:style-name="P76"><text:soft-page-break/><text:span text:style-name="Strong_20_Emphasis"><text:span text:style-name="T199">V.<text:tab/>Por vuestra Concepción Inmaculada, o Virgen Purísima.</text:span></text:span></text:p>
      <text:p text:style-name="P76"><text:span text:style-name="Strong_20_Emphasis"><text:span text:style-name="T199">R.<text:tab/>Defiéndenos en esta vida, y en la muerte del enemigo infernal.</text:span></text:span></text:p>
      <text:p text:style-name="P77"><text:span text:style-name="Strong_20_Emphasis"><text:span text:style-name="T110"/></text:span></text:p>
      <text:p text:style-name="P78"><text:span text:style-name="Strong_20_Emphasis"><text:span text:style-name="T200">ORACIÓN.</text:span></text:span></text:p>
      <text:p text:style-name="P79"><text:span text:style-name="Strong_20_Emphasis"><text:span text:style-name="T200">SAntísima, e Inmaculada Señora, por haberte preservado el Altísimo de toda mancha de pecado, para que fueses digna Madre de tu Unigénito Hijo, que de tus Virginales Entrañas tomo carne humana, y se hizo hombre: </text:span></text:span><text:span text:style-name="Strong_20_Emphasis"><text:span text:style-name="T201">Suplicote, purísima, y bendita entre todas las mujeres, que me alcances de tu amantísimo Hijo perdón cumplido de todos mi pecados, </text:span></text:span><text:span text:style-name="Strong_20_Emphasis"><text:span text:style-name="T202">y que sea escrito en el numero de los Predestinados, y en esta vida alcance la gracia final, con que merezca la eterna, que esperamos por ti, señora nuestra, </text:span></text:span><text:span text:style-name="Strong_20_Emphasis"><text:span text:style-name="T203">y por el mismo Señor, que vive, y Reina por los siglos de los siglos. Amen.</text:span></text:span></text:p>
      <text:p text:style-name="P79"><text:span text:style-name="Strong_20_Emphasis"><text:span text:style-name="T203"/></text:span></text:p>
      <text:p text:style-name="P80"><text:span text:style-name="Strong_20_Emphasis"><text:span text:style-name="T203">LAUS DEO.</text:span></text:span></text:p>
      <text:p text:style-name="P80"><text:span text:style-name="Strong_20_Emphasis"><text:span text:style-name="T203"/></text:span></text:p>
      <text:p text:style-name="P80"><text:soft-page-break/><text:span text:style-name="Strong_20_Emphasis"><text:span text:style-name="T203">El Eminentísimo Señor Cardenal de Solis, Arzobispo de Sevilla, concede cien días de Indulgencia a todos los que rezaren una Ave María ante la Imagen </text:span></text:span><text:span text:style-name="Strong_20_Emphasis"><text:span text:style-name="T204">de Concepción, que se venera en el Convento de San Diego, y otros cientos a los que asistieren a su Novena. Y el Ilustrísimo Señor Obispo de Gadera concede cuarenta días de Indulgencia a todos los dichos.</text:span></text:span></text:p>
      <text:p text:style-name="P81"><text:span text:style-name="Strong_20_Emphasis"><text:span text:style-name="T20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atin Modern Math" svg:font-family="'Latin Modern Math'"/>
    <style:font-face style:name="Latin Modern Math1" svg:font-family="'Latin Modern Math'" style:font-pitch="variable"/>
    <style:font-face style:name="Latin Modern Roman" svg:font-family="'Latin Modern Roman'"/>
    <style:font-face style:name="Latin Modern Roman1" svg:font-family="'Latin Modern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nson" svg:font-family="Munso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ld Standard TT" svg:font-family="'Old Standard T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3.97cm" fo:page-height="21.59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16:44.609328299</meta:creation-date>
    <dc:date>2024-12-09T12:10:49.403155722</dc:date>
    <meta:editing-duration>P2DT12H6S</meta:editing-duration>
    <meta:editing-cycles>239</meta:editing-cycles>
    <meta:generator>LibreOffice/24.8.3.2$Linux_X86_64 LibreOffice_project/480$Build-2</meta:generator>
    <meta:document-statistic meta:table-count="0" meta:image-count="0" meta:object-count="0" meta:page-count="46" meta:paragraph-count="203" meta:word-count="6376" meta:character-count="37776" meta:non-whitespace-character-count="31554"/>
  </office:meta>
</office:document-meta>
</file>